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7" style:family="table-cell" style:parent-style-name="Normal_TSGB_32_3.8_32_1990-2008_32_-_32_progress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9" style:family="table-cell" style:parent-style-name="Comma" style:data-style-name="N3">
      <style:table-cell-properties style:vertical-align="automatic" fo:background-color="#FFFFFF" style:repeat-content="false"/>
      <style:paragraph-properties fo:text-align="start" fo:margin-left="0cm"/>
      <style:text-properties fo:color="#006854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FF"/>
    </style:style>
    <style:style style:name="ce11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2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3" style:family="table-cell" style:parent-style-name="Normal_TSGB_32_3.8_32_1990-2008_32_-_32_progress" style:data-style-name="N36">
      <style:table-cell-properties style:vertical-align="automatic" fo:background-color="#FFFFFF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4" style:family="table-cell" style:parent-style-name="Normal_TSGB_32_3.8_32_1990-2008_32_-_32_progress" style:data-style-name="N37">
      <style:table-cell-properties style:vertical-align="automatic" fo:background-color="#FFFFFF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5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TSGB_32_3.8_32_1990-2008_32_-_32_progress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Normal_TSGB_32_3.8_32_1990-2008_32_-_32_progress" style:data-style-name="N0">
      <style:table-cell-properties fo:border-top="2pt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8" style:family="table-cell" style:parent-style-name="Normal_LAST_32_YEARS_32_TABLE" style:data-style-name="N0">
      <style:table-cell-properties fo:border-top="2pt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_LAST_32_YEARS_32_TABLE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Normal_LAST_32_YEARS_32_TABLE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LAST_32_YEARS_32_TABLE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TSGB_32_3.8_32_1990-2008_32_-_32_progress" style:data-style-name="N1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25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TSGB_32_3.8_32_1990-2008_32_-_32_progress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TSGB_32_3.8_32_1990-2008_32_-_32_progress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9" style:family="table-cell" style:parent-style-name="Normal_TSGB_32_3.8_32_1990-2008_32_-_32_progress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0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Normal_TSGB_32_3.8_32_1990-2008_32_-_32_progress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Normal_TSGB_32_3.8_32_1990-2008_32_-_32_progress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Normal_TSGB_32_3.8_32_1990-2008_32_-_32_progress" style:data-style-name="N38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Normal_TSGB_32_3.8_32_1990-2008_32_-_32_progress" style:data-style-name="N0">
      <style:table-cell-properties style:vertical-align="to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Normal_TSGB_32_3.8_32_1990-2008_32_-_32_progress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Normal_TSGB_32_3.8_32_1990-2008_32_-_32_progress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Normal_TSGB_32_3.8_32_1990-2008_32_-_32_progress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4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45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47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9" style:family="table-cell" style:parent-style-name="Normal_80809_32_working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50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51" style:family="table-cell" style:parent-style-name="Normal_TSGB_32_3.8_32_1990-2008_32_-_32_progress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3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4" style:family="table-cell" style:parent-style-name="Normal_TSGB_32_3.8_32_1990-2008_32_-_32_progress" style:data-style-name="N4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Normal_TSGB_32_3.8_32_1990-2008_32_-_32_progress" style:data-style-name="N4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7" style:family="table-cell" style:parent-style-name="Comma" style:data-style-name="N3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8" style:family="table-cell" style:parent-style-name="Normal_TSGB_32_3.8_32_1990-2008_32_-_32_progress" style:data-style-name="N2">
      <style:table-cell-properties style:vertical-align="automatic" fo:background-color="#FFFFFF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59" style:family="table-cell" style:parent-style-name="Normal_TSGB_32_3.8_32_1990-2008_32_-_32_progress" style:data-style-name="N1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Normal_TSGB_32_3.8_32_1990-2008_32_-_32_progress" style:data-style-name="N4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fo:font-style="italic" style:font-style-asian="italic" style:font-style-complex="italic" style:font-family-generic="swiss"/>
    </style:style>
    <style:style style:name="ce61" style:family="table-cell" style:parent-style-name="Normal_TSGB_32_3.8_32_1990-2008_32_-_32_progress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2" style:family="table-cell" style:parent-style-name="Normal_TSGB_32_3.8_32_1990-2008_32_-_32_progress" style:data-style-name="N2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3" style:family="table-cell" style:parent-style-name="Normal_TSGB_32_3.8_32_1990-2008_32_-_32_progress" style:data-style-name="N38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64" style:family="table-cell" style:parent-style-name="Default" style:data-style-name="N42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66" style:family="table-cell" style:parent-style-name="Normal_TSGB_32_3.8_32_1990-2008_32_-_32_progress" style:data-style-name="N43">
      <style:table-cell-properties style:vertical-align="automatic" fo:background-color="#FFFFFF" style:cell-protect="none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67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68" style:family="table-cell" style:parent-style-name="Normal_TSGB_32_3.8_32_1990-2008_32_-_32_progress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70" style:family="table-cell" style:parent-style-name="Normal_TSGB_32_3.8_32_1990-2008_32_-_32_progress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Normal_TSGB_32_3.8_32_1990-2008_32_-_32_progress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72" style:family="table-cell" style:parent-style-name="Normal_TSGB_32_3.8_32_1990-2008_32_-_32_progress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Percent" style:data-style-name="N1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Normal_TSGB_32_3.8_32_1990-2008_32_-_32_progress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75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6854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97958333333333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05833333333333cm"/>
    </style:style>
    <style:style style:name="co9" style:family="table-column">
      <style:table-column-properties fo:break-before="page" style:column-width="1.05833333333333cm"/>
    </style:style>
    <style:style style:name="co10" style:family="table-column">
      <style:table-column-properties fo:break-before="auto" style:column-width="1.24354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4.45pt" style:use-optimal-row-height="false" fo:break-before="auto"/>
    </style:style>
    <style:style style:name="ro4" style:family="table-row">
      <style:table-row-properties style:row-height="20.25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51.7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0.1pt" style:use-optimal-row-height="false" fo:break-before="auto"/>
    </style:style>
    <style:style style:name="ro10" style:family="table-row">
      <style:table-row-properties style:row-height="39pt" style:use-optimal-row-height="true" fo:break-before="auto"/>
    </style:style>
    <style:style style:name="ro11" style:family="table-row">
      <style:table-row-properties style:row-height="19.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21pt" style:use-optimal-row-height="false" fo:break-before="auto"/>
    </style:style>
    <style:style style:name="ro14" style:family="table-row">
      <style:table-row-properties style:row-height="39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V020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4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7" table:number-columns-repeated="16363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number-columns-repeated="14" table:style-name="ce4"/>
          <table:table-cell table:number-columns-repeated="16367" table:style-name="ce5"/>
        </table:table-row>
        <table:table-row table:style-name="ro2">
          <table:table-cell office:value-type="string" table:style-name="ce6">
            <text:p><text:a xlink:href="https://www.gov.uk/government/collections/energy-and-environment-statistics">Energy and the Environment<text:s/></text:a></text:p>
          </table:table-cell>
          <table:table-cell table:number-columns-repeated="2" table:style-name="ce3"/>
          <table:table-cell table:number-columns-repeated="7" table:style-name="ce4"/>
          <table:table-cell table:style-name="ce7"/>
          <table:table-cell table:number-columns-repeated="6" table:style-name="ce4"/>
          <table:table-cell table:number-columns-repeated="16367" table:style-name="ce5"/>
        </table:table-row>
        <table:table-row table:style-name="ro2">
          <table:table-cell table:style-name="ce8"/>
          <table:table-cell table:number-columns-repeated="2" table:style-name="ce3"/>
          <table:table-cell table:number-columns-repeated="14" table:style-name="ce4"/>
          <table:table-cell table:number-columns-repeated="16367" table:style-name="ce5"/>
        </table:table-row>
        <table:table-row table:style-name="ro3">
          <table:table-cell office:value-type="string" table:style-name="ce9">
            <text:p>Table ENV0201 (TSGB0306)</text:p>
          </table:table-cell>
          <table:table-cell table:number-columns-repeated="2" table:style-name="ce10"/>
          <table:table-cell table:number-columns-repeated="3" table:style-name="ce11"/>
          <table:table-cell table:number-columns-repeated="10" table:style-name="ce4"/>
          <table:table-cell table:style-name="ce12"/>
          <table:table-cell table:number-columns-repeated="16367" table:style-name="ce5"/>
        </table:table-row>
        <table:table-row table:style-name="ro4">
          <table:table-cell office:value-type="string" table:style-name="ce9">
            <text:p>Greenhouse gas emissions by transport mode, United Kingdom: 2003 to 2016<text:span text:style-name="T3">1</text:span></text:p>
          </table:table-cell>
          <table:table-cell table:number-columns-repeated="2" table:style-name="ce10"/>
          <table:table-cell table:number-columns-repeated="3" table:style-name="ce11"/>
          <table:table-cell table:number-columns-repeated="10" table:style-name="ce4"/>
          <table:table-cell table:style-name="ce12"/>
          <table:table-cell table:number-columns-repeated="16367" table:style-name="ce5"/>
        </table:table-row>
        <table:table-row table:style-name="ro2">
          <table:table-cell table:number-columns-repeated="3" table:style-name="ce11"/>
          <table:table-cell table:style-name="ce13"/>
          <table:table-cell table:number-columns-repeated="10" table:style-name="ce14"/>
          <table:table-cell table:number-columns-repeated="2" table:style-name="ce15"/>
          <table:table-cell table:style-name="ce5"/>
          <table:table-cell office:value-type="string" table:style-name="ce15">
            <text:p>Million tonnes of carbon dioxide equivalent</text:p>
          </table:table-cell>
          <table:table-cell table:number-columns-repeated="16366"/>
        </table:table-row>
        <table:table-row table:style-name="ro5">
          <table:table-cell table:style-name="ce16"/>
          <table:table-cell table:style-name="ce17"/>
          <table:table-cell table:style-name="ce18"/>
          <table:table-cell office:value-type="float" office:value="2003" table:style-name="ce19">
            <text:p>2003</text:p>
          </table:table-cell>
          <table:table-cell office:value-type="float" office:value="2004" table:style-name="ce19">
            <text:p>2004</text:p>
          </table:table-cell>
          <table:table-cell office:value-type="float" office:value="2005" table:style-name="ce19">
            <text:p>2005</text:p>
          </table:table-cell>
          <table:table-cell office:value-type="float" office:value="2006" table:style-name="ce19">
            <text:p>2006</text:p>
          </table:table-cell>
          <table:table-cell office:value-type="float" office:value="2007" table:style-name="ce18">
            <text:p>2007</text:p>
          </table:table-cell>
          <table:table-cell office:value-type="float" office:value="2008" table:style-name="ce18">
            <text:p>2008</text:p>
          </table:table-cell>
          <table:table-cell office:value-type="float" office:value="2009" table:style-name="ce18">
            <text:p>2009</text:p>
          </table:table-cell>
          <table:table-cell office:value-type="float" office:value="2010" table:style-name="ce18">
            <text:p>2010</text:p>
          </table:table-cell>
          <table:table-cell office:value-type="float" office:value="2011" table:style-name="ce18">
            <text:p>2011</text:p>
          </table:table-cell>
          <table:table-cell office:value-type="float" office:value="2012" table:style-name="ce18">
            <text:p>2012</text:p>
          </table:table-cell>
          <table:table-cell office:value-type="float" office:value="2013" table:style-name="ce18">
            <text:p>2013</text:p>
          </table:table-cell>
          <table:table-cell office:value-type="float" office:value="2014" table:style-name="ce18">
            <text:p>2014</text:p>
          </table:table-cell>
          <table:table-cell office:value-type="float" office:value="2015" table:style-name="ce18">
            <text:p>2015</text:p>
          </table:table-cell>
          <table:table-cell office:value-type="float" office:value="2016" table:style-name="ce18">
            <text:p>2016</text:p>
          </table:table-cell>
          <table:table-cell table:style-name="ce18"/>
          <table:table-cell table:number-columns-repeated="16366"/>
        </table:table-row>
        <table:table-row table:style-name="ro6">
          <table:table-cell office:value-type="string" table:style-name="ce20">
            <text:p>(a) By source<text:span text:style-name="T4">2</text:span></text:p>
          </table:table-cell>
          <table:table-cell table:number-columns-repeated="2" table:style-name="ce21"/>
          <table:table-cell table:number-columns-repeated="2" table:style-name="ce22"/>
          <table:table-cell table:number-columns-repeated="12" table:style-name="ce23"/>
          <table:table-cell office:value-type="string" table:style-name="ce24">
            <text:p>Percentage of<text:s/></text:p>
            <text:p>domestic emissions<text:s/></text:p>
            <text:p>in 2016</text:p>
          </table:table-cell>
          <table:table-cell table:number-columns-repeated="16366"/>
        </table:table-row>
        <table:table-row table:style-name="ro7">
          <table:table-cell office:value-type="string" table:style-name="ce25">
            <text:p>Domestic<text:s/></text:p>
            <text:p>transport</text:p>
          </table:table-cell>
          <table:table-cell office:value-type="string" table:style-name="ce26">
            <text:p>Road transport</text:p>
          </table:table-cell>
          <table:table-cell office:value-type="string" table:style-name="ce27">
            <text:p>Cars and taxis</text:p>
          </table:table-cell>
          <table:table-cell office:value-type="float" office:value="76.966683669465056" table:style-name="ce68">
            <text:p>77.0</text:p>
          </table:table-cell>
          <table:table-cell office:value-type="float" office:value="77.366547798317924" table:style-name="ce68">
            <text:p>77.4</text:p>
          </table:table-cell>
          <table:table-cell office:value-type="float" office:value="77.357761708051726" table:style-name="ce68">
            <text:p>77.4</text:p>
          </table:table-cell>
          <table:table-cell office:value-type="float" office:value="76.838371452361685" table:style-name="ce68">
            <text:p>76.8</text:p>
          </table:table-cell>
          <table:table-cell office:value-type="float" office:value="77.074164435151971" table:style-name="ce68">
            <text:p>77.1</text:p>
          </table:table-cell>
          <table:table-cell office:value-type="float" office:value="74.792605793686604" table:style-name="ce68">
            <text:p>74.8</text:p>
          </table:table-cell>
          <table:table-cell office:value-type="float" office:value="72.47022181111349" table:style-name="ce68">
            <text:p>72.5</text:p>
          </table:table-cell>
          <table:table-cell office:value-type="float" office:value="70.241106740856083" table:style-name="ce68">
            <text:p>70.2</text:p>
          </table:table-cell>
          <table:table-cell office:value-type="float" office:value="69.491867391562153" table:style-name="ce68">
            <text:p>69.5</text:p>
          </table:table-cell>
          <table:table-cell office:value-type="float" office:value="69.217474062597333" table:style-name="ce68">
            <text:p>69.2</text:p>
          </table:table-cell>
          <table:table-cell office:value-type="float" office:value="68.04660734711986" table:style-name="ce68">
            <text:p>68.0</text:p>
          </table:table-cell>
          <table:table-cell office:value-type="float" office:value="68.304591135880372" table:style-name="ce68">
            <text:p>68.3</text:p>
          </table:table-cell>
          <table:table-cell office:value-type="float" office:value="68.83215009883601" table:style-name="ce68">
            <text:p>68.8</text:p>
          </table:table-cell>
          <table:table-cell office:value-type="float" office:value="70.278890281332835" table:style-name="ce68">
            <text:p>70.3</text:p>
          </table:table-cell>
          <table:table-cell office:value-type="percentage" office:value="0.15020561076086911" table:style-name="ce69">
            <text:p>15%</text:p>
          </table:table-cell>
          <table:table-cell table:number-columns-repeated="16366"/>
        </table:table-row>
        <table:table-row table:style-name="ro3">
          <table:table-cell table:number-columns-repeated="2" table:style-name="ce25"/>
          <table:table-cell office:value-type="string" table:style-name="ce27">
            <text:p>Heavy goods vehicles</text:p>
          </table:table-cell>
          <table:table-cell office:value-type="float" office:value="20.198733574885157" table:style-name="ce68">
            <text:p>20.2</text:p>
          </table:table-cell>
          <table:table-cell office:value-type="float" office:value="20.561880237923415" table:style-name="ce68">
            <text:p>20.6</text:p>
          </table:table-cell>
          <table:table-cell office:value-type="float" office:value="20.793998183096988" table:style-name="ce68">
            <text:p>20.8</text:p>
          </table:table-cell>
          <table:table-cell office:value-type="float" office:value="20.823173406995238" table:style-name="ce68">
            <text:p>20.8</text:p>
          </table:table-cell>
          <table:table-cell office:value-type="float" office:value="21.011355371366886" table:style-name="ce68">
            <text:p>21.0</text:p>
          </table:table-cell>
          <table:table-cell office:value-type="float" office:value="19.550654156601492" table:style-name="ce68">
            <text:p>19.6</text:p>
          </table:table-cell>
          <table:table-cell office:value-type="float" office:value="18.00165315826964" table:style-name="ce68">
            <text:p>18.0</text:p>
          </table:table-cell>
          <table:table-cell office:value-type="float" office:value="18.554054702665784" table:style-name="ce68">
            <text:p>18.6</text:p>
          </table:table-cell>
          <table:table-cell office:value-type="float" office:value="18.107247109600792" table:style-name="ce68">
            <text:p>18.1</text:p>
          </table:table-cell>
          <table:table-cell office:value-type="float" office:value="18.16719961254659" table:style-name="ce68">
            <text:p>18.2</text:p>
          </table:table-cell>
          <table:table-cell office:value-type="float" office:value="18.269386297891803" table:style-name="ce68">
            <text:p>18.3</text:p>
          </table:table-cell>
          <table:table-cell office:value-type="float" office:value="18.795452494983067" table:style-name="ce68">
            <text:p>18.8</text:p>
          </table:table-cell>
          <table:table-cell office:value-type="float" office:value="19.815645357870782" table:style-name="ce68">
            <text:p>19.8</text:p>
          </table:table-cell>
          <table:table-cell office:value-type="float" office:value="20.254302926542458" table:style-name="ce68">
            <text:p>20.3</text:p>
          </table:table-cell>
          <table:table-cell office:value-type="percentage" office:value="4.3289100460157E-2" table:style-name="ce69">
            <text:p>4%</text:p>
          </table:table-cell>
          <table:table-cell table:number-columns-repeated="16366"/>
        </table:table-row>
        <table:table-row table:style-name="ro7">
          <table:table-cell table:number-columns-repeated="2" table:style-name="ce25"/>
          <table:table-cell office:value-type="string" table:style-name="ce27">
            <text:p>Light vans</text:p>
          </table:table-cell>
          <table:table-cell office:value-type="float" office:value="14.949239023277373" table:style-name="ce68">
            <text:p>14.9</text:p>
          </table:table-cell>
          <table:table-cell office:value-type="float" office:value="15.399297402787969" table:style-name="ce68">
            <text:p>15.4</text:p>
          </table:table-cell>
          <table:table-cell office:value-type="float" office:value="15.829330679161849" table:style-name="ce68">
            <text:p>15.8</text:p>
          </table:table-cell>
          <table:table-cell office:value-type="float" office:value="16.249918287678174" table:style-name="ce68">
            <text:p>16.2</text:p>
          </table:table-cell>
          <table:table-cell office:value-type="float" office:value="16.840875020533563" table:style-name="ce68">
            <text:p>16.8</text:p>
          </table:table-cell>
          <table:table-cell office:value-type="float" office:value="15.984130679848231" table:style-name="ce68">
            <text:p>16.0</text:p>
          </table:table-cell>
          <table:table-cell office:value-type="float" office:value="15.758123856880925" table:style-name="ce68">
            <text:p>15.8</text:p>
          </table:table-cell>
          <table:table-cell office:value-type="float" office:value="16.092374106939459" table:style-name="ce68">
            <text:p>16.1</text:p>
          </table:table-cell>
          <table:table-cell office:value-type="float" office:value="16.191430521381292" table:style-name="ce68">
            <text:p>16.2</text:p>
          </table:table-cell>
          <table:table-cell office:value-type="float" office:value="16.370744187653155" table:style-name="ce68">
            <text:p>16.4</text:p>
          </table:table-cell>
          <table:table-cell office:value-type="float" office:value="16.581261735750495" table:style-name="ce68">
            <text:p>16.6</text:p>
          </table:table-cell>
          <table:table-cell office:value-type="float" office:value="17.307915609117984" table:style-name="ce68">
            <text:p>17.3</text:p>
          </table:table-cell>
          <table:table-cell office:value-type="float" office:value="18.158770972694906" table:style-name="ce68">
            <text:p>18.2</text:p>
          </table:table-cell>
          <table:table-cell office:value-type="float" office:value="19.163961387645234" table:style-name="ce68">
            <text:p>19.2</text:p>
          </table:table-cell>
          <table:table-cell office:value-type="percentage" office:value="4.0958736162536542E-2" table:style-name="ce69">
            <text:p>4%</text:p>
          </table:table-cell>
          <table:table-cell table:number-columns-repeated="16366"/>
        </table:table-row>
        <table:table-row table:style-name="ro7">
          <table:table-cell table:number-columns-repeated="2" table:style-name="ce25"/>
          <table:table-cell office:value-type="string" table:style-name="ce27">
            <text:p>Buses and coaches</text:p>
          </table:table-cell>
          <table:table-cell office:value-type="float" office:value="4.8552628463268208" table:style-name="ce68">
            <text:p>4.9</text:p>
          </table:table-cell>
          <table:table-cell office:value-type="float" office:value="4.6401981865188064" table:style-name="ce68">
            <text:p>4.6</text:p>
          </table:table-cell>
          <table:table-cell office:value-type="float" office:value="4.6243884098664889" table:style-name="ce68">
            <text:p>4.6</text:p>
          </table:table-cell>
          <table:table-cell office:value-type="float" office:value="4.686884880219476" table:style-name="ce68">
            <text:p>4.7</text:p>
          </table:table-cell>
          <table:table-cell office:value-type="float" office:value="4.7658531943910498" table:style-name="ce68">
            <text:p>4.8</text:p>
          </table:table-cell>
          <table:table-cell office:value-type="float" office:value="4.2242435994802889" table:style-name="ce68">
            <text:p>4.2</text:p>
          </table:table-cell>
          <table:table-cell office:value-type="float" office:value="4.2124319658857488" table:style-name="ce68">
            <text:p>4.2</text:p>
          </table:table-cell>
          <table:table-cell office:value-type="float" office:value="4.3111293193950493" table:style-name="ce68">
            <text:p>4.3</text:p>
          </table:table-cell>
          <table:table-cell office:value-type="float" office:value="3.9664568746167204" table:style-name="ce68">
            <text:p>4.0</text:p>
          </table:table-cell>
          <table:table-cell office:value-type="float" office:value="3.7941099184987799" table:style-name="ce68">
            <text:p>3.8</text:p>
          </table:table-cell>
          <table:table-cell office:value-type="float" office:value="3.8470106101743049" table:style-name="ce68">
            <text:p>3.8</text:p>
          </table:table-cell>
          <table:table-cell office:value-type="float" office:value="3.832695877050325" table:style-name="ce68">
            <text:p>3.8</text:p>
          </table:table-cell>
          <table:table-cell office:value-type="float" office:value="3.7064526245858374" table:style-name="ce68">
            <text:p>3.7</text:p>
          </table:table-cell>
          <table:table-cell office:value-type="float" office:value="3.4627147395925206" table:style-name="ce68">
            <text:p>3.5</text:p>
          </table:table-cell>
          <table:table-cell office:value-type="percentage" office:value="7.4007882063742573E-3" table:style-name="ce69">
            <text:p>1%</text:p>
          </table:table-cell>
          <table:table-cell table:number-columns-repeated="16366"/>
        </table:table-row>
        <table:table-row table:style-name="ro7">
          <table:table-cell table:number-columns-repeated="2" table:style-name="ce25"/>
          <table:table-cell office:value-type="string" table:style-name="ce27">
            <text:p>Motorcycles and mopeds</text:p>
          </table:table-cell>
          <table:table-cell office:value-type="float" office:value="0.75140588824901577" table:style-name="ce68">
            <text:p>0.8</text:p>
          </table:table-cell>
          <table:table-cell office:value-type="float" office:value="0.68633923436677891" table:style-name="ce68">
            <text:p>0.7</text:p>
          </table:table-cell>
          <table:table-cell office:value-type="float" office:value="0.7170010360835295" table:style-name="ce68">
            <text:p>0.7</text:p>
          </table:table-cell>
          <table:table-cell office:value-type="float" office:value="0.6668331497484371" table:style-name="ce68">
            <text:p>0.7</text:p>
          </table:table-cell>
          <table:table-cell office:value-type="float" office:value="0.7094520525149699" table:style-name="ce68">
            <text:p>0.7</text:p>
          </table:table-cell>
          <table:table-cell office:value-type="float" office:value="0.6483022367672695" table:style-name="ce68">
            <text:p>0.6</text:p>
          </table:table-cell>
          <table:table-cell office:value-type="float" office:value="0.62910779832676034" table:style-name="ce68">
            <text:p>0.6</text:p>
          </table:table-cell>
          <table:table-cell office:value-type="float" office:value="0.55438728776192048" table:style-name="ce68">
            <text:p>0.6</text:p>
          </table:table-cell>
          <table:table-cell office:value-type="float" office:value="0.55143037791868821" table:style-name="ce68">
            <text:p>0.6</text:p>
          </table:table-cell>
          <table:table-cell office:value-type="float" office:value="0.53401791075416449" table:style-name="ce68">
            <text:p>0.5</text:p>
          </table:table-cell>
          <table:table-cell office:value-type="float" office:value="0.50549972370445828" table:style-name="ce68">
            <text:p>0.5</text:p>
          </table:table-cell>
          <table:table-cell office:value-type="float" office:value="0.51931029507234627" table:style-name="ce68">
            <text:p>0.5</text:p>
          </table:table-cell>
          <table:table-cell office:value-type="float" office:value="0.5238320063963815" table:style-name="ce68">
            <text:p>0.5</text:p>
          </table:table-cell>
          <table:table-cell office:value-type="float" office:value="0.54337340980964721" table:style-name="ce68">
            <text:p>0.5</text:p>
          </table:table-cell>
          <table:table-cell office:value-type="percentage" office:value="1.1613406894296541E-3" table:style-name="ce69">
            <text:p>0%</text:p>
          </table:table-cell>
          <table:table-cell table:number-columns-repeated="16366"/>
        </table:table-row>
        <table:table-row table:style-name="ro7">
          <table:table-cell table:number-columns-repeated="2" table:style-name="ce25"/>
          <table:table-cell office:value-type="string" table:style-name="ce27">
            <text:p>Other road transport emissions<text:span text:style-name="T5">3</text:span></text:p>
          </table:table-cell>
          <table:table-cell office:value-type="float" office:value="0.54224634413337136" table:style-name="ce68">
            <text:p>0.5</text:p>
          </table:table-cell>
          <table:table-cell office:value-type="float" office:value="0.56055356615471585" table:style-name="ce68">
            <text:p>0.6</text:p>
          </table:table-cell>
          <table:table-cell office:value-type="float" office:value="0.58215217912797945" table:style-name="ce68">
            <text:p>0.6</text:p>
          </table:table-cell>
          <table:table-cell office:value-type="float" office:value="0.60329535454912242" table:style-name="ce68">
            <text:p>0.6</text:p>
          </table:table-cell>
          <table:table-cell office:value-type="float" office:value="0.5889007085137512" table:style-name="ce68">
            <text:p>0.6</text:p>
          </table:table-cell>
          <table:table-cell office:value-type="float" office:value="0.60301799012078061" table:style-name="ce68">
            <text:p>0.6</text:p>
          </table:table-cell>
          <table:table-cell office:value-type="float" office:value="0.55488659739889667" table:style-name="ce68">
            <text:p>0.6</text:p>
          </table:table-cell>
          <table:table-cell office:value-type="float" office:value="0.5588982038537168" table:style-name="ce68">
            <text:p>0.6</text:p>
          </table:table-cell>
          <table:table-cell office:value-type="float" office:value="0.54050578007077343" table:style-name="ce68">
            <text:p>0.5</text:p>
          </table:table-cell>
          <table:table-cell office:value-type="float" office:value="0.52806117533169361" table:style-name="ce68">
            <text:p>0.5</text:p>
          </table:table-cell>
          <table:table-cell office:value-type="float" office:value="0.53884019322508347" table:style-name="ce68">
            <text:p>0.5</text:p>
          </table:table-cell>
          <table:table-cell office:value-type="float" office:value="0.53035086726705183" table:style-name="ce68">
            <text:p>0.5</text:p>
          </table:table-cell>
          <table:table-cell office:value-type="float" office:value="0.51972156004794112" table:style-name="ce68">
            <text:p>0.5</text:p>
          </table:table-cell>
          <table:table-cell office:value-type="float" office:value="0.49513520225733038" table:style-name="ce68">
            <text:p>0.5</text:p>
          </table:table-cell>
          <table:table-cell office:value-type="percentage" office:value="1.0582421715333084E-3" table:style-name="ce69">
            <text:p>0%</text:p>
          </table:table-cell>
          <table:table-cell table:number-columns-repeated="16366"/>
        </table:table-row>
        <table:table-row table:style-name="ro7">
          <table:table-cell table:number-columns-repeated="2" table:style-name="ce25"/>
          <table:table-cell office:value-type="string" table:style-name="ce25">
            <text:p>Total</text:p>
          </table:table-cell>
          <table:table-cell office:value-type="float" office:value="118.26357134633679" table:style-name="ce70">
            <text:p>118.3</text:p>
          </table:table-cell>
          <table:table-cell office:value-type="float" office:value="119.2148164260696" table:style-name="ce70">
            <text:p>119.2</text:p>
          </table:table-cell>
          <table:table-cell office:value-type="float" office:value="119.90463219538854" table:style-name="ce70">
            <text:p>119.9</text:p>
          </table:table-cell>
          <table:table-cell office:value-type="float" office:value="119.86847653155215" table:style-name="ce70">
            <text:p>119.9</text:p>
          </table:table-cell>
          <table:table-cell office:value-type="float" office:value="120.9906007824722" table:style-name="ce70">
            <text:p>121.0</text:p>
          </table:table-cell>
          <table:table-cell office:value-type="float" office:value="115.80295445650466" table:style-name="ce70">
            <text:p>115.8</text:p>
          </table:table-cell>
          <table:table-cell office:value-type="float" office:value="111.62642518787545" table:style-name="ce70">
            <text:p>111.6</text:p>
          </table:table-cell>
          <table:table-cell office:value-type="float" office:value="110.31195036147203" table:style-name="ce70">
            <text:p>110.3</text:p>
          </table:table-cell>
          <table:table-cell office:value-type="float" office:value="108.84893805515043" table:style-name="ce70">
            <text:p>108.8</text:p>
          </table:table-cell>
          <table:table-cell office:value-type="float" office:value="108.61160686738172" table:style-name="ce70">
            <text:p>108.6</text:p>
          </table:table-cell>
          <table:table-cell office:value-type="float" office:value="107.788605907866" table:style-name="ce70">
            <text:p>107.8</text:p>
          </table:table-cell>
          <table:table-cell office:value-type="float" office:value="109.29031627937115" table:style-name="ce70">
            <text:p>109.3</text:p>
          </table:table-cell>
          <table:table-cell office:value-type="float" office:value="111.55657262043185" table:style-name="ce70">
            <text:p>111.6</text:p>
          </table:table-cell>
          <table:table-cell office:value-type="float" office:value="114.19837794718003" table:style-name="ce70">
            <text:p>114.2</text:p>
          </table:table-cell>
          <table:table-cell office:value-type="percentage" office:value="0.2440738184508999" table:style-name="ce69">
            <text:p>24%</text:p>
          </table:table-cell>
          <table:table-cell table:number-columns-repeated="16366"/>
        </table:table-row>
        <table:table-row table:style-name="ro7">
          <table:table-cell table:style-name="ce25"/>
          <table:table-cell office:value-type="string" table:style-name="ce25">
            <text:p>Other transport</text:p>
          </table:table-cell>
          <table:table-cell office:value-type="string" table:style-name="ce27">
            <text:p>Rail<text:span text:style-name="T5">1,4</text:span></text:p>
          </table:table-cell>
          <table:table-cell office:value-type="float" office:value="1.8232552641362807" table:style-name="ce68">
            <text:p>1.8</text:p>
          </table:table-cell>
          <table:table-cell office:value-type="float" office:value="1.8869996023524214" table:style-name="ce68">
            <text:p>1.9</text:p>
          </table:table-cell>
          <table:table-cell office:value-type="float" office:value="1.8999105025308451" table:style-name="ce68">
            <text:p>1.9</text:p>
          </table:table-cell>
          <table:table-cell office:value-type="float" office:value="1.9289224096436945" table:style-name="ce68">
            <text:p>1.9</text:p>
          </table:table-cell>
          <table:table-cell office:value-type="float" office:value="2.0155375510816831" table:style-name="ce68">
            <text:p>2.0</text:p>
          </table:table-cell>
          <table:table-cell office:value-type="float" office:value="2.0050603988365987" table:style-name="ce68">
            <text:p>2.0</text:p>
          </table:table-cell>
          <table:table-cell office:value-type="float" office:value="1.9918007117908618" table:style-name="ce68">
            <text:p>2.0</text:p>
          </table:table-cell>
          <table:table-cell office:value-type="float" office:value="2.00276775988497" table:style-name="ce68">
            <text:p>2.0</text:p>
          </table:table-cell>
          <table:table-cell office:value-type="float" office:value="1.975844403322413" table:style-name="ce68">
            <text:p>2.0</text:p>
          </table:table-cell>
          <table:table-cell office:value-type="float" office:value="2.0413567059562259" table:style-name="ce68">
            <text:p>2.0</text:p>
          </table:table-cell>
          <table:table-cell office:value-type="float" office:value="2.017735905525277" table:style-name="ce68">
            <text:p>2.0</text:p>
          </table:table-cell>
          <table:table-cell office:value-type="float" office:value="2.0447147974246307" table:style-name="ce68">
            <text:p>2.0</text:p>
          </table:table-cell>
          <table:table-cell office:value-type="float" office:value="2.0321855365715171" table:style-name="ce68">
            <text:p>2.0</text:p>
          </table:table-cell>
          <table:table-cell office:value-type="float" office:value="2.0189879627203298" table:style-name="ce68">
            <text:p>2.0</text:p>
          </table:table-cell>
          <table:table-cell office:value-type="percentage" office:value="4.315140988215083E-3" table:style-name="ce69">
            <text:p>0%</text:p>
          </table:table-cell>
          <table:table-cell table:number-columns-repeated="16366"/>
        </table:table-row>
        <table:table-row table:style-name="ro7">
          <table:table-cell table:number-columns-repeated="2" table:style-name="ce25"/>
          <table:table-cell office:value-type="string" table:style-name="ce27">
            <text:p>Domestic aviation</text:p>
          </table:table-cell>
          <table:table-cell office:value-type="float" office:value="2.2462201288525239" table:style-name="ce68">
            <text:p>2.2</text:p>
          </table:table-cell>
          <table:table-cell office:value-type="float" office:value="2.3495643579026675" table:style-name="ce68">
            <text:p>2.3</text:p>
          </table:table-cell>
          <table:table-cell office:value-type="float" office:value="2.5899191220930131" table:style-name="ce68">
            <text:p>2.6</text:p>
          </table:table-cell>
          <table:table-cell office:value-type="float" office:value="2.4706288388344912" table:style-name="ce68">
            <text:p>2.5</text:p>
          </table:table-cell>
          <table:table-cell office:value-type="float" office:value="2.327193744107154" table:style-name="ce68">
            <text:p>2.3</text:p>
          </table:table-cell>
          <table:table-cell office:value-type="float" office:value="2.2102653053735333" table:style-name="ce68">
            <text:p>2.2</text:p>
          </table:table-cell>
          <table:table-cell office:value-type="float" office:value="1.9362062927925168" table:style-name="ce68">
            <text:p>1.9</text:p>
          </table:table-cell>
          <table:table-cell office:value-type="float" office:value="1.7897407645282293" table:style-name="ce68">
            <text:p>1.8</text:p>
          </table:table-cell>
          <table:table-cell office:value-type="float" office:value="1.708597033921718" table:style-name="ce68">
            <text:p>1.7</text:p>
          </table:table-cell>
          <table:table-cell office:value-type="float" office:value="1.6287646359919317" table:style-name="ce68">
            <text:p>1.6</text:p>
          </table:table-cell>
          <table:table-cell office:value-type="float" office:value="1.6593343243301639" table:style-name="ce68">
            <text:p>1.7</text:p>
          </table:table-cell>
          <table:table-cell office:value-type="float" office:value="1.5298857611607592" table:style-name="ce68">
            <text:p>1.5</text:p>
          </table:table-cell>
          <table:table-cell office:value-type="float" office:value="1.5407537330135035" table:style-name="ce68">
            <text:p>1.5</text:p>
          </table:table-cell>
          <table:table-cell office:value-type="float" office:value="1.4717262791137338" table:style-name="ce68">
            <text:p>1.5</text:p>
          </table:table-cell>
          <table:table-cell office:value-type="percentage" office:value="3.145489972055195E-3" table:style-name="ce69">
            <text:p>0%</text:p>
          </table:table-cell>
          <table:table-cell table:number-columns-repeated="16366"/>
        </table:table-row>
        <table:table-row table:style-name="ro7">
          <table:table-cell table:number-columns-repeated="2" table:style-name="ce25"/>
          <table:table-cell office:value-type="string" table:style-name="ce27">
            <text:p>Domestic shipping<text:span text:style-name="T5">1</text:span></text:p>
          </table:table-cell>
          <table:table-cell office:value-type="float" office:value="8.4255753031007341" table:style-name="ce68">
            <text:p>8.4</text:p>
          </table:table-cell>
          <table:table-cell office:value-type="float" office:value="8.3076264750734037" table:style-name="ce68">
            <text:p>8.3</text:p>
          </table:table-cell>
          <table:table-cell office:value-type="float" office:value="8.1970528476818494" table:style-name="ce68">
            <text:p>8.2</text:p>
          </table:table-cell>
          <table:table-cell office:value-type="float" office:value="7.6694941396441489" table:style-name="ce68">
            <text:p>7.7</text:p>
          </table:table-cell>
          <table:table-cell office:value-type="float" office:value="7.7792650699185479" table:style-name="ce68">
            <text:p>7.8</text:p>
          </table:table-cell>
          <table:table-cell office:value-type="float" office:value="7.4387053642032619" table:style-name="ce68">
            <text:p>7.4</text:p>
          </table:table-cell>
          <table:table-cell office:value-type="float" office:value="7.1628411675008721" table:style-name="ce68">
            <text:p>7.2</text:p>
          </table:table-cell>
          <table:table-cell office:value-type="float" office:value="6.859888830176927" table:style-name="ce68">
            <text:p>6.9</text:p>
          </table:table-cell>
          <table:table-cell office:value-type="float" office:value="6.4463926703326884" table:style-name="ce68">
            <text:p>6.4</text:p>
          </table:table-cell>
          <table:table-cell office:value-type="float" office:value="5.9677643926825459" table:style-name="ce68">
            <text:p>6.0</text:p>
          </table:table-cell>
          <table:table-cell office:value-type="float" office:value="5.5657016784180566" table:style-name="ce68">
            <text:p>5.6</text:p>
          </table:table-cell>
          <table:table-cell office:value-type="float" office:value="5.7854067091889947" table:style-name="ce68">
            <text:p>5.8</text:p>
          </table:table-cell>
          <table:table-cell office:value-type="float" office:value="6.0519123731233373" table:style-name="ce68">
            <text:p>6.1</text:p>
          </table:table-cell>
          <table:table-cell office:value-type="float" office:value="5.9214709038786353" table:style-name="ce68">
            <text:p>5.9</text:p>
          </table:table-cell>
          <table:table-cell office:value-type="percentage" office:value="1.2655836626891856E-2" table:style-name="ce69">
            <text:p>1%</text:p>
          </table:table-cell>
          <table:table-cell table:number-columns-repeated="16366"/>
        </table:table-row>
        <table:table-row table:style-name="ro7">
          <table:table-cell table:style-name="ce30"/>
          <table:table-cell table:style-name="ce31"/>
          <table:table-cell office:value-type="string" table:style-name="ce27">
            <text:p>Other<text:span text:style-name="T5">5</text:span></text:p>
          </table:table-cell>
          <table:table-cell office:value-type="float" office:value="3.648427957744329" table:style-name="ce68">
            <text:p>3.6</text:p>
          </table:table-cell>
          <table:table-cell office:value-type="float" office:value="3.5737879279796769" table:style-name="ce68">
            <text:p>3.6</text:p>
          </table:table-cell>
          <table:table-cell office:value-type="float" office:value="3.3847695327471468" table:style-name="ce68">
            <text:p>3.4</text:p>
          </table:table-cell>
          <table:table-cell office:value-type="float" office:value="4.0248914788953352" table:style-name="ce68">
            <text:p>4.0</text:p>
          </table:table-cell>
          <table:table-cell office:value-type="float" office:value="4.3297253254700019" table:style-name="ce68">
            <text:p>4.3</text:p>
          </table:table-cell>
          <table:table-cell office:value-type="float" office:value="3.8155793145620942" table:style-name="ce68">
            <text:p>3.8</text:p>
          </table:table-cell>
          <table:table-cell office:value-type="float" office:value="3.5089434167118911" table:style-name="ce68">
            <text:p>3.5</text:p>
          </table:table-cell>
          <table:table-cell office:value-type="float" office:value="3.404970905114765" table:style-name="ce68">
            <text:p>3.4</text:p>
          </table:table-cell>
          <table:table-cell office:value-type="float" office:value="3.2795668516796668" table:style-name="ce68">
            <text:p>3.3</text:p>
          </table:table-cell>
          <table:table-cell office:value-type="float" office:value="3.0504986543015487" table:style-name="ce68">
            <text:p>3.1</text:p>
          </table:table-cell>
          <table:table-cell office:value-type="float" office:value="2.8309999671888906" table:style-name="ce68">
            <text:p>2.8</text:p>
          </table:table-cell>
          <table:table-cell office:value-type="float" office:value="2.5836384636762704" table:style-name="ce68">
            <text:p>2.6</text:p>
          </table:table-cell>
          <table:table-cell office:value-type="float" office:value="2.2486722351294501" table:style-name="ce68">
            <text:p>2.2</text:p>
          </table:table-cell>
          <table:table-cell office:value-type="float" office:value="2.1432897922880647" table:style-name="ce68">
            <text:p>2.1</text:p>
          </table:table-cell>
          <table:table-cell office:value-type="percentage" office:value="4.5808087037150589E-3" table:style-name="ce69">
            <text:p>0%</text:p>
          </table:table-cell>
          <table:table-cell table:number-columns-repeated="16366"/>
        </table:table-row>
        <table:table-row table:style-name="ro7">
          <table:table-cell table:style-name="ce30"/>
          <table:table-cell table:style-name="ce31"/>
          <table:table-cell office:value-type="string" table:style-name="ce25">
            <text:p>Total</text:p>
          </table:table-cell>
          <table:table-cell office:value-type="float" office:value="16.143478653833867" table:style-name="ce70">
            <text:p>16.1</text:p>
          </table:table-cell>
          <table:table-cell office:value-type="float" office:value="16.117978363308168" table:style-name="ce70">
            <text:p>16.1</text:p>
          </table:table-cell>
          <table:table-cell office:value-type="float" office:value="16.071652005052854" table:style-name="ce70">
            <text:p>16.1</text:p>
          </table:table-cell>
          <table:table-cell office:value-type="float" office:value="16.093936867017671" table:style-name="ce70">
            <text:p>16.1</text:p>
          </table:table-cell>
          <table:table-cell office:value-type="float" office:value="16.451721690577386" table:style-name="ce70">
            <text:p>16.5</text:p>
          </table:table-cell>
          <table:table-cell office:value-type="float" office:value="15.469610382975489" table:style-name="ce70">
            <text:p>15.5</text:p>
          </table:table-cell>
          <table:table-cell office:value-type="float" office:value="14.59979158879614" table:style-name="ce70">
            <text:p>14.6</text:p>
          </table:table-cell>
          <table:table-cell office:value-type="float" office:value="14.057368259704891" table:style-name="ce70">
            <text:p>14.1</text:p>
          </table:table-cell>
          <table:table-cell office:value-type="float" office:value="13.410400959256487" table:style-name="ce70">
            <text:p>13.4</text:p>
          </table:table-cell>
          <table:table-cell office:value-type="float" office:value="12.688384388932253" table:style-name="ce70">
            <text:p>12.7</text:p>
          </table:table-cell>
          <table:table-cell office:value-type="float" office:value="12.073771875462388" table:style-name="ce70">
            <text:p>12.1</text:p>
          </table:table-cell>
          <table:table-cell office:value-type="float" office:value="11.943645731450655" table:style-name="ce70">
            <text:p>11.9</text:p>
          </table:table-cell>
          <table:table-cell office:value-type="float" office:value="11.873523877837808" table:style-name="ce70">
            <text:p>11.9</text:p>
          </table:table-cell>
          <table:table-cell office:value-type="float" office:value="11.555474938000764" table:style-name="ce70">
            <text:p>11.6</text:p>
          </table:table-cell>
          <table:table-cell office:value-type="percentage" office:value="2.4697276290877191E-2" table:style-name="ce69">
            <text:p>2%</text:p>
          </table:table-cell>
          <table:table-cell table:number-columns-repeated="16366"/>
        </table:table-row>
        <table:table-row table:style-name="ro8">
          <table:table-cell table:style-name="ce32"/>
          <table:table-cell office:value-type="string" table:style-name="ce30">
            <text:p>Total domestic transport</text:p>
          </table:table-cell>
          <table:table-cell table:style-name="ce31"/>
          <table:table-cell office:value-type="float" office:value="134.40705000017064" table:style-name="ce70">
            <text:p>134.4</text:p>
          </table:table-cell>
          <table:table-cell office:value-type="float" office:value="135.33279478937774" table:style-name="ce70">
            <text:p>135.3</text:p>
          </table:table-cell>
          <table:table-cell office:value-type="float" office:value="135.97628420044137" table:style-name="ce70">
            <text:p>136.0</text:p>
          </table:table-cell>
          <table:table-cell office:value-type="float" office:value="135.96241339856979" table:style-name="ce70">
            <text:p>136.0</text:p>
          </table:table-cell>
          <table:table-cell office:value-type="float" office:value="137.44232247304961" table:style-name="ce70">
            <text:p>137.4</text:p>
          </table:table-cell>
          <table:table-cell office:value-type="float" office:value="131.27256483948017" table:style-name="ce70">
            <text:p>131.3</text:p>
          </table:table-cell>
          <table:table-cell office:value-type="float" office:value="126.22621677667159" table:style-name="ce70">
            <text:p>126.2</text:p>
          </table:table-cell>
          <table:table-cell office:value-type="float" office:value="124.36931862117692" table:style-name="ce70">
            <text:p>124.4</text:p>
          </table:table-cell>
          <table:table-cell office:value-type="float" office:value="122.25933901440692" table:style-name="ce70">
            <text:p>122.3</text:p>
          </table:table-cell>
          <table:table-cell office:value-type="float" office:value="121.29999125631399" table:style-name="ce70">
            <text:p>121.3</text:p>
          </table:table-cell>
          <table:table-cell office:value-type="float" office:value="119.86237778332838" table:style-name="ce70">
            <text:p>119.9</text:p>
          </table:table-cell>
          <table:table-cell office:value-type="float" office:value="121.23396201082181" table:style-name="ce70">
            <text:p>121.2</text:p>
          </table:table-cell>
          <table:table-cell office:value-type="float" office:value="123.43009649826965" table:style-name="ce70">
            <text:p>123.4</text:p>
          </table:table-cell>
          <table:table-cell office:value-type="float" office:value="125.75385288518079" table:style-name="ce70">
            <text:p>125.8</text:p>
          </table:table-cell>
          <table:table-cell office:value-type="percentage" office:value="0.26877109474177707" table:style-name="ce69">
            <text:p>27%</text:p>
          </table:table-cell>
          <table:table-cell table:number-columns-repeated="16366"/>
        </table:table-row>
        <table:table-row table:style-name="ro9">
          <table:table-cell office:value-type="string" table:style-name="ce25">
            <text:p>Net domestic<text:s/></text:p>
            <text:p>emissions<text:s/></text:p>
            <text:p>all sources</text:p>
          </table:table-cell>
          <table:table-cell table:number-columns-repeated="2" table:style-name="ce25"/>
          <table:table-cell office:value-type="float" office:value="693.39830152185846" table:style-name="ce70">
            <text:p>693.4</text:p>
          </table:table-cell>
          <table:table-cell office:value-type="float" office:value="689.13439012404365" table:style-name="ce70">
            <text:p>689.1</text:p>
          </table:table-cell>
          <table:table-cell office:value-type="float" office:value="681.26312866201022" table:style-name="ce70">
            <text:p>681.3</text:p>
          </table:table-cell>
          <table:table-cell office:value-type="float" office:value="673.47196654984828" table:style-name="ce70">
            <text:p>673.5</text:p>
          </table:table-cell>
          <table:table-cell office:value-type="float" office:value="660.28236760656637" table:style-name="ce70">
            <text:p>660.3</text:p>
          </table:table-cell>
          <table:table-cell office:value-type="float" office:value="640.26774076649485" table:style-name="ce70">
            <text:p>640.3</text:p>
          </table:table-cell>
          <table:table-cell office:value-type="float" office:value="583.78170154454017" table:style-name="ce70">
            <text:p>583.8</text:p>
          </table:table-cell>
          <table:table-cell office:value-type="float" office:value="597.05131792703833" table:style-name="ce70">
            <text:p>597.1</text:p>
          </table:table-cell>
          <table:table-cell office:value-type="float" office:value="549.06891356752089" table:style-name="ce70">
            <text:p>549.1</text:p>
          </table:table-cell>
          <table:table-cell office:value-type="float" office:value="567.99167166904635" table:style-name="ce70">
            <text:p>568.0</text:p>
          </table:table-cell>
          <table:table-cell office:value-type="float" office:value="552.37080893049449" table:style-name="ce70">
            <text:p>552.4</text:p>
          </table:table-cell>
          <table:table-cell office:value-type="float" office:value="510.82848595504504" table:style-name="ce70">
            <text:p>510.8</text:p>
          </table:table-cell>
          <table:table-cell office:value-type="float" office:value="492.39290162813063" table:style-name="ce70">
            <text:p>492.4</text:p>
          </table:table-cell>
          <table:table-cell office:value-type="float" office:value="467.88458783486118" table:style-name="ce70">
            <text:p>467.9</text:p>
          </table:table-cell>
          <table:table-cell office:value-type="percentage" office:value="1" table:style-name="ce69">
            <text:p>100%</text:p>
          </table:table-cell>
          <table:table-cell table:number-columns-repeated="16366"/>
        </table:table-row>
        <table:table-row table:style-name="ro9">
          <table:table-cell office:value-type="string" table:number-columns-spanned="2" table:number-rows-spanned="2" table:style-name="ce51">
            <text:p>International emissions (Memo items)<text:span text:style-name="T4">6</text:span></text:p>
          </table:table-cell>
          <table:covered-table-cell/>
          <table:table-cell office:value-type="string" table:style-name="ce27">
            <text:p>International aviation</text:p>
          </table:table-cell>
          <table:table-cell office:value-type="float" office:value="29.70063868666012" table:style-name="ce68">
            <text:p>29.7</text:p>
          </table:table-cell>
          <table:table-cell office:value-type="float" office:value="32.5811773477187" table:style-name="ce68">
            <text:p>32.6</text:p>
          </table:table-cell>
          <table:table-cell office:value-type="float" office:value="35.197164077471193" table:style-name="ce68">
            <text:p>35.2</text:p>
          </table:table-cell>
          <table:table-cell office:value-type="float" office:value="35.710650228024285" table:style-name="ce68">
            <text:p>35.7</text:p>
          </table:table-cell>
          <table:table-cell office:value-type="float" office:value="35.53910131752852" table:style-name="ce68">
            <text:p>35.5</text:p>
          </table:table-cell>
          <table:table-cell office:value-type="float" office:value="34.767178076492797" table:style-name="ce68">
            <text:p>34.8</text:p>
          </table:table-cell>
          <table:table-cell office:value-type="float" office:value="32.950655905330485" table:style-name="ce68">
            <text:p>33.0</text:p>
          </table:table-cell>
          <table:table-cell office:value-type="float" office:value="31.879135176809015" table:style-name="ce68">
            <text:p>31.9</text:p>
          </table:table-cell>
          <table:table-cell office:value-type="float" office:value="33.35254863568769" table:style-name="ce68">
            <text:p>33.4</text:p>
          </table:table-cell>
          <table:table-cell office:value-type="float" office:value="32.46642048351918" table:style-name="ce68">
            <text:p>32.5</text:p>
          </table:table-cell>
          <table:table-cell office:value-type="float" office:value="32.715170194474709" table:style-name="ce68">
            <text:p>32.7</text:p>
          </table:table-cell>
          <table:table-cell office:value-type="float" office:value="32.958111561578718" table:style-name="ce68">
            <text:p>33.0</text:p>
          </table:table-cell>
          <table:table-cell office:value-type="float" office:value="33.521330766027802" table:style-name="ce68">
            <text:p>33.5</text:p>
          </table:table-cell>
          <table:table-cell office:value-type="float" office:value="33.997537189151565" table:style-name="ce68">
            <text:p>34.0</text:p>
          </table:table-cell>
          <table:table-cell office:value-type="string" table:style-name="ce71">
            <text:p>.</text:p>
          </table:table-cell>
          <table:table-cell table:number-columns-repeated="16366"/>
        </table:table-row>
        <table:table-row table:style-name="ro7">
          <table:covered-table-cell/>
          <table:covered-table-cell/>
          <table:table-cell office:value-type="string" table:style-name="ce27">
            <text:p>International shipping<text:span text:style-name="T5">1</text:span></text:p>
          </table:table-cell>
          <table:table-cell office:value-type="float" office:value="5.6804170523658577" table:style-name="ce68">
            <text:p>5.7</text:p>
          </table:table-cell>
          <table:table-cell office:value-type="float" office:value="6.7122339420879618" table:style-name="ce68">
            <text:p>6.7</text:p>
          </table:table-cell>
          <table:table-cell office:value-type="float" office:value="6.5996637693612339" table:style-name="ce68">
            <text:p>6.6</text:p>
          </table:table-cell>
          <table:table-cell office:value-type="float" office:value="7.5381815617162591" table:style-name="ce68">
            <text:p>7.5</text:p>
          </table:table-cell>
          <table:table-cell office:value-type="float" office:value="7.6002191332827049" table:style-name="ce68">
            <text:p>7.6</text:p>
          </table:table-cell>
          <table:table-cell office:value-type="float" office:value="11.089799538596496" table:style-name="ce68">
            <text:p>11.1</text:p>
          </table:table-cell>
          <table:table-cell office:value-type="float" office:value="10.565033065451145" table:style-name="ce68">
            <text:p>10.6</text:p>
          </table:table-cell>
          <table:table-cell office:value-type="float" office:value="8.9812121368591793" table:style-name="ce68">
            <text:p>9.0</text:p>
          </table:table-cell>
          <table:table-cell office:value-type="float" office:value="10.001972481225682" table:style-name="ce68">
            <text:p>10.0</text:p>
          </table:table-cell>
          <table:table-cell office:value-type="float" office:value="8.5405339700168614" table:style-name="ce68">
            <text:p>8.5</text:p>
          </table:table-cell>
          <table:table-cell office:value-type="float" office:value="8.7384009290253246" table:style-name="ce68">
            <text:p>8.7</text:p>
          </table:table-cell>
          <table:table-cell office:value-type="float" office:value="9.0985275905940224" table:style-name="ce68">
            <text:p>9.1</text:p>
          </table:table-cell>
          <table:table-cell office:value-type="float" office:value="8.101479355552204" table:style-name="ce68">
            <text:p>8.1</text:p>
          </table:table-cell>
          <table:table-cell office:value-type="float" office:value="8.5830021635460874" table:style-name="ce68">
            <text:p>8.6</text:p>
          </table:table-cell>
          <table:table-cell office:value-type="string" table:style-name="ce71">
            <text:p>.</text:p>
          </table:table-cell>
          <table:table-cell table:number-columns-repeated="16366"/>
        </table:table-row>
        <table:table-row table:style-name="ro6">
          <table:table-cell office:value-type="string" table:style-name="ce20">
            <text:p>(b) By end user<text:span text:style-name="T4">2</text:span></text:p>
          </table:table-cell>
          <table:table-cell table:number-columns-repeated="2" table:style-name="ce33"/>
          <table:table-cell table:number-columns-repeated="14" table:style-name="ce34"/>
          <table:table-cell office:value-type="string" table:style-name="ce24">
            <text:p>Percentage of<text:s/></text:p>
            <text:p>domestic emissions<text:s/></text:p>
            <text:p>in 2016</text:p>
          </table:table-cell>
          <table:table-cell table:number-columns-repeated="16366"/>
        </table:table-row>
        <table:table-row table:style-name="ro7">
          <table:table-cell office:value-type="string" table:style-name="ce25">
            <text:p>Domestic<text:s/></text:p>
            <text:p>transport</text:p>
          </table:table-cell>
          <table:table-cell table:style-name="ce27"/>
          <table:table-cell office:value-type="string" table:style-name="ce27">
            <text:p>Road</text:p>
          </table:table-cell>
          <table:table-cell office:value-type="float" office:value="135.15640200076129" table:style-name="ce68">
            <text:p>135.2</text:p>
          </table:table-cell>
          <table:table-cell office:value-type="float" office:value="134.54652907066662" table:style-name="ce68">
            <text:p>134.5</text:p>
          </table:table-cell>
          <table:table-cell office:value-type="float" office:value="135.88435852342857" table:style-name="ce68">
            <text:p>135.9</text:p>
          </table:table-cell>
          <table:table-cell office:value-type="float" office:value="134.73284579690639" table:style-name="ce68">
            <text:p>134.7</text:p>
          </table:table-cell>
          <table:table-cell office:value-type="float" office:value="135.60936331712338" table:style-name="ce68">
            <text:p>135.6</text:p>
          </table:table-cell>
          <table:table-cell office:value-type="float" office:value="129.31500397249158" table:style-name="ce68">
            <text:p>129.3</text:p>
          </table:table-cell>
          <table:table-cell office:value-type="float" office:value="125.22863639226253" table:style-name="ce68">
            <text:p>125.2</text:p>
          </table:table-cell>
          <table:table-cell office:value-type="float" office:value="123.93217156581048" table:style-name="ce68">
            <text:p>123.9</text:p>
          </table:table-cell>
          <table:table-cell office:value-type="float" office:value="121.95988822476727" table:style-name="ce68">
            <text:p>122.0</text:p>
          </table:table-cell>
          <table:table-cell office:value-type="float" office:value="120.45534980178401" table:style-name="ce68">
            <text:p>120.5</text:p>
          </table:table-cell>
          <table:table-cell office:value-type="float" office:value="119.44465541675615" table:style-name="ce68">
            <text:p>119.4</text:p>
          </table:table-cell>
          <table:table-cell office:value-type="float" office:value="120.97558153885349" table:style-name="ce68">
            <text:p>121.0</text:p>
          </table:table-cell>
          <table:table-cell office:value-type="float" office:value="123.56774352218761" table:style-name="ce68">
            <text:p>123.6</text:p>
          </table:table-cell>
          <table:table-cell office:value-type="float" office:value="126.15954219250749" table:style-name="ce68">
            <text:p>126.2</text:p>
          </table:table-cell>
          <table:table-cell office:value-type="percentage" office:value="0.26963816622115316" table:style-name="ce69">
            <text:p>27%</text:p>
          </table:table-cell>
          <table:table-cell table:number-columns-repeated="16366"/>
        </table:table-row>
        <table:table-row table:style-name="ro7">
          <table:table-cell table:style-name="ce26"/>
          <table:table-cell table:style-name="ce27"/>
          <table:table-cell office:value-type="string" table:style-name="ce27">
            <text:p>Rail<text:span text:style-name="T5">4</text:span></text:p>
          </table:table-cell>
          <table:table-cell office:value-type="float" office:value="4.3996836549068608" table:style-name="ce68">
            <text:p>4.4</text:p>
          </table:table-cell>
          <table:table-cell office:value-type="float" office:value="4.4381434522629002" table:style-name="ce68">
            <text:p>4.4</text:p>
          </table:table-cell>
          <table:table-cell office:value-type="float" office:value="4.3768926566150306" table:style-name="ce68">
            <text:p>4.4</text:p>
          </table:table-cell>
          <table:table-cell office:value-type="float" office:value="4.4737917027645429" table:style-name="ce68">
            <text:p>4.5</text:p>
          </table:table-cell>
          <table:table-cell office:value-type="float" office:value="4.4860218264391891" table:style-name="ce68">
            <text:p>4.5</text:p>
          </table:table-cell>
          <table:table-cell office:value-type="float" office:value="4.4102522558011579" table:style-name="ce68">
            <text:p>4.4</text:p>
          </table:table-cell>
          <table:table-cell office:value-type="float" office:value="4.2954671907046045" table:style-name="ce68">
            <text:p>4.3</text:p>
          </table:table-cell>
          <table:table-cell office:value-type="float" office:value="4.3422113387441303" table:style-name="ce68">
            <text:p>4.3</text:p>
          </table:table-cell>
          <table:table-cell office:value-type="float" office:value="4.2890532681412505" table:style-name="ce68">
            <text:p>4.3</text:p>
          </table:table-cell>
          <table:table-cell office:value-type="float" office:value="4.660799355931875" table:style-name="ce68">
            <text:p>4.7</text:p>
          </table:table-cell>
          <table:table-cell office:value-type="float" office:value="4.3751290606478808" table:style-name="ce68">
            <text:p>4.4</text:p>
          </table:table-cell>
          <table:table-cell office:value-type="float" office:value="4.2252980611489761" table:style-name="ce68">
            <text:p>4.2</text:p>
          </table:table-cell>
          <table:table-cell office:value-type="float" office:value="3.9045736882804403" table:style-name="ce68">
            <text:p>3.9</text:p>
          </table:table-cell>
          <table:table-cell office:value-type="float" office:value="3.5825583021079774" table:style-name="ce68">
            <text:p>3.6</text:p>
          </table:table-cell>
          <table:table-cell office:value-type="percentage" office:value="7.6569273649292995E-3" table:style-name="ce69">
            <text:p>1%</text:p>
          </table:table-cell>
          <table:table-cell table:number-columns-repeated="16366"/>
        </table:table-row>
        <table:table-row table:style-name="ro7">
          <table:table-cell table:style-name="ce25"/>
          <table:table-cell table:style-name="ce27"/>
          <table:table-cell office:value-type="string" table:style-name="ce27">
            <text:p>Domestic aviation</text:p>
          </table:table-cell>
          <table:table-cell office:value-type="float" office:value="2.5677723829357904" table:style-name="ce68">
            <text:p>2.6</text:p>
          </table:table-cell>
          <table:table-cell office:value-type="float" office:value="2.6521889184117255" table:style-name="ce68">
            <text:p>2.7</text:p>
          </table:table-cell>
          <table:table-cell office:value-type="float" office:value="2.9352881551035801" table:style-name="ce68">
            <text:p>2.9</text:p>
          </table:table-cell>
          <table:table-cell office:value-type="float" office:value="2.7769284375917427" table:style-name="ce68">
            <text:p>2.8</text:p>
          </table:table-cell>
          <table:table-cell office:value-type="float" office:value="2.6086153932674536" table:style-name="ce68">
            <text:p>2.6</text:p>
          </table:table-cell>
          <table:table-cell office:value-type="float" office:value="2.4680384011953382" table:style-name="ce68">
            <text:p>2.5</text:p>
          </table:table-cell>
          <table:table-cell office:value-type="float" office:value="2.1719646402491253" table:style-name="ce68">
            <text:p>2.2</text:p>
          </table:table-cell>
          <table:table-cell office:value-type="float" office:value="2.0108710864585158" table:style-name="ce68">
            <text:p>2.0</text:p>
          </table:table-cell>
          <table:table-cell office:value-type="float" office:value="1.9147688299017269" table:style-name="ce68">
            <text:p>1.9</text:p>
          </table:table-cell>
          <table:table-cell office:value-type="float" office:value="1.8066807276815104" table:style-name="ce68">
            <text:p>1.8</text:p>
          </table:table-cell>
          <table:table-cell office:value-type="float" office:value="1.8393643526854211" table:style-name="ce68">
            <text:p>1.8</text:p>
          </table:table-cell>
          <table:table-cell office:value-type="float" office:value="1.6940347071043358" table:style-name="ce68">
            <text:p>1.7</text:p>
          </table:table-cell>
          <table:table-cell office:value-type="float" office:value="1.7071369779111201" table:style-name="ce68">
            <text:p>1.7</text:p>
          </table:table-cell>
          <table:table-cell office:value-type="float" office:value="1.6264211862022659" table:style-name="ce68">
            <text:p>1.6</text:p>
          </table:table-cell>
          <table:table-cell office:value-type="percentage" office:value="3.4761161821721996E-3" table:style-name="ce69">
            <text:p>0%</text:p>
          </table:table-cell>
          <table:table-cell table:number-columns-repeated="16366"/>
        </table:table-row>
        <table:table-row table:style-name="ro7">
          <table:table-cell table:style-name="ce25"/>
          <table:table-cell table:style-name="ce27"/>
          <table:table-cell office:value-type="string" table:style-name="ce27">
            <text:p>Domestic shipping<text:span text:style-name="T5">1</text:span></text:p>
          </table:table-cell>
          <table:table-cell office:value-type="float" office:value="9.5861929378695727" table:style-name="ce68">
            <text:p>9.6</text:p>
          </table:table-cell>
          <table:table-cell office:value-type="float" office:value="9.3361711113443935" table:style-name="ce68">
            <text:p>9.3</text:p>
          </table:table-cell>
          <table:table-cell office:value-type="float" office:value="9.2493225814617528" table:style-name="ce68">
            <text:p>9.2</text:p>
          </table:table-cell>
          <table:table-cell office:value-type="float" office:value="8.5826638164763622" table:style-name="ce68">
            <text:p>8.6</text:p>
          </table:table-cell>
          <table:table-cell office:value-type="float" office:value="8.681091741349368" table:style-name="ce68">
            <text:p>8.7</text:p>
          </table:table-cell>
          <table:table-cell office:value-type="float" office:value="8.2708182134691395" table:style-name="ce68">
            <text:p>8.3</text:p>
          </table:table-cell>
          <table:table-cell office:value-type="float" office:value="7.9986042029261029" table:style-name="ce68">
            <text:p>8.0</text:p>
          </table:table-cell>
          <table:table-cell office:value-type="float" office:value="7.6719800721106894" table:style-name="ce68">
            <text:p>7.7</text:p>
          </table:table-cell>
          <table:table-cell office:value-type="float" office:value="7.1911129443523807" table:style-name="ce68">
            <text:p>7.2</text:p>
          </table:table-cell>
          <table:table-cell office:value-type="float" office:value="6.5922771174518404" table:style-name="ce68">
            <text:p>6.6</text:p>
          </table:table-cell>
          <table:table-cell office:value-type="float" office:value="6.1442406897325954" table:style-name="ce68">
            <text:p>6.1</text:p>
          </table:table-cell>
          <table:table-cell office:value-type="float" office:value="6.3798956833668932" table:style-name="ce68">
            <text:p>6.4</text:p>
          </table:table-cell>
          <table:table-cell office:value-type="float" office:value="6.6800686064348431" table:style-name="ce68">
            <text:p>6.7</text:p>
          </table:table-cell>
          <table:table-cell office:value-type="float" office:value="6.51994938324194" table:style-name="ce68">
            <text:p>6.5</text:p>
          </table:table-cell>
          <table:table-cell office:value-type="percentage" office:value="1.3934952243798671E-2" table:style-name="ce69">
            <text:p>1%</text:p>
          </table:table-cell>
          <table:table-cell table:number-columns-repeated="16366"/>
        </table:table-row>
        <table:table-row table:style-name="ro7">
          <table:table-cell table:style-name="ce25"/>
          <table:table-cell table:style-name="ce27"/>
          <table:table-cell office:value-type="string" table:style-name="ce27">
            <text:p>Other<text:span text:style-name="T5">5</text:span></text:p>
          </table:table-cell>
          <table:table-cell office:value-type="float" office:value="4.1578508904499127" table:style-name="ce68">
            <text:p>4.2</text:p>
          </table:table-cell>
          <table:table-cell office:value-type="float" office:value="4.0213679170753069" table:style-name="ce68">
            <text:p>4.0</text:p>
          </table:table-cell>
          <table:table-cell office:value-type="float" office:value="3.8234551535260151" table:style-name="ce68">
            <text:p>3.8</text:p>
          </table:table-cell>
          <table:table-cell office:value-type="float" office:value="4.5115452348800282" table:style-name="ce68">
            <text:p>4.5</text:p>
          </table:table-cell>
          <table:table-cell office:value-type="float" office:value="4.8399507469549743" table:style-name="ce68">
            <text:p>4.8</text:p>
          </table:table-cell>
          <table:table-cell office:value-type="float" office:value="4.2480220233642454" table:style-name="ce68">
            <text:p>4.2</text:p>
          </table:table-cell>
          <table:table-cell office:value-type="float" office:value="3.9235979022715943" table:style-name="ce68">
            <text:p>3.9</text:p>
          </table:table-cell>
          <table:table-cell office:value-type="float" office:value="3.8131022128311005" table:style-name="ce68">
            <text:p>3.8</text:p>
          </table:table-cell>
          <table:table-cell office:value-type="float" office:value="3.6629881150899668" table:style-name="ce68">
            <text:p>3.7</text:p>
          </table:table-cell>
          <table:table-cell office:value-type="float" office:value="3.3729239623202107" table:style-name="ce68">
            <text:p>3.4</text:p>
          </table:table-cell>
          <table:table-cell office:value-type="float" office:value="3.1274737658678289" table:style-name="ce68">
            <text:p>3.1</text:p>
          </table:table-cell>
          <table:table-cell office:value-type="float" office:value="2.8503676766630357" table:style-name="ce68">
            <text:p>2.9</text:p>
          </table:table-cell>
          <table:table-cell office:value-type="float" office:value="2.4812217837994694" table:style-name="ce68">
            <text:p>2.5</text:p>
          </table:table-cell>
          <table:table-cell office:value-type="float" office:value="2.3584960493926146" table:style-name="ce68">
            <text:p>2.4</text:p>
          </table:table-cell>
          <table:table-cell office:value-type="percentage" office:value="5.0407645648212164E-3" table:style-name="ce69">
            <text:p>1%</text:p>
          </table:table-cell>
          <table:table-cell table:number-columns-repeated="16366"/>
        </table:table-row>
        <table:table-row table:style-name="ro7">
          <table:table-cell table:number-columns-repeated="2" table:style-name="ce25"/>
          <table:table-cell office:value-type="string" table:style-name="ce25">
            <text:p>Total</text:p>
          </table:table-cell>
          <table:table-cell office:value-type="float" office:value="155.86790186692343" table:style-name="ce70">
            <text:p>155.9</text:p>
          </table:table-cell>
          <table:table-cell office:value-type="float" office:value="154.99440046976093" table:style-name="ce70">
            <text:p>155.0</text:p>
          </table:table-cell>
          <table:table-cell office:value-type="float" office:value="156.26931707013497" table:style-name="ce70">
            <text:p>156.3</text:p>
          </table:table-cell>
          <table:table-cell office:value-type="float" office:value="155.07777498861907" table:style-name="ce70">
            <text:p>155.1</text:p>
          </table:table-cell>
          <table:table-cell office:value-type="float" office:value="156.22504302513437" table:style-name="ce70">
            <text:p>156.2</text:p>
          </table:table-cell>
          <table:table-cell office:value-type="float" office:value="148.71213486632149" table:style-name="ce70">
            <text:p>148.7</text:p>
          </table:table-cell>
          <table:table-cell office:value-type="float" office:value="143.61827032841393" table:style-name="ce70">
            <text:p>143.6</text:p>
          </table:table-cell>
          <table:table-cell office:value-type="float" office:value="141.77033627595492" table:style-name="ce70">
            <text:p>141.8</text:p>
          </table:table-cell>
          <table:table-cell office:value-type="float" office:value="139.01781138225257" table:style-name="ce70">
            <text:p>139.0</text:p>
          </table:table-cell>
          <table:table-cell office:value-type="float" office:value="136.88803096516943" table:style-name="ce70">
            <text:p>136.9</text:p>
          </table:table-cell>
          <table:table-cell office:value-type="float" office:value="134.93086328568987" table:style-name="ce70">
            <text:p>134.9</text:p>
          </table:table-cell>
          <table:table-cell office:value-type="float" office:value="136.12517766713674" table:style-name="ce70">
            <text:p>136.1</text:p>
          </table:table-cell>
          <table:table-cell office:value-type="float" office:value="138.34074457861348" table:style-name="ce70">
            <text:p>138.3</text:p>
          </table:table-cell>
          <table:table-cell office:value-type="float" office:value="140.24696711345229" table:style-name="ce70">
            <text:p>140.2</text:p>
          </table:table-cell>
          <table:table-cell office:value-type="percentage" office:value="0.29974692657687457" table:style-name="ce69">
            <text:p>30%</text:p>
          </table:table-cell>
          <table:table-cell table:number-columns-repeated="16366"/>
        </table:table-row>
        <table:table-row table:style-name="ro9">
          <table:table-cell office:value-type="string" table:style-name="ce25">
            <text:p>Net domestic<text:s/></text:p>
            <text:p>emissions<text:s/></text:p>
            <text:p>all end users</text:p>
          </table:table-cell>
          <table:table-cell table:number-columns-repeated="2" table:style-name="ce25"/>
          <table:table-cell office:value-type="float" office:value="693.39830002417034" table:style-name="ce70">
            <text:p>693.4</text:p>
          </table:table-cell>
          <table:table-cell office:value-type="float" office:value="689.13438882443734" table:style-name="ce70">
            <text:p>689.1</text:p>
          </table:table-cell>
          <table:table-cell office:value-type="float" office:value="681.26312744386098" table:style-name="ce70">
            <text:p>681.3</text:p>
          </table:table-cell>
          <table:table-cell office:value-type="float" office:value="673.47196543404516" table:style-name="ce70">
            <text:p>673.5</text:p>
          </table:table-cell>
          <table:table-cell office:value-type="float" office:value="660.28236636927272" table:style-name="ce70">
            <text:p>660.3</text:p>
          </table:table-cell>
          <table:table-cell office:value-type="float" office:value="640.26773948799382" table:style-name="ce70">
            <text:p>640.3</text:p>
          </table:table-cell>
          <table:table-cell office:value-type="float" office:value="583.78170029504304" table:style-name="ce70">
            <text:p>583.8</text:p>
          </table:table-cell>
          <table:table-cell office:value-type="float" office:value="597.05131682955073" table:style-name="ce70">
            <text:p>597.1</text:p>
          </table:table-cell>
          <table:table-cell office:value-type="float" office:value="549.06891272442317" table:style-name="ce70">
            <text:p>549.1</text:p>
          </table:table-cell>
          <table:table-cell office:value-type="float" office:value="567.99167118400953" table:style-name="ce70">
            <text:p>568.0</text:p>
          </table:table-cell>
          <table:table-cell office:value-type="float" office:value="552.37080859791467" table:style-name="ce70">
            <text:p>552.4</text:p>
          </table:table-cell>
          <table:table-cell office:value-type="float" office:value="510.82848565686436" table:style-name="ce70">
            <text:p>510.8</text:p>
          </table:table-cell>
          <table:table-cell office:value-type="float" office:value="492.39290140888511" table:style-name="ce70">
            <text:p>492.4</text:p>
          </table:table-cell>
          <table:table-cell office:value-type="float" office:value="467.88458755884483" table:style-name="ce70">
            <text:p>467.9</text:p>
          </table:table-cell>
          <table:table-cell office:value-type="percentage" office:value="1" table:style-name="ce69">
            <text:p>100%</text:p>
          </table:table-cell>
          <table:table-cell table:number-columns-repeated="16366"/>
        </table:table-row>
        <table:table-row table:style-name="ro10">
          <table:table-cell office:value-type="string" table:style-name="ce20">
            <text:p>(c) By industry<text:span text:style-name="T4">7</text:span></text:p>
          </table:table-cell>
          <table:table-cell office:value-type="string" table:style-name="ce35">
            <text:p>SIC 2007<text:s/></text:p>
            <text:p>code<text:span text:style-name="T4">7</text:span></text:p>
          </table:table-cell>
          <table:table-cell office:value-type="string" table:style-name="ce36">
            <text:p>Industry</text:p>
          </table:table-cell>
          <table:table-cell table:number-columns-repeated="14" table:style-name="ce34"/>
          <table:table-cell office:value-type="string" table:style-name="ce24">
            <text:p>Percentage of<text:s/></text:p>
            <text:p>all sectors</text:p>
            <text:p>in 2016</text:p>
          </table:table-cell>
          <table:table-cell table:number-columns-repeated="16366"/>
        </table:table-row>
        <table:table-row table:style-name="ro7">
          <table:table-cell office:value-type="string" table:style-name="ce37">
            <text:p>Transport and</text:p>
          </table:table-cell>
          <table:table-cell office:value-type="string" table:style-name="ce38">
            <text:p>49.1 + 49.2</text:p>
          </table:table-cell>
          <table:table-cell office:value-type="string" table:style-name="ce39">
            <text:p>Rail transport</text:p>
          </table:table-cell>
          <table:table-cell office:value-type="float" office:value="2.1660999999999997" table:style-name="ce68">
            <text:p>2.2</text:p>
          </table:table-cell>
          <table:table-cell office:value-type="float" office:value="2.2578" table:style-name="ce68">
            <text:p>2.3</text:p>
          </table:table-cell>
          <table:table-cell office:value-type="float" office:value="2.2875000000000001" table:style-name="ce68">
            <text:p>2.3</text:p>
          </table:table-cell>
          <table:table-cell office:value-type="float" office:value="2.3316999999999997" table:style-name="ce68">
            <text:p>2.3</text:p>
          </table:table-cell>
          <table:table-cell office:value-type="float" office:value="2.4386000000000001" table:style-name="ce68">
            <text:p>2.4</text:p>
          </table:table-cell>
          <table:table-cell office:value-type="float" office:value="2.4224000000000001" table:style-name="ce68">
            <text:p>2.4</text:p>
          </table:table-cell>
          <table:table-cell office:value-type="float" office:value="2.3620000000000001" table:style-name="ce68">
            <text:p>2.4</text:p>
          </table:table-cell>
          <table:table-cell office:value-type="float" office:value="2.3969" table:style-name="ce68">
            <text:p>2.4</text:p>
          </table:table-cell>
          <table:table-cell office:value-type="float" office:value="2.3687" table:style-name="ce68">
            <text:p>2.4</text:p>
          </table:table-cell>
          <table:table-cell office:value-type="float" office:value="2.4470000000000001" table:style-name="ce68">
            <text:p>2.4</text:p>
          </table:table-cell>
          <table:table-cell office:value-type="float" office:value="2.4365999999999999" table:style-name="ce68">
            <text:p>2.4</text:p>
          </table:table-cell>
          <table:table-cell office:value-type="float" office:value="2.4803000000000002" table:style-name="ce68">
            <text:p>2.5</text:p>
          </table:table-cell>
          <table:table-cell office:value-type="float" office:value="2.4950000000000001" table:style-name="ce68">
            <text:p>2.5</text:p>
          </table:table-cell>
          <table:table-cell office:value-type="float" office:value="2.5021999999999998" table:style-name="ce68">
            <text:p>2.5</text:p>
          </table:table-cell>
          <table:table-cell office:value-type="percentage" office:value="4.3420091379666364E-3" table:style-name="ce69">
            <text:p>0%</text:p>
          </table:table-cell>
          <table:table-cell table:number-columns-repeated="16366"/>
        </table:table-row>
        <table:table-row table:style-name="ro7">
          <table:table-cell office:value-type="string" table:style-name="ce30">
            <text:p>storage industries</text:p>
          </table:table-cell>
          <table:table-cell office:value-type="string" table:style-name="ce38">
            <text:p>49.31/9 + 49.39</text:p>
          </table:table-cell>
          <table:table-cell office:value-type="string" table:style-name="ce39">
            <text:p>Buses, coaches, trams, etc</text:p>
          </table:table-cell>
          <table:table-cell office:value-type="float" office:value="5.6150000000000002" table:style-name="ce68">
            <text:p>5.6</text:p>
          </table:table-cell>
          <table:table-cell office:value-type="float" office:value="5.4142000000000001" table:style-name="ce68">
            <text:p>5.4</text:p>
          </table:table-cell>
          <table:table-cell office:value-type="float" office:value="5.415" table:style-name="ce68">
            <text:p>5.4</text:p>
          </table:table-cell>
          <table:table-cell office:value-type="float" office:value="5.5388000000000002" table:style-name="ce68">
            <text:p>5.5</text:p>
          </table:table-cell>
          <table:table-cell office:value-type="float" office:value="5.6663000000000006" table:style-name="ce68">
            <text:p>5.7</text:p>
          </table:table-cell>
          <table:table-cell office:value-type="float" office:value="5.2030000000000003" table:style-name="ce68">
            <text:p>5.2</text:p>
          </table:table-cell>
          <table:table-cell office:value-type="float" office:value="5.1341000000000001" table:style-name="ce68">
            <text:p>5.1</text:p>
          </table:table-cell>
          <table:table-cell office:value-type="float" office:value="5.2648000000000001" table:style-name="ce68">
            <text:p>5.3</text:p>
          </table:table-cell>
          <table:table-cell office:value-type="float" office:value="4.8731999999999998" table:style-name="ce68">
            <text:p>4.9</text:p>
          </table:table-cell>
          <table:table-cell office:value-type="float" office:value="4.6698999999999993" table:style-name="ce68">
            <text:p>4.7</text:p>
          </table:table-cell>
          <table:table-cell office:value-type="float" office:value="4.7253999999999996" table:style-name="ce68">
            <text:p>4.7</text:p>
          </table:table-cell>
          <table:table-cell office:value-type="float" office:value="4.7676000000000007" table:style-name="ce68">
            <text:p>4.8</text:p>
          </table:table-cell>
          <table:table-cell office:value-type="float" office:value="4.6116000000000001" table:style-name="ce68">
            <text:p>4.6</text:p>
          </table:table-cell>
          <table:table-cell office:value-type="float" office:value="4.4018999999999995" table:style-name="ce68">
            <text:p>4.4</text:p>
          </table:table-cell>
          <table:table-cell office:value-type="percentage" office:value="7.6385141173428732E-3" table:style-name="ce69">
            <text:p>1%</text:p>
          </table:table-cell>
          <table:table-cell table:number-columns-repeated="16366"/>
        </table:table-row>
        <table:table-row table:style-name="ro7">
          <table:table-cell table:style-name="ce30"/>
          <table:table-cell office:value-type="string" table:style-name="ce38">
            <text:p>49.31/1</text:p>
          </table:table-cell>
          <table:table-cell office:value-type="string" table:style-name="ce39">
            <text:p>Underground and metro</text:p>
          </table:table-cell>
          <table:table-cell office:value-type="float" office:value="0.24740000000000001" table:style-name="ce68">
            <text:p>0.2</text:p>
          </table:table-cell>
          <table:table-cell office:value-type="float" office:value="0.2326" table:style-name="ce68">
            <text:p>0.2</text:p>
          </table:table-cell>
          <table:table-cell office:value-type="float" office:value="0.23069999999999999" table:style-name="ce68">
            <text:p>0.2</text:p>
          </table:table-cell>
          <table:table-cell office:value-type="float" office:value="0.23080000000000001" table:style-name="ce68">
            <text:p>0.2</text:p>
          </table:table-cell>
          <table:table-cell office:value-type="float" office:value="0.24249999999999999" table:style-name="ce68">
            <text:p>0.2</text:p>
          </table:table-cell>
          <table:table-cell office:value-type="float" office:value="0.23780000000000001" table:style-name="ce68">
            <text:p>0.2</text:p>
          </table:table-cell>
          <table:table-cell office:value-type="float" office:value="0.219" table:style-name="ce68">
            <text:p>0.2</text:p>
          </table:table-cell>
          <table:table-cell office:value-type="float" office:value="0.22090000000000001" table:style-name="ce68">
            <text:p>0.2</text:p>
          </table:table-cell>
          <table:table-cell office:value-type="float" office:value="0.21969999999999998" table:style-name="ce68">
            <text:p>0.2</text:p>
          </table:table-cell>
          <table:table-cell office:value-type="float" office:value="0.22140000000000001" table:style-name="ce68">
            <text:p>0.2</text:p>
          </table:table-cell>
          <table:table-cell office:value-type="float" office:value="0.20250000000000001" table:style-name="ce68">
            <text:p>0.2</text:p>
          </table:table-cell>
          <table:table-cell office:value-type="float" office:value="0.2112" table:style-name="ce68">
            <text:p>0.2</text:p>
          </table:table-cell>
          <table:table-cell office:value-type="float" office:value="0.2094" table:style-name="ce68">
            <text:p>0.2</text:p>
          </table:table-cell>
          <table:table-cell office:value-type="float" office:value="0.21809999999999999" table:style-name="ce68">
            <text:p>0.2</text:p>
          </table:table-cell>
          <table:table-cell office:value-type="percentage" office:value="3.7846382902666594E-4" table:style-name="ce69">
            <text:p>0%</text:p>
          </table:table-cell>
          <table:table-cell table:number-columns-repeated="16366"/>
        </table:table-row>
        <table:table-row table:style-name="ro7">
          <table:table-cell table:style-name="ce30"/>
          <table:table-cell office:value-type="float" office:value="49.32" table:style-name="ce38">
            <text:p>49.32</text:p>
          </table:table-cell>
          <table:table-cell office:value-type="string" table:style-name="ce39">
            <text:p>Taxi operation</text:p>
          </table:table-cell>
          <table:table-cell office:value-type="float" office:value="2.3374000000000001" table:style-name="ce68">
            <text:p>2.3</text:p>
          </table:table-cell>
          <table:table-cell office:value-type="float" office:value="2.3624999999999998" table:style-name="ce68">
            <text:p>2.4</text:p>
          </table:table-cell>
          <table:table-cell office:value-type="float" office:value="2.4196" table:style-name="ce68">
            <text:p>2.4</text:p>
          </table:table-cell>
          <table:table-cell office:value-type="float" office:value="2.4891999999999999" table:style-name="ce68">
            <text:p>2.5</text:p>
          </table:table-cell>
          <table:table-cell office:value-type="float" office:value="2.5846" table:style-name="ce68">
            <text:p>2.6</text:p>
          </table:table-cell>
          <table:table-cell office:value-type="float" office:value="2.6734" table:style-name="ce68">
            <text:p>2.7</text:p>
          </table:table-cell>
          <table:table-cell office:value-type="float" office:value="2.7521999999999998" table:style-name="ce68">
            <text:p>2.8</text:p>
          </table:table-cell>
          <table:table-cell office:value-type="float" office:value="2.7998000000000003" table:style-name="ce68">
            <text:p>2.8</text:p>
          </table:table-cell>
          <table:table-cell office:value-type="float" office:value="2.8159000000000001" table:style-name="ce68">
            <text:p>2.8</text:p>
          </table:table-cell>
          <table:table-cell office:value-type="float" office:value="2.8195000000000001" table:style-name="ce68">
            <text:p>2.8</text:p>
          </table:table-cell>
          <table:table-cell office:value-type="float" office:value="2.8155000000000001" table:style-name="ce68">
            <text:p>2.8</text:p>
          </table:table-cell>
          <table:table-cell office:value-type="float" office:value="2.9334000000000002" table:style-name="ce68">
            <text:p>2.9</text:p>
          </table:table-cell>
          <table:table-cell office:value-type="float" office:value="3.0585999999999998" table:style-name="ce68">
            <text:p>3.1</text:p>
          </table:table-cell>
          <table:table-cell office:value-type="float" office:value="3.2643" table:style-name="ce68">
            <text:p>3.3</text:p>
          </table:table-cell>
          <table:table-cell office:value-type="percentage" office:value="5.6644634437952581E-3" table:style-name="ce69">
            <text:p>1%</text:p>
          </table:table-cell>
          <table:table-cell table:number-columns-repeated="16366"/>
        </table:table-row>
        <table:table-row table:style-name="ro7">
          <table:table-cell table:style-name="ce30"/>
          <table:table-cell office:value-type="float" office:value="49.4" table:style-name="ce38">
            <text:p>49.4</text:p>
          </table:table-cell>
          <table:table-cell office:value-type="string" table:style-name="ce39">
            <text:p>Road freight and removal services</text:p>
          </table:table-cell>
          <table:table-cell office:value-type="float" office:value="13.770899999999999" table:style-name="ce68">
            <text:p>13.8</text:p>
          </table:table-cell>
          <table:table-cell office:value-type="float" office:value="13.887700000000001" table:style-name="ce68">
            <text:p>13.9</text:p>
          </table:table-cell>
          <table:table-cell office:value-type="float" office:value="13.7806" table:style-name="ce68">
            <text:p>13.8</text:p>
          </table:table-cell>
          <table:table-cell office:value-type="float" office:value="13.813600000000001" table:style-name="ce68">
            <text:p>13.8</text:p>
          </table:table-cell>
          <table:table-cell office:value-type="float" office:value="14.009499999999999" table:style-name="ce68">
            <text:p>14.0</text:p>
          </table:table-cell>
          <table:table-cell office:value-type="float" office:value="12.9848" table:style-name="ce68">
            <text:p>13.0</text:p>
          </table:table-cell>
          <table:table-cell office:value-type="float" office:value="11.191600000000001" table:style-name="ce68">
            <text:p>11.2</text:p>
          </table:table-cell>
          <table:table-cell office:value-type="float" office:value="11.508899999999999" table:style-name="ce68">
            <text:p>11.5</text:p>
          </table:table-cell>
          <table:table-cell office:value-type="float" office:value="11.218500000000001" table:style-name="ce68">
            <text:p>11.2</text:p>
          </table:table-cell>
          <table:table-cell office:value-type="float" office:value="11.1136" table:style-name="ce68">
            <text:p>11.1</text:p>
          </table:table-cell>
          <table:table-cell office:value-type="float" office:value="11.196200000000001" table:style-name="ce68">
            <text:p>11.2</text:p>
          </table:table-cell>
          <table:table-cell office:value-type="float" office:value="11.540700000000001" table:style-name="ce68">
            <text:p>11.5</text:p>
          </table:table-cell>
          <table:table-cell office:value-type="float" office:value="11.977399999999999" table:style-name="ce68">
            <text:p>12.0</text:p>
          </table:table-cell>
          <table:table-cell office:value-type="float" office:value="12.2775" table:style-name="ce68">
            <text:p>12.3</text:p>
          </table:table-cell>
          <table:table-cell office:value-type="percentage" office:value="2.1304858600985285E-2" table:style-name="ce69">
            <text:p>2%</text:p>
          </table:table-cell>
          <table:table-cell table:number-columns-repeated="16366"/>
        </table:table-row>
        <table:table-row table:style-name="ro7">
          <table:table-cell table:style-name="ce25"/>
          <table:table-cell office:value-type="float" office:value="49.5" table:style-name="ce38">
            <text:p>49.5</text:p>
          </table:table-cell>
          <table:table-cell office:value-type="string" table:style-name="ce39">
            <text:p>Transport via pipeline</text:p>
          </table:table-cell>
          <table:table-cell office:value-type="float" office:value="0.30989999999999995" table:style-name="ce68">
            <text:p>0.3</text:p>
          </table:table-cell>
          <table:table-cell office:value-type="float" office:value="0.30689999999999995" table:style-name="ce68">
            <text:p>0.3</text:p>
          </table:table-cell>
          <table:table-cell office:value-type="float" office:value="0.29730000000000001" table:style-name="ce68">
            <text:p>0.3</text:p>
          </table:table-cell>
          <table:table-cell office:value-type="float" office:value="0.28189999999999998" table:style-name="ce68">
            <text:p>0.3</text:p>
          </table:table-cell>
          <table:table-cell office:value-type="float" office:value="0.27089999999999997" table:style-name="ce68">
            <text:p>0.3</text:p>
          </table:table-cell>
          <table:table-cell office:value-type="float" office:value="0.28170000000000001" table:style-name="ce68">
            <text:p>0.3</text:p>
          </table:table-cell>
          <table:table-cell office:value-type="float" office:value="0.254" table:style-name="ce68">
            <text:p>0.3</text:p>
          </table:table-cell>
          <table:table-cell office:value-type="float" office:value="0.25230000000000002" table:style-name="ce68">
            <text:p>0.3</text:p>
          </table:table-cell>
          <table:table-cell office:value-type="float" office:value="0.23369999999999999" table:style-name="ce68">
            <text:p>0.2</text:p>
          </table:table-cell>
          <table:table-cell office:value-type="float" office:value="0.16119999999999998" table:style-name="ce68">
            <text:p>0.2</text:p>
          </table:table-cell>
          <table:table-cell office:value-type="float" office:value="0.15640000000000001" table:style-name="ce68">
            <text:p>0.2</text:p>
          </table:table-cell>
          <table:table-cell office:value-type="float" office:value="0.1338" table:style-name="ce68">
            <text:p>0.1</text:p>
          </table:table-cell>
          <table:table-cell office:value-type="float" office:value="0.13969999999999999" table:style-name="ce68">
            <text:p>0.1</text:p>
          </table:table-cell>
          <table:table-cell office:value-type="float" office:value="0.14280000000000001" table:style-name="ce68">
            <text:p>0.1</text:p>
          </table:table-cell>
          <table:table-cell office:value-type="percentage" office:value="2.4779750016051312E-4" table:style-name="ce69">
            <text:p>0%</text:p>
          </table:table-cell>
          <table:table-cell table:number-columns-repeated="16366"/>
        </table:table-row>
        <table:table-row table:style-name="ro7">
          <table:table-cell table:style-name="ce30"/>
          <table:table-cell office:value-type="float" office:value="50" table:style-name="ce38">
            <text:p>50</text:p>
          </table:table-cell>
          <table:table-cell office:value-type="string" table:style-name="ce39">
            <text:p>Water transport services</text:p>
          </table:table-cell>
          <table:table-cell office:value-type="float" office:value="26.841799999999999" table:style-name="ce68">
            <text:p>26.8</text:p>
          </table:table-cell>
          <table:table-cell office:value-type="float" office:value="29.802400000000002" table:style-name="ce68">
            <text:p>29.8</text:p>
          </table:table-cell>
          <table:table-cell office:value-type="float" office:value="29.310700000000001" table:style-name="ce68">
            <text:p>29.3</text:p>
          </table:table-cell>
          <table:table-cell office:value-type="float" office:value="20.5184" table:style-name="ce68">
            <text:p>20.5</text:p>
          </table:table-cell>
          <table:table-cell office:value-type="float" office:value="20.4346" table:style-name="ce68">
            <text:p>20.4</text:p>
          </table:table-cell>
          <table:table-cell office:value-type="float" office:value="20.393699999999999" table:style-name="ce68">
            <text:p>20.4</text:p>
          </table:table-cell>
          <table:table-cell office:value-type="float" office:value="17.5306" table:style-name="ce68">
            <text:p>17.5</text:p>
          </table:table-cell>
          <table:table-cell office:value-type="float" office:value="18.290700000000001" table:style-name="ce68">
            <text:p>18.3</text:p>
          </table:table-cell>
          <table:table-cell office:value-type="float" office:value="19.617099999999997" table:style-name="ce68">
            <text:p>19.6</text:p>
          </table:table-cell>
          <table:table-cell office:value-type="float" office:value="15.895700000000001" table:style-name="ce68">
            <text:p>15.9</text:p>
          </table:table-cell>
          <table:table-cell office:value-type="float" office:value="13.226700000000001" table:style-name="ce68">
            <text:p>13.2</text:p>
          </table:table-cell>
          <table:table-cell office:value-type="float" office:value="16.019500000000001" table:style-name="ce68">
            <text:p>16.0</text:p>
          </table:table-cell>
          <table:table-cell office:value-type="float" office:value="17.203700000000001" table:style-name="ce68">
            <text:p>17.2</text:p>
          </table:table-cell>
          <table:table-cell office:value-type="float" office:value="17.534599999999998" table:style-name="ce68">
            <text:p>17.5</text:p>
          </table:table-cell>
          <table:table-cell office:value-type="percentage" office:value="3.0427381276712406E-2" table:style-name="ce69">
            <text:p>3%</text:p>
          </table:table-cell>
          <table:table-cell table:number-columns-repeated="16366"/>
        </table:table-row>
        <table:table-row table:style-name="ro7">
          <table:table-cell table:style-name="ce27"/>
          <table:table-cell office:value-type="float" office:value="51" table:style-name="ce38">
            <text:p>51</text:p>
          </table:table-cell>
          <table:table-cell office:value-type="string" table:style-name="ce39">
            <text:p>Air transport services</text:p>
          </table:table-cell>
          <table:table-cell office:value-type="float" office:value="37.3384" table:style-name="ce68">
            <text:p>37.3</text:p>
          </table:table-cell>
          <table:table-cell office:value-type="float" office:value="39.562899999999999" table:style-name="ce68">
            <text:p>39.6</text:p>
          </table:table-cell>
          <table:table-cell office:value-type="float" office:value="42.937800000000003" table:style-name="ce68">
            <text:p>42.9</text:p>
          </table:table-cell>
          <table:table-cell office:value-type="float" office:value="43.642699999999998" table:style-name="ce68">
            <text:p>43.6</text:p>
          </table:table-cell>
          <table:table-cell office:value-type="float" office:value="44.164499999999997" table:style-name="ce68">
            <text:p>44.2</text:p>
          </table:table-cell>
          <table:table-cell office:value-type="float" office:value="43.706900000000005" table:style-name="ce68">
            <text:p>43.7</text:p>
          </table:table-cell>
          <table:table-cell office:value-type="float" office:value="41.530300000000004" table:style-name="ce68">
            <text:p>41.5</text:p>
          </table:table-cell>
          <table:table-cell office:value-type="float" office:value="40.4069" table:style-name="ce68">
            <text:p>40.4</text:p>
          </table:table-cell>
          <table:table-cell office:value-type="float" office:value="42.408199999999994" table:style-name="ce68">
            <text:p>42.4</text:p>
          </table:table-cell>
          <table:table-cell office:value-type="float" office:value="40.930500000000002" table:style-name="ce68">
            <text:p>40.9</text:p>
          </table:table-cell>
          <table:table-cell office:value-type="float" office:value="40.6738" table:style-name="ce68">
            <text:p>40.7</text:p>
          </table:table-cell>
          <table:table-cell office:value-type="float" office:value="40.655099999999997" table:style-name="ce68">
            <text:p>40.7</text:p>
          </table:table-cell>
          <table:table-cell office:value-type="float" office:value="41.147599999999997" table:style-name="ce68">
            <text:p>41.1</text:p>
          </table:table-cell>
          <table:table-cell office:value-type="float" office:value="41.159800000000004" table:style-name="ce68">
            <text:p>41.2</text:p>
          </table:table-cell>
          <table:table-cell office:value-type="percentage" office:value="7.1423638285060834E-2" table:style-name="ce69">
            <text:p>7%</text:p>
          </table:table-cell>
          <table:table-cell table:number-columns-repeated="16366"/>
        </table:table-row>
        <table:table-row table:style-name="ro7">
          <table:table-cell table:style-name="ce27"/>
          <table:table-cell office:value-type="float" office:value="52" table:style-name="ce38">
            <text:p>52</text:p>
          </table:table-cell>
          <table:table-cell office:value-type="string" table:style-name="ce39">
            <text:p>Warehousing and transport support<text:s/></text:p>
          </table:table-cell>
          <table:table-cell office:value-type="float" office:value="1.5877000000000001" table:style-name="ce68">
            <text:p>1.6</text:p>
          </table:table-cell>
          <table:table-cell office:value-type="float" office:value="1.7222999999999999" table:style-name="ce68">
            <text:p>1.7</text:p>
          </table:table-cell>
          <table:table-cell office:value-type="float" office:value="1.8693" table:style-name="ce68">
            <text:p>1.9</text:p>
          </table:table-cell>
          <table:table-cell office:value-type="float" office:value="2.0327999999999999" table:style-name="ce68">
            <text:p>2.0</text:p>
          </table:table-cell>
          <table:table-cell office:value-type="float" office:value="2.1388000000000003" table:style-name="ce68">
            <text:p>2.1</text:p>
          </table:table-cell>
          <table:table-cell office:value-type="float" office:value="2.2534000000000001" table:style-name="ce68">
            <text:p>2.3</text:p>
          </table:table-cell>
          <table:table-cell office:value-type="float" office:value="2.0910000000000002" table:style-name="ce68">
            <text:p>2.1</text:p>
          </table:table-cell>
          <table:table-cell office:value-type="float" office:value="2.1932" table:style-name="ce68">
            <text:p>2.2</text:p>
          </table:table-cell>
          <table:table-cell office:value-type="float" office:value="2.1514000000000002" table:style-name="ce68">
            <text:p>2.2</text:p>
          </table:table-cell>
          <table:table-cell office:value-type="float" office:value="2.2909000000000002" table:style-name="ce68">
            <text:p>2.3</text:p>
          </table:table-cell>
          <table:table-cell office:value-type="float" office:value="2.3393999999999999" table:style-name="ce68">
            <text:p>2.3</text:p>
          </table:table-cell>
          <table:table-cell office:value-type="float" office:value="2.4205999999999999" table:style-name="ce68">
            <text:p>2.4</text:p>
          </table:table-cell>
          <table:table-cell office:value-type="float" office:value="2.5893999999999999" table:style-name="ce68">
            <text:p>2.6</text:p>
          </table:table-cell>
          <table:table-cell office:value-type="float" office:value="2.5589" table:style-name="ce68">
            <text:p>2.6</text:p>
          </table:table-cell>
          <table:table-cell office:value-type="percentage" office:value="4.4403993218538997E-3" table:style-name="ce69">
            <text:p>0%</text:p>
          </table:table-cell>
          <table:table-cell table:number-columns-repeated="16366"/>
        </table:table-row>
        <table:table-row table:style-name="ro7">
          <table:table-cell table:style-name="ce27"/>
          <table:table-cell office:value-type="float" office:value="53" table:style-name="ce38">
            <text:p>53</text:p>
          </table:table-cell>
          <table:table-cell office:value-type="string" table:style-name="ce39">
            <text:p>Postal and courier services</text:p>
          </table:table-cell>
          <table:table-cell office:value-type="float" office:value="1.4219999999999999" table:style-name="ce68">
            <text:p>1.4</text:p>
          </table:table-cell>
          <table:table-cell office:value-type="float" office:value="1.415" table:style-name="ce68">
            <text:p>1.4</text:p>
          </table:table-cell>
          <table:table-cell office:value-type="float" office:value="1.5289999999999999" table:style-name="ce68">
            <text:p>1.5</text:p>
          </table:table-cell>
          <table:table-cell office:value-type="float" office:value="1.4784999999999999" table:style-name="ce68">
            <text:p>1.5</text:p>
          </table:table-cell>
          <table:table-cell office:value-type="float" office:value="1.5435000000000001" table:style-name="ce68">
            <text:p>1.5</text:p>
          </table:table-cell>
          <table:table-cell office:value-type="float" office:value="1.7307000000000001" table:style-name="ce68">
            <text:p>1.7</text:p>
          </table:table-cell>
          <table:table-cell office:value-type="float" office:value="1.6409" table:style-name="ce68">
            <text:p>1.6</text:p>
          </table:table-cell>
          <table:table-cell office:value-type="float" office:value="1.8343" table:style-name="ce68">
            <text:p>1.8</text:p>
          </table:table-cell>
          <table:table-cell office:value-type="float" office:value="1.7803" table:style-name="ce68">
            <text:p>1.8</text:p>
          </table:table-cell>
          <table:table-cell office:value-type="float" office:value="1.8072000000000001" table:style-name="ce68">
            <text:p>1.8</text:p>
          </table:table-cell>
          <table:table-cell office:value-type="float" office:value="1.79" table:style-name="ce68">
            <text:p>1.8</text:p>
          </table:table-cell>
          <table:table-cell office:value-type="float" office:value="1.8235999999999999" table:style-name="ce68">
            <text:p>1.8</text:p>
          </table:table-cell>
          <table:table-cell office:value-type="float" office:value="1.8925999999999998" table:style-name="ce68">
            <text:p>1.9</text:p>
          </table:table-cell>
          <table:table-cell office:value-type="float" office:value="1.952" table:style-name="ce68">
            <text:p>2.0</text:p>
          </table:table-cell>
          <table:table-cell office:value-type="percentage" office:value="3.3872599461717192E-3" table:style-name="ce69">
            <text:p>0%</text:p>
          </table:table-cell>
          <table:table-cell table:number-columns-repeated="16366"/>
        </table:table-row>
        <table:table-row table:style-name="ro7">
          <table:table-cell table:style-name="ce25"/>
          <table:table-cell office:value-type="string" table:style-name="ce40">
            <text:p>H</text:p>
          </table:table-cell>
          <table:table-cell office:value-type="string" table:style-name="ce25">
            <text:p>All transport and storage industries</text:p>
          </table:table-cell>
          <table:table-cell office:value-type="float" office:value="91.636600000000001" table:style-name="ce70">
            <text:p>91.6</text:p>
          </table:table-cell>
          <table:table-cell office:value-type="float" office:value="96.964300000000009" table:style-name="ce70">
            <text:p>97.0</text:p>
          </table:table-cell>
          <table:table-cell office:value-type="float" office:value="100.0775" table:style-name="ce70">
            <text:p>100.1</text:p>
          </table:table-cell>
          <table:table-cell office:value-type="float" office:value="92.358399999999989" table:style-name="ce70">
            <text:p>92.4</text:p>
          </table:table-cell>
          <table:table-cell office:value-type="float" office:value="93.493799999999993" table:style-name="ce70">
            <text:p>93.5</text:p>
          </table:table-cell>
          <table:table-cell office:value-type="float" office:value="91.887799999999999" table:style-name="ce70">
            <text:p>91.9</text:p>
          </table:table-cell>
          <table:table-cell office:value-type="float" office:value="84.705700000000007" table:style-name="ce70">
            <text:p>84.7</text:p>
          </table:table-cell>
          <table:table-cell office:value-type="float" office:value="85.168700000000001" table:style-name="ce70">
            <text:p>85.2</text:p>
          </table:table-cell>
          <table:table-cell office:value-type="float" office:value="87.686699999999988" table:style-name="ce70">
            <text:p>87.7</text:p>
          </table:table-cell>
          <table:table-cell office:value-type="float" office:value="82.356899999999996" table:style-name="ce70">
            <text:p>82.4</text:p>
          </table:table-cell>
          <table:table-cell office:value-type="float" office:value="79.5625" table:style-name="ce70">
            <text:p>79.6</text:p>
          </table:table-cell>
          <table:table-cell office:value-type="float" office:value="82.985799999999998" table:style-name="ce70">
            <text:p>83.0</text:p>
          </table:table-cell>
          <table:table-cell office:value-type="float" office:value="85.324999999999989" table:style-name="ce70">
            <text:p>85.3</text:p>
          </table:table-cell>
          <table:table-cell office:value-type="float" office:value="86.012100000000004" table:style-name="ce70">
            <text:p>86.0</text:p>
          </table:table-cell>
          <table:table-cell office:value-type="percentage" office:value="0.14925478545907608" table:style-name="ce69">
            <text:p>15%</text:p>
          </table:table-cell>
          <table:table-cell table:number-columns-repeated="16366"/>
        </table:table-row>
        <table:table-row table:style-name="ro9">
          <table:table-cell office:value-type="string" table:style-name="ce25">
            <text:p>Household private transport</text:p>
          </table:table-cell>
          <table:table-cell table:number-columns-repeated="2" table:style-name="ce30"/>
          <table:table-cell office:value-type="float" office:value="68.659300000000002" table:style-name="ce70">
            <text:p>68.7</text:p>
          </table:table-cell>
          <table:table-cell office:value-type="float" office:value="70.238" table:style-name="ce70">
            <text:p>70.2</text:p>
          </table:table-cell>
          <table:table-cell office:value-type="float" office:value="70.695499999999996" table:style-name="ce70">
            <text:p>70.7</text:p>
          </table:table-cell>
          <table:table-cell office:value-type="float" office:value="70.613500000000002" table:style-name="ce70">
            <text:p>70.6</text:p>
          </table:table-cell>
          <table:table-cell office:value-type="float" office:value="70.974100000000007" table:style-name="ce70">
            <text:p>71.0</text:p>
          </table:table-cell>
          <table:table-cell office:value-type="float" office:value="69.425600000000003" table:style-name="ce70">
            <text:p>69.4</text:p>
          </table:table-cell>
          <table:table-cell office:value-type="float" office:value="68.562699999999992" table:style-name="ce70">
            <text:p>68.6</text:p>
          </table:table-cell>
          <table:table-cell office:value-type="float" office:value="66.942599999999999" table:style-name="ce70">
            <text:p>66.9</text:p>
          </table:table-cell>
          <table:table-cell office:value-type="float" office:value="66.445100000000011" table:style-name="ce70">
            <text:p>66.4</text:p>
          </table:table-cell>
          <table:table-cell office:value-type="float" office:value="66.356399999999994" table:style-name="ce70">
            <text:p>66.4</text:p>
          </table:table-cell>
          <table:table-cell office:value-type="float" office:value="66.697199999999995" table:style-name="ce70">
            <text:p>66.7</text:p>
          </table:table-cell>
          <table:table-cell office:value-type="float" office:value="67.054400000000001" table:style-name="ce70">
            <text:p>67.1</text:p>
          </table:table-cell>
          <table:table-cell office:value-type="float" office:value="67.665899999999993" table:style-name="ce70">
            <text:p>67.7</text:p>
          </table:table-cell>
          <table:table-cell office:value-type="float" office:value="68.803600000000003" table:style-name="ce70">
            <text:p>68.8</text:p>
          </table:table-cell>
          <table:table-cell office:value-type="percentage" office:value="0.11939327788546132" table:style-name="ce69">
            <text:p>12%</text:p>
          </table:table-cell>
          <table:table-cell table:number-columns-repeated="16366"/>
        </table:table-row>
        <table:table-row table:style-name="ro11">
          <table:table-cell office:value-type="string" table:style-name="ce41">
            <text:p>Total emissions all sectors</text:p>
          </table:table-cell>
          <table:table-cell table:number-columns-repeated="2" table:style-name="ce42"/>
          <table:table-cell office:value-type="float" office:value="772.57319999999993" table:style-name="ce72">
            <text:p>772.6</text:p>
          </table:table-cell>
          <table:table-cell office:value-type="float" office:value="775.47699999999998" table:style-name="ce72">
            <text:p>775.5</text:p>
          </table:table-cell>
          <table:table-cell office:value-type="float" office:value="771.78650000000005" table:style-name="ce72">
            <text:p>771.8</text:p>
          </table:table-cell>
          <table:table-cell office:value-type="float" office:value="757.39049999999997" table:style-name="ce72">
            <text:p>757.4</text:p>
          </table:table-cell>
          <table:table-cell office:value-type="float" office:value="746.3771999999999" table:style-name="ce72">
            <text:p>746.4</text:p>
          </table:table-cell>
          <table:table-cell office:value-type="float" office:value="728.25619999999992" table:style-name="ce72">
            <text:p>728.3</text:p>
          </table:table-cell>
          <table:table-cell office:value-type="float" office:value="669.18140000000005" table:style-name="ce72">
            <text:p>669.2</text:p>
          </table:table-cell>
          <table:table-cell office:value-type="float" office:value="687.1853000000001" table:style-name="ce72">
            <text:p>687.2</text:p>
          </table:table-cell>
          <table:table-cell office:value-type="float" office:value="643.56020000000001" table:style-name="ce72">
            <text:p>643.6</text:p>
          </table:table-cell>
          <table:table-cell office:value-type="float" office:value="656.61249999999995" table:style-name="ce72">
            <text:p>656.6</text:p>
          </table:table-cell>
          <table:table-cell office:value-type="float" office:value="643.69209999999998" table:style-name="ce72">
            <text:p>643.7</text:p>
          </table:table-cell>
          <table:table-cell office:value-type="float" office:value="609.97590000000002" table:style-name="ce72">
            <text:p>610.0</text:p>
          </table:table-cell>
          <table:table-cell office:value-type="float" office:value="599.4511" table:style-name="ce72">
            <text:p>599.5</text:p>
          </table:table-cell>
          <table:table-cell office:value-type="float" office:value="576.27700000000004" table:style-name="ce72">
            <text:p>576.3</text:p>
          </table:table-cell>
          <table:table-cell office:value-type="percentage" office:value="1" table:style-name="ce73">
            <text:p>100%</text:p>
          </table:table-cell>
          <table:table-cell table:number-columns-repeated="16366"/>
        </table:table-row>
        <table:table-row table:style-name="ro7">
          <table:table-cell table:style-name="ce25"/>
          <table:table-cell table:number-columns-repeated="2" table:style-name="ce30"/>
          <table:table-cell table:number-columns-repeated="11" table:style-name="ce70"/>
          <table:table-cell table:number-columns-repeated="2" table:style-name="ce74"/>
          <table:table-cell table:style-name="ce75"/>
          <table:table-cell table:style-name="ce4"/>
          <table:table-cell table:number-columns-repeated="16366"/>
        </table:table-row>
        <table:table-row table:style-name="ro12">
          <table:table-cell office:value-type="string" table:style-name="ce4">
            <text:p>1. UK national emissions estimates are updated annually and any developments in methodology are applied retrospectively to earlier years.</text:p>
          </table:table-cell>
          <table:table-cell table:number-columns-repeated="2" table:style-name="ce4"/>
          <table:table-cell table:number-columns-repeated="11" table:style-name="ce30"/>
          <table:table-cell table:number-columns-repeated="2" table:style-name="ce44"/>
          <table:table-cell table:style-name="ce75"/>
          <table:table-cell office:value-type="string" table:style-name="ce45">
            <text:p>Source: Ricardo-AEA/BEIS (NAEI)</text:p>
          </table:table-cell>
          <table:table-cell table:number-columns-repeated="16366"/>
        </table:table-row>
        <table:table-row table:style-name="ro12">
          <table:table-cell office:value-type="string" table:style-name="ce4">
            <text:p>2. The 'by source' figures for transport only include direct emissions from transport while the 'by final user' transport figures also include</text:p>
          </table:table-cell>
          <table:table-cell table:number-columns-repeated="2" table:style-name="ce4"/>
          <table:table-cell table:number-columns-repeated="11" table:style-name="ce30"/>
          <table:table-cell table:number-columns-repeated="2" table:style-name="ce44"/>
          <table:table-cell table:style-name="ce75"/>
          <table:table-cell office:value-type="string" table:style-name="ce45">
            <text:p>Office for National Statistics (Environmental Accounts)</text:p>
          </table:table-cell>
          <table:table-cell table:number-columns-repeated="16366"/>
        </table:table-row>
        <table:table-row table:style-name="ro12">
          <table:table-cell office:value-type="string" table:number-columns-spanned="11" table:number-rows-spanned="1" table:style-name="ce52">
            <text:p><text:a xlink:href="https://www.gov.uk/government/publications/transport-energy-and-environment-statistics-notes-and-definitions"><text:span text:style-name="T1"><text:s text:c="4"/>appoximate emissions resulting from the production of the fuels used, which takes place within the UK (</text:span>see notes and definitions<text:span text:style-name="T1">).</text:span></text:a></text:p>
          </table:table-cell>
          <table:covered-table-cell table:number-columns-repeated="10"/>
          <table:table-cell table:number-columns-repeated="3" table:style-name="ce30"/>
          <table:table-cell table:number-columns-repeated="2" table:style-name="ce44"/>
          <table:table-cell table:style-name="ce75"/>
          <table:table-cell office:value-type="string" table:style-name="ce47">
            <text:p>Last updated: December 2018</text:p>
          </table:table-cell>
          <table:table-cell table:number-columns-repeated="16366"/>
        </table:table-row>
        <table:table-row table:style-name="ro12">
          <table:table-cell office:value-type="string" table:style-name="ce4">
            <text:p>3. 'Other road transport emissions' consist of emissions from road vehicles running on liquified petroleum gas (propane and butane) and</text:p>
          </table:table-cell>
          <table:table-cell table:number-columns-repeated="2" table:style-name="ce4"/>
          <table:table-cell table:number-columns-repeated="11" table:style-name="ce30"/>
          <table:table-cell table:number-columns-repeated="2" table:style-name="ce46"/>
          <table:table-cell table:style-name="ce75"/>
          <table:table-cell office:value-type="string" table:style-name="ce47">
            <text:p>Next update: December 2019</text:p>
          </table:table-cell>
          <table:table-cell table:number-columns-repeated="16366"/>
        </table:table-row>
        <table:table-row table:style-name="ro12">
          <table:table-cell office:value-type="string" table:style-name="ce4">
            <text:p><text:s text:c="4"/>emissions from the evaporation of engine lubricants as well as urea use.<text:s/></text:p>
          </table:table-cell>
          <table:table-cell table:number-columns-repeated="2" table:style-name="ce4"/>
          <table:table-cell table:number-columns-repeated="11" table:style-name="ce30"/>
          <table:table-cell table:number-columns-repeated="2" table:style-name="ce46"/>
          <table:table-cell table:style-name="ce75"/>
          <table:table-cell office:value-type="string" table:style-name="ce45">
            <text:p>Telephone: 020 7944 4847</text:p>
          </table:table-cell>
          <table:table-cell table:number-columns-repeated="16366"/>
        </table:table-row>
        <table:table-row table:style-name="ro12">
          <table:table-cell office:value-type="string" table:style-name="ce4">
            <text:p>4. There are no direct emissions from electric trains. However the final user emissions do include the emissions resulting from the</text:p>
          </table:table-cell>
          <table:table-cell table:number-columns-repeated="2" table:style-name="ce4"/>
          <table:table-cell table:number-columns-repeated="14" table:style-name="ce30"/>
          <table:table-cell office:value-type="string" table:style-name="ce67">
            <text:p><text:a xlink:href="mailto:environment.stats@dft.gov.uk">E-mail: environment.stats@dft.gov.uk</text:a></text:p>
          </table:table-cell>
          <table:table-cell table:number-columns-repeated="16366"/>
        </table:table-row>
        <table:table-row table:style-name="ro12">
          <table:table-cell office:value-type="string" table:style-name="ce4">
            <text:p><text:s text:c="4"/>production of the electricity used by electric trains.<text:s/></text:p>
          </table:table-cell>
          <table:table-cell table:number-columns-repeated="2" table:style-name="ce4"/>
          <table:table-cell table:number-columns-repeated="14" table:style-name="ce30"/>
          <table:table-cell table:style-name="ce75"/>
          <table:table-cell table:number-columns-repeated="16366"/>
        </table:table-row>
        <table:table-row table:style-name="ro12">
          <table:table-cell office:value-type="string" table:style-name="ce4">
            <text:p>5. Other mainly consists of 'military aircraft and shipping' &amp; 'aircraft support vehicles'.<text:s/></text:p>
          </table:table-cell>
          <table:table-cell table:number-columns-repeated="2" table:style-name="ce4"/>
          <table:table-cell table:number-columns-repeated="14" table:style-name="ce30"/>
          <table:table-cell table:style-name="ce75"/>
          <table:table-cell table:number-columns-repeated="16366"/>
        </table:table-row>
        <table:table-row table:style-name="ro12">
          <table:table-cell office:value-type="string" table:style-name="ce27">
            <text:p>6. International aviation and international shipping emissions are not included in the national total reported to the UNFCCC, since there is</text:p>
          </table:table-cell>
          <table:table-cell table:number-columns-repeated="2" table:style-name="ce4"/>
          <table:table-cell table:number-columns-repeated="14" table:style-name="ce30"/>
          <table:table-cell table:style-name="ce75"/>
          <table:table-cell table:number-columns-repeated="16366"/>
        </table:table-row>
        <table:table-row table:style-name="ro12">
          <table:table-cell office:value-type="string" table:number-columns-spanned="8" table:number-rows-spanned="1" table:style-name="ce53">
            <text:p><text:a xlink:href="https://www.gov.uk/government/publications/transport-energy-and-environment-statistics-notes-and-definitions"><text:span text:style-name="T1"><text:s text:c="4"/>no internationally agreed way of allocating these emissions to individual nation states (</text:span>see notes and definitions<text:span text:style-name="T1">).</text:span></text:a></text:p>
          </table:table-cell>
          <table:covered-table-cell table:number-columns-repeated="7"/>
          <table:table-cell table:number-columns-repeated="9" table:style-name="ce30"/>
          <table:table-cell table:style-name="ce75"/>
          <table:table-cell table:number-columns-repeated="16366"/>
        </table:table-row>
        <table:table-row table:style-name="ro12">
          <table:table-cell office:value-type="string" table:number-columns-spanned="14" table:number-rows-spanned="1" table:style-name="ce53">
            <text:p><text:a xlink:href="https://www.gov.uk/government/publications/transport-energy-and-environment-statistics-notes-and-definitions"><text:span text:style-name="T1">7. The economic sectors are based on similar concepts and classifications of industries to those used in the National Accounts (</text:span>see notes and definitions<text:span text:style-name="T1">).</text:span></text:a></text:p>
          </table:table-cell>
          <table:covered-table-cell table:number-columns-repeated="13"/>
          <table:table-cell table:number-columns-repeated="3" table:style-name="ce30"/>
          <table:table-cell table:style-name="ce75"/>
          <table:table-cell table:number-columns-repeated="16366"/>
        </table:table-row>
        <table:table-row table:style-name="ro12">
          <table:table-cell office:value-type="string" table:style-name="ce4">
            <text:p><text:s text:c="4"/>SIC 2007 = UK Standard Industrial Classification of Economic Activities 2007.</text:p>
          </table:table-cell>
          <table:table-cell table:style-name="ce4"/>
          <table:table-cell table:number-columns-repeated="15" table:style-name="ce30"/>
          <table:table-cell table:style-name="ce75"/>
          <table:table-cell table:number-columns-repeated="16366"/>
        </table:table-row>
        <table:table-row table:style-name="ro12">
          <table:table-cell table:style-name="ce27"/>
          <table:table-cell table:style-name="ce4"/>
          <table:table-cell table:number-columns-repeated="9" table:style-name="ce30"/>
          <table:table-cell table:number-columns-repeated="3" table:style-name="ce4"/>
          <table:table-cell table:number-columns-repeated="3" table:style-name="ce30"/>
          <table:table-cell table:style-name="ce75"/>
          <table:table-cell table:number-columns-repeated="16366"/>
        </table:table-row>
        <table:table-row table:style-name="ro12">
          <table:table-cell office:value-type="string" table:style-name="ce4">
            <text:p>Note: The basket of greenhouse gases consists of carbon dioxide (CO2), methane (NH4), nitrous oxide (N2O), hydro-fluorocarbons (HFCs), perfluorocarbons (PFCs) and sulphur hexafluoride (SF6).</text:p>
          </table:table-cell>
          <table:table-cell table:number-columns-repeated="10" table:style-name="ce30"/>
          <table:table-cell table:number-columns-repeated="3" table:style-name="ce4"/>
          <table:table-cell table:number-columns-repeated="3" table:style-name="ce30"/>
          <table:table-cell table:style-name="ce75"/>
          <table:table-cell table:number-columns-repeated="16366"/>
        </table:table-row>
        <table:table-row table:style-name="ro7">
          <table:table-cell table:style-name="ce27"/>
          <table:table-cell table:number-columns-repeated="10" table:style-name="ce30"/>
          <table:table-cell table:number-columns-repeated="5" table:style-name="ce4"/>
          <table:table-cell table:style-name="ce30"/>
          <table:table-cell table:number-columns-repeated="16367" table:style-name="ce5"/>
        </table:table-row>
        <table:table-row table:style-name="ro7">
          <table:table-cell table:style-name="ce49"/>
          <table:table-cell table:number-columns-repeated="10" table:style-name="ce30"/>
          <table:table-cell table:number-columns-repeated="5" table:style-name="ce4"/>
          <table:table-cell table:style-name="ce30"/>
          <table:table-cell table:number-columns-repeated="16367" table:style-name="ce5"/>
        </table:table-row>
        <table:table-row table:style-name="ro7">
          <table:table-cell table:style-name="ce49"/>
          <table:table-cell table:style-name="ce30"/>
          <table:table-cell table:style-name="ce4"/>
          <table:table-cell table:number-columns-repeated="8" table:style-name="ce30"/>
          <table:table-cell table:number-columns-repeated="5" table:style-name="ce4"/>
          <table:table-cell table:style-name="ce30"/>
          <table:table-cell table:number-columns-repeated="16367" table:style-name="ce5"/>
        </table:table-row>
        <table:table-row table:style-name="ro7">
          <table:table-cell table:style-name="ce50"/>
          <table:table-cell table:style-name="ce30"/>
          <table:table-cell table:style-name="ce4"/>
          <table:table-cell table:number-columns-repeated="8" table:style-name="ce30"/>
          <table:table-cell table:number-columns-repeated="5" table:style-name="ce4"/>
          <table:table-cell table:style-name="ce30"/>
          <table:table-cell table:number-columns-repeated="16367"/>
        </table:table-row>
        <table:table-row table:number-rows-repeated="3" table:style-name="ro7">
          <table:table-cell table:style-name="ce5"/>
          <table:table-cell table:style-name="ce30"/>
          <table:table-cell table:style-name="ce4"/>
          <table:table-cell table:number-columns-repeated="8" table:style-name="ce30"/>
          <table:table-cell table:number-columns-repeated="5" table:style-name="ce4"/>
          <table:table-cell table:style-name="ce30"/>
          <table:table-cell table:number-columns-repeated="16367"/>
        </table:table-row>
        <table:table-row table:style-name="ro7">
          <table:table-cell table:style-name="ce5"/>
          <table:table-cell table:number-columns-repeated="10" table:style-name="ce4"/>
          <table:table-cell table:number-columns-repeated="3" table:style-name="ce30"/>
          <table:table-cell table:number-columns-repeated="2" table:style-name="ce4"/>
          <table:table-cell table:style-name="ce30"/>
          <table:table-cell table:number-columns-repeated="16367"/>
        </table:table-row>
        <table:table-row table:style-name="ro7">
          <table:table-cell table:number-columns-repeated="3" table:style-name="ce30"/>
          <table:table-cell table:number-columns-repeated="16381" table:style-name="ce5"/>
        </table:table-row>
        <table:table-row table:style-name="ro7">
          <table:table-cell table:number-columns-repeated="16384"/>
        </table:table-row>
        <table:table-row table:number-rows-repeated="4" table:style-name="ro7">
          <table:table-cell table:style-name="ce30"/>
          <table:table-cell table:number-columns-repeated="2" table:style-name="ce4"/>
          <table:table-cell table:number-columns-repeated="16381" table:style-name="ce5"/>
        </table:table-row>
        <table:table-row table:number-rows-repeated="1048501" table:style-name="ro7">
          <table:table-cell table:number-columns-repeated="16384"/>
        </table:table-row>
        <table:named-expressions>
          <table:named-range table:name="Print_Area" table:cell-range-address="ENV0201.$A$4:ENV0201.$R$61" table:base-cell-address="ENV0201.$A$1"/>
        </table:named-expressions>
      </table:table>
      <table:table table:name="ENV0201_(Historic)" table:style-name="ta2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8" table:number-columns-repeated="8" table:default-cell-style-name="ce4"/>
        <table:table-column table:style-name="co4" table:default-cell-style-name="ce4"/>
        <table:table-column table:style-name="co8" table:number-columns-repeated="8" table:default-cell-style-name="ce4"/>
        <table:table-column table:style-name="co9" table:default-cell-style-name="ce4"/>
        <table:table-column table:style-name="co8" table:number-columns-repeated="4" table:default-cell-style-name="ce4"/>
        <table:table-column table:style-name="co4" table:number-columns-repeated="2" table:default-cell-style-name="ce4"/>
        <table:table-column table:style-name="co10" table:number-columns-repeated="2" table:default-cell-style-name="ce4"/>
        <table:table-column table:style-name="co10" table:default-cell-style-name="ce5"/>
        <table:table-column table:style-name="co7" table:number-columns-repeated="16354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number-columns-repeated="25" table:style-name="ce54"/>
          <table:table-cell table:style-name="ce4"/>
          <table:table-cell table:number-columns-repeated="16355" table:style-name="ce5"/>
        </table:table-row>
        <table:table-row table:style-name="ro7">
          <table:table-cell office:value-type="string" table:style-name="ce6">
            <text:p>Energy and the Environment</text:p>
          </table:table-cell>
          <table:table-cell table:number-columns-repeated="2" table:style-name="ce3"/>
          <table:table-cell table:number-columns-repeated="25" table:style-name="ce55"/>
          <table:table-cell table:style-name="ce4"/>
          <table:table-cell table:number-columns-repeated="16355" table:style-name="ce5"/>
        </table:table-row>
        <table:table-row table:style-name="ro2">
          <table:table-cell table:style-name="ce56"/>
          <table:table-cell table:number-columns-repeated="2" table:style-name="ce3"/>
          <table:table-cell table:number-columns-repeated="26" table:style-name="ce4"/>
          <table:table-cell table:number-columns-repeated="16355" table:style-name="ce5"/>
        </table:table-row>
        <table:table-row table:style-name="ro4">
          <table:table-cell office:value-type="string" table:style-name="ce9">
            <text:p>ENV0201 (Historic)<text:s text:c="2"/></text:p>
          </table:table-cell>
          <table:table-cell table:number-columns-repeated="2" table:style-name="ce10"/>
          <table:table-cell table:style-name="ce57"/>
          <table:table-cell table:number-columns-repeated="5" table:style-name="ce10"/>
          <table:table-cell table:number-columns-repeated="8" table:style-name="ce11"/>
          <table:table-cell table:number-columns-repeated="7" table:style-name="ce4"/>
          <table:table-cell table:style-name="ce12"/>
          <table:table-cell table:number-columns-repeated="4" table:style-name="ce4"/>
          <table:table-cell table:number-columns-repeated="16355" table:style-name="ce5"/>
        </table:table-row>
        <table:table-row table:style-name="ro13">
          <table:table-cell office:value-type="string" table:style-name="ce9">
            <text:p>Greenhouse gas emissions by transport mode: United Kingdom, 1990-2016<text:span text:style-name="T3">1</text:span></text:p>
          </table:table-cell>
          <table:table-cell table:number-columns-repeated="2" table:style-name="ce10"/>
          <table:table-cell table:style-name="ce57"/>
          <table:table-cell table:number-columns-repeated="5" table:style-name="ce10"/>
          <table:table-cell table:number-columns-repeated="8" table:style-name="ce11"/>
          <table:table-cell table:number-columns-repeated="7" table:style-name="ce4"/>
          <table:table-cell table:style-name="ce12"/>
          <table:table-cell table:number-columns-repeated="4" table:style-name="ce4"/>
          <table:table-cell table:number-columns-repeated="16355" table:style-name="ce5"/>
        </table:table-row>
        <table:table-row table:style-name="ro2">
          <table:table-cell table:number-columns-repeated="3" table:style-name="ce11"/>
          <table:table-cell table:style-name="ce58"/>
          <table:table-cell table:number-columns-repeated="10" table:style-name="ce11"/>
          <table:table-cell table:style-name="ce13"/>
          <table:table-cell table:number-columns-repeated="3" table:style-name="ce14"/>
          <table:table-cell table:number-columns-repeated="2" table:style-name="ce30"/>
          <table:table-cell table:number-columns-repeated="3" table:style-name="ce14"/>
          <table:table-cell table:number-columns-repeated="4" table:style-name="ce15"/>
          <table:table-cell table:style-name="ce30"/>
          <table:table-cell table:style-name="ce15"/>
          <table:table-cell office:value-type="string" table:style-name="ce15">
            <text:p>Million tonnes of carbon dioxide equivalent</text:p>
          </table:table-cell>
          <table:table-cell table:number-columns-repeated="16354"/>
        </table:table-row>
        <table:table-row table:style-name="ro1">
          <table:table-cell table:style-name="ce16"/>
          <table:table-cell table:number-columns-repeated="2" table:style-name="ce17"/>
          <table:table-cell office:value-type="float" office:value="1990" table:style-name="ce59">
            <text:p>1990</text:p>
          </table:table-cell>
          <table:table-cell office:value-type="float" office:value="1991" table:style-name="ce59">
            <text:p>1991</text:p>
          </table:table-cell>
          <table:table-cell office:value-type="float" office:value="1992" table:style-name="ce59">
            <text:p>1992</text:p>
          </table:table-cell>
          <table:table-cell office:value-type="float" office:value="1993" table:style-name="ce59">
            <text:p>1993</text:p>
          </table:table-cell>
          <table:table-cell office:value-type="float" office:value="1994" table:style-name="ce59">
            <text:p>1994</text:p>
          </table:table-cell>
          <table:table-cell office:value-type="float" office:value="1995" table:style-name="ce59">
            <text:p>1995</text:p>
          </table:table-cell>
          <table:table-cell office:value-type="float" office:value="1996" table:style-name="ce59">
            <text:p>1996</text:p>
          </table:table-cell>
          <table:table-cell office:value-type="float" office:value="1997" table:style-name="ce59">
            <text:p>1997</text:p>
          </table:table-cell>
          <table:table-cell office:value-type="float" office:value="1998" table:style-name="ce19">
            <text:p>1998</text:p>
          </table:table-cell>
          <table:table-cell office:value-type="float" office:value="1999" table:style-name="ce19">
            <text:p>1999</text:p>
          </table:table-cell>
          <table:table-cell office:value-type="float" office:value="2000" table:style-name="ce19">
            <text:p>2000</text:p>
          </table:table-cell>
          <table:table-cell office:value-type="float" office:value="2001" table:style-name="ce19">
            <text:p>2001</text:p>
          </table:table-cell>
          <table:table-cell office:value-type="float" office:value="2002" table:style-name="ce19">
            <text:p>2002</text:p>
          </table:table-cell>
          <table:table-cell office:value-type="float" office:value="2003" table:style-name="ce19">
            <text:p>2003</text:p>
          </table:table-cell>
          <table:table-cell office:value-type="float" office:value="2004" table:style-name="ce19">
            <text:p>2004</text:p>
          </table:table-cell>
          <table:table-cell office:value-type="float" office:value="2005" table:style-name="ce19">
            <text:p>2005</text:p>
          </table:table-cell>
          <table:table-cell office:value-type="float" office:value="2006" table:style-name="ce18">
            <text:p>2006</text:p>
          </table:table-cell>
          <table:table-cell office:value-type="float" office:value="2007" table:style-name="ce18">
            <text:p>2007</text:p>
          </table:table-cell>
          <table:table-cell office:value-type="float" office:value="2008" table:style-name="ce18">
            <text:p>2008</text:p>
          </table:table-cell>
          <table:table-cell office:value-type="float" office:value="2009" table:style-name="ce18">
            <text:p>2009</text:p>
          </table:table-cell>
          <table:table-cell office:value-type="float" office:value="2010" table:style-name="ce18">
            <text:p>2010</text:p>
          </table:table-cell>
          <table:table-cell office:value-type="float" office:value="2011" table:style-name="ce18">
            <text:p>2011</text:p>
          </table:table-cell>
          <table:table-cell office:value-type="float" office:value="2012" table:style-name="ce18">
            <text:p>2012</text:p>
          </table:table-cell>
          <table:table-cell office:value-type="float" office:value="2013" table:style-name="ce18">
            <text:p>2013</text:p>
          </table:table-cell>
          <table:table-cell office:value-type="float" office:value="2014" table:style-name="ce18">
            <text:p>2014</text:p>
          </table:table-cell>
          <table:table-cell office:value-type="float" office:value="2015" table:style-name="ce18">
            <text:p>2015</text:p>
          </table:table-cell>
          <table:table-cell office:value-type="float" office:value="2016" table:style-name="ce18">
            <text:p>2016</text:p>
          </table:table-cell>
          <table:table-cell table:number-columns-repeated="16354"/>
        </table:table-row>
        <table:table-row table:style-name="ro14">
          <table:table-cell office:value-type="string" table:style-name="ce20">
            <text:p>(a) By source<text:span text:style-name="T4">2</text:span></text:p>
          </table:table-cell>
          <table:table-cell table:number-columns-repeated="2" table:style-name="ce21"/>
          <table:table-cell table:number-columns-repeated="27" table:style-name="ce60"/>
          <table:table-cell table:number-columns-repeated="16354"/>
        </table:table-row>
        <table:table-row table:style-name="ro7">
          <table:table-cell office:value-type="string" table:style-name="ce25">
            <text:p>Domestic<text:s/></text:p>
            <text:p>transport</text:p>
          </table:table-cell>
          <table:table-cell office:value-type="string" table:style-name="ce26">
            <text:p>Road transport</text:p>
          </table:table-cell>
          <table:table-cell office:value-type="string" table:style-name="ce27">
            <text:p>Cars and taxis</text:p>
          </table:table-cell>
          <table:table-cell office:value-type="float" office:value="72.286597583252572" table:style-name="ce28">
            <text:p>72.3</text:p>
          </table:table-cell>
          <table:table-cell office:value-type="float" office:value="72.026986932500847" table:style-name="ce28">
            <text:p>72.0</text:p>
          </table:table-cell>
          <table:table-cell office:value-type="float" office:value="73.599023704190444" table:style-name="ce28">
            <text:p>73.6</text:p>
          </table:table-cell>
          <table:table-cell office:value-type="float" office:value="74.488334227675423" table:style-name="ce28">
            <text:p>74.5</text:p>
          </table:table-cell>
          <table:table-cell office:value-type="float" office:value="73.890397352944419" table:style-name="ce28">
            <text:p>73.9</text:p>
          </table:table-cell>
          <table:table-cell office:value-type="float" office:value="73.157763564015269" table:style-name="ce28">
            <text:p>73.2</text:p>
          </table:table-cell>
          <table:table-cell office:value-type="float" office:value="75.915368686970538" table:style-name="ce28">
            <text:p>75.9</text:p>
          </table:table-cell>
          <table:table-cell office:value-type="float" office:value="76.596401137415839" table:style-name="ce28">
            <text:p>76.6</text:p>
          </table:table-cell>
          <table:table-cell office:value-type="float" office:value="75.83584579007595" table:style-name="ce28">
            <text:p>75.8</text:p>
          </table:table-cell>
          <table:table-cell office:value-type="float" office:value="77.210709181093875" table:style-name="ce28">
            <text:p>77.2</text:p>
          </table:table-cell>
          <table:table-cell office:value-type="float" office:value="76.966085626033887" table:style-name="ce28">
            <text:p>77.0</text:p>
          </table:table-cell>
          <table:table-cell office:value-type="float" office:value="76.757443368889369" table:style-name="ce28">
            <text:p>76.8</text:p>
          </table:table-cell>
          <table:table-cell office:value-type="float" office:value="78.263633324932783" table:style-name="ce28">
            <text:p>78.3</text:p>
          </table:table-cell>
          <table:table-cell office:value-type="float" office:value="76.966683669465056" table:style-name="ce28">
            <text:p>77.0</text:p>
          </table:table-cell>
          <table:table-cell office:value-type="float" office:value="77.366547798317924" table:style-name="ce28">
            <text:p>77.4</text:p>
          </table:table-cell>
          <table:table-cell office:value-type="float" office:value="77.357761708051726" table:style-name="ce28">
            <text:p>77.4</text:p>
          </table:table-cell>
          <table:table-cell office:value-type="float" office:value="76.838371452361685" table:style-name="ce28">
            <text:p>76.8</text:p>
          </table:table-cell>
          <table:table-cell office:value-type="float" office:value="77.074164435151971" table:style-name="ce28">
            <text:p>77.1</text:p>
          </table:table-cell>
          <table:table-cell office:value-type="float" office:value="74.792605793686604" table:style-name="ce28">
            <text:p>74.8</text:p>
          </table:table-cell>
          <table:table-cell office:value-type="float" office:value="72.47022181111349" table:style-name="ce28">
            <text:p>72.5</text:p>
          </table:table-cell>
          <table:table-cell office:value-type="float" office:value="70.241106740856083" table:style-name="ce28">
            <text:p>70.2</text:p>
          </table:table-cell>
          <table:table-cell office:value-type="float" office:value="69.491867391562153" table:style-name="ce28">
            <text:p>69.5</text:p>
          </table:table-cell>
          <table:table-cell office:value-type="float" office:value="69.217474062597333" table:style-name="ce28">
            <text:p>69.2</text:p>
          </table:table-cell>
          <table:table-cell office:value-type="float" office:value="68.04660734711986" table:style-name="ce28">
            <text:p>68.0</text:p>
          </table:table-cell>
          <table:table-cell office:value-type="float" office:value="68.304591135880372" table:style-name="ce28">
            <text:p>68.3</text:p>
          </table:table-cell>
          <table:table-cell office:value-type="float" office:value="68.83215009883601" table:style-name="ce28">
            <text:p>68.8</text:p>
          </table:table-cell>
          <table:table-cell office:value-type="float" office:value="70.278890281332835" table:style-name="ce28">
            <text:p>70.3</text:p>
          </table:table-cell>
          <table:table-cell table:number-columns-repeated="16354"/>
        </table:table-row>
        <table:table-row table:style-name="ro3">
          <table:table-cell table:number-columns-repeated="2" table:style-name="ce25"/>
          <table:table-cell office:value-type="string" table:style-name="ce27">
            <text:p>Heavy goods vehicles</text:p>
          </table:table-cell>
          <table:table-cell office:value-type="float" office:value="20.462123818349596" table:style-name="ce28">
            <text:p>20.5</text:p>
          </table:table-cell>
          <table:table-cell office:value-type="float" office:value="19.446038072593147" table:style-name="ce28">
            <text:p>19.4</text:p>
          </table:table-cell>
          <table:table-cell office:value-type="float" office:value="19.370592381034154" table:style-name="ce28">
            <text:p>19.4</text:p>
          </table:table-cell>
          <table:table-cell office:value-type="float" office:value="19.646723993627386" table:style-name="ce28">
            <text:p>19.6</text:p>
          </table:table-cell>
          <table:table-cell office:value-type="float" office:value="20.25472151158106" table:style-name="ce28">
            <text:p>20.3</text:p>
          </table:table-cell>
          <table:table-cell office:value-type="float" office:value="19.917855794974173" table:style-name="ce28">
            <text:p>19.9</text:p>
          </table:table-cell>
          <table:table-cell office:value-type="float" office:value="20.474819956788693" table:style-name="ce28">
            <text:p>20.5</text:p>
          </table:table-cell>
          <table:table-cell office:value-type="float" office:value="20.508989652654748" table:style-name="ce28">
            <text:p>20.5</text:p>
          </table:table-cell>
          <table:table-cell office:value-type="float" office:value="20.270062302553498" table:style-name="ce28">
            <text:p>20.3</text:p>
          </table:table-cell>
          <table:table-cell office:value-type="float" office:value="19.876904383272791" table:style-name="ce28">
            <text:p>19.9</text:p>
          </table:table-cell>
          <table:table-cell office:value-type="float" office:value="19.547636502363272" table:style-name="ce28">
            <text:p>19.5</text:p>
          </table:table-cell>
          <table:table-cell office:value-type="float" office:value="19.518574185545212" table:style-name="ce28">
            <text:p>19.5</text:p>
          </table:table-cell>
          <table:table-cell office:value-type="float" office:value="19.99486032740904" table:style-name="ce28">
            <text:p>20.0</text:p>
          </table:table-cell>
          <table:table-cell office:value-type="float" office:value="20.198733574885157" table:style-name="ce28">
            <text:p>20.2</text:p>
          </table:table-cell>
          <table:table-cell office:value-type="float" office:value="20.561880237923415" table:style-name="ce28">
            <text:p>20.6</text:p>
          </table:table-cell>
          <table:table-cell office:value-type="float" office:value="20.793998183096988" table:style-name="ce28">
            <text:p>20.8</text:p>
          </table:table-cell>
          <table:table-cell office:value-type="float" office:value="20.823173406995238" table:style-name="ce28">
            <text:p>20.8</text:p>
          </table:table-cell>
          <table:table-cell office:value-type="float" office:value="21.011355371366886" table:style-name="ce28">
            <text:p>21.0</text:p>
          </table:table-cell>
          <table:table-cell office:value-type="float" office:value="19.550654156601492" table:style-name="ce28">
            <text:p>19.6</text:p>
          </table:table-cell>
          <table:table-cell office:value-type="float" office:value="18.00165315826964" table:style-name="ce28">
            <text:p>18.0</text:p>
          </table:table-cell>
          <table:table-cell office:value-type="float" office:value="18.554054702665784" table:style-name="ce28">
            <text:p>18.6</text:p>
          </table:table-cell>
          <table:table-cell office:value-type="float" office:value="18.107247109600792" table:style-name="ce28">
            <text:p>18.1</text:p>
          </table:table-cell>
          <table:table-cell office:value-type="float" office:value="18.16719961254659" table:style-name="ce28">
            <text:p>18.2</text:p>
          </table:table-cell>
          <table:table-cell office:value-type="float" office:value="18.269386297891803" table:style-name="ce28">
            <text:p>18.3</text:p>
          </table:table-cell>
          <table:table-cell office:value-type="float" office:value="18.795452494983067" table:style-name="ce28">
            <text:p>18.8</text:p>
          </table:table-cell>
          <table:table-cell office:value-type="float" office:value="19.815645357870782" table:style-name="ce28">
            <text:p>19.8</text:p>
          </table:table-cell>
          <table:table-cell office:value-type="float" office:value="20.254302926542458" table:style-name="ce28">
            <text:p>20.3</text:p>
          </table:table-cell>
          <table:table-cell table:number-columns-repeated="16354"/>
        </table:table-row>
        <table:table-row table:style-name="ro7">
          <table:table-cell table:number-columns-repeated="2" table:style-name="ce25"/>
          <table:table-cell office:value-type="string" table:style-name="ce27">
            <text:p>Light vans</text:p>
          </table:table-cell>
          <table:table-cell office:value-type="float" office:value="11.636218557075512" table:style-name="ce28">
            <text:p>11.6</text:p>
          </table:table-cell>
          <table:table-cell office:value-type="float" office:value="12.031049778247935" table:style-name="ce28">
            <text:p>12.0</text:p>
          </table:table-cell>
          <table:table-cell office:value-type="float" office:value="12.166450353520512" table:style-name="ce28">
            <text:p>12.2</text:p>
          </table:table-cell>
          <table:table-cell office:value-type="float" office:value="12.371730497617316" table:style-name="ce28">
            <text:p>12.4</text:p>
          </table:table-cell>
          <table:table-cell office:value-type="float" office:value="12.897071560217146" table:style-name="ce28">
            <text:p>12.9</text:p>
          </table:table-cell>
          <table:table-cell office:value-type="float" office:value="12.900327157640174" table:style-name="ce28">
            <text:p>12.9</text:p>
          </table:table-cell>
          <table:table-cell office:value-type="float" office:value="13.536922543535113" table:style-name="ce28">
            <text:p>13.5</text:p>
          </table:table-cell>
          <table:table-cell office:value-type="float" office:value="14.111819982123432" table:style-name="ce28">
            <text:p>14.1</text:p>
          </table:table-cell>
          <table:table-cell office:value-type="float" office:value="14.365192223446252" table:style-name="ce28">
            <text:p>14.4</text:p>
          </table:table-cell>
          <table:table-cell office:value-type="float" office:value="14.306420892644988" table:style-name="ce28">
            <text:p>14.3</text:p>
          </table:table-cell>
          <table:table-cell office:value-type="float" office:value="14.293032238598959" table:style-name="ce28">
            <text:p>14.3</text:p>
          </table:table-cell>
          <table:table-cell office:value-type="float" office:value="14.311709909739326" table:style-name="ce28">
            <text:p>14.3</text:p>
          </table:table-cell>
          <table:table-cell office:value-type="float" office:value="14.521201114743194" table:style-name="ce28">
            <text:p>14.5</text:p>
          </table:table-cell>
          <table:table-cell office:value-type="float" office:value="14.949239023277373" table:style-name="ce28">
            <text:p>14.9</text:p>
          </table:table-cell>
          <table:table-cell office:value-type="float" office:value="15.399297402787969" table:style-name="ce28">
            <text:p>15.4</text:p>
          </table:table-cell>
          <table:table-cell office:value-type="float" office:value="15.829330679161849" table:style-name="ce28">
            <text:p>15.8</text:p>
          </table:table-cell>
          <table:table-cell office:value-type="float" office:value="16.249918287678174" table:style-name="ce28">
            <text:p>16.2</text:p>
          </table:table-cell>
          <table:table-cell office:value-type="float" office:value="16.840875020533563" table:style-name="ce28">
            <text:p>16.8</text:p>
          </table:table-cell>
          <table:table-cell office:value-type="float" office:value="15.984130679848231" table:style-name="ce28">
            <text:p>16.0</text:p>
          </table:table-cell>
          <table:table-cell office:value-type="float" office:value="15.758123856880925" table:style-name="ce28">
            <text:p>15.8</text:p>
          </table:table-cell>
          <table:table-cell office:value-type="float" office:value="16.092374106939459" table:style-name="ce28">
            <text:p>16.1</text:p>
          </table:table-cell>
          <table:table-cell office:value-type="float" office:value="16.191430521381292" table:style-name="ce28">
            <text:p>16.2</text:p>
          </table:table-cell>
          <table:table-cell office:value-type="float" office:value="16.370744187653155" table:style-name="ce28">
            <text:p>16.4</text:p>
          </table:table-cell>
          <table:table-cell office:value-type="float" office:value="16.581261735750495" table:style-name="ce28">
            <text:p>16.6</text:p>
          </table:table-cell>
          <table:table-cell office:value-type="float" office:value="17.307915609117984" table:style-name="ce28">
            <text:p>17.3</text:p>
          </table:table-cell>
          <table:table-cell office:value-type="float" office:value="18.158770972694906" table:style-name="ce28">
            <text:p>18.2</text:p>
          </table:table-cell>
          <table:table-cell office:value-type="float" office:value="19.163961387645234" table:style-name="ce28">
            <text:p>19.2</text:p>
          </table:table-cell>
          <table:table-cell table:number-columns-repeated="16354"/>
        </table:table-row>
        <table:table-row table:style-name="ro7">
          <table:table-cell table:number-columns-repeated="2" table:style-name="ce25"/>
          <table:table-cell office:value-type="string" table:style-name="ce27">
            <text:p>Buses and coaches</text:p>
          </table:table-cell>
          <table:table-cell office:value-type="float" office:value="5.2510702933705256" table:style-name="ce28">
            <text:p>5.3</text:p>
          </table:table-cell>
          <table:table-cell office:value-type="float" office:value="5.3809522064064499" table:style-name="ce28">
            <text:p>5.4</text:p>
          </table:table-cell>
          <table:table-cell office:value-type="float" office:value="5.314114375789126" table:style-name="ce28">
            <text:p>5.3</text:p>
          </table:table-cell>
          <table:table-cell office:value-type="float" office:value="5.3020155151823714" table:style-name="ce28">
            <text:p>5.3</text:p>
          </table:table-cell>
          <table:table-cell office:value-type="float" office:value="5.3683662687089369" table:style-name="ce28">
            <text:p>5.4</text:p>
          </table:table-cell>
          <table:table-cell office:value-type="float" office:value="5.4422358236107584" table:style-name="ce28">
            <text:p>5.4</text:p>
          </table:table-cell>
          <table:table-cell office:value-type="float" office:value="5.5064467678244098" table:style-name="ce28">
            <text:p>5.5</text:p>
          </table:table-cell>
          <table:table-cell office:value-type="float" office:value="5.5054640824250285" table:style-name="ce28">
            <text:p>5.5</text:p>
          </table:table-cell>
          <table:table-cell office:value-type="float" office:value="5.3600790159788341" table:style-name="ce28">
            <text:p>5.4</text:p>
          </table:table-cell>
          <table:table-cell office:value-type="float" office:value="5.187905998588203" table:style-name="ce28">
            <text:p>5.2</text:p>
          </table:table-cell>
          <table:table-cell office:value-type="float" office:value="4.8651130944999537" table:style-name="ce28">
            <text:p>4.9</text:p>
          </table:table-cell>
          <table:table-cell office:value-type="float" office:value="4.7484702497772764" table:style-name="ce28">
            <text:p>4.7</text:p>
          </table:table-cell>
          <table:table-cell office:value-type="float" office:value="4.7325553895612824" table:style-name="ce28">
            <text:p>4.7</text:p>
          </table:table-cell>
          <table:table-cell office:value-type="float" office:value="4.8552628463268208" table:style-name="ce28">
            <text:p>4.9</text:p>
          </table:table-cell>
          <table:table-cell office:value-type="float" office:value="4.6401981865188064" table:style-name="ce28">
            <text:p>4.6</text:p>
          </table:table-cell>
          <table:table-cell office:value-type="float" office:value="4.6243884098664889" table:style-name="ce28">
            <text:p>4.6</text:p>
          </table:table-cell>
          <table:table-cell office:value-type="float" office:value="4.686884880219476" table:style-name="ce28">
            <text:p>4.7</text:p>
          </table:table-cell>
          <table:table-cell office:value-type="float" office:value="4.7658531943910498" table:style-name="ce28">
            <text:p>4.8</text:p>
          </table:table-cell>
          <table:table-cell office:value-type="float" office:value="4.2242435994802889" table:style-name="ce28">
            <text:p>4.2</text:p>
          </table:table-cell>
          <table:table-cell office:value-type="float" office:value="4.2124319658857488" table:style-name="ce28">
            <text:p>4.2</text:p>
          </table:table-cell>
          <table:table-cell office:value-type="float" office:value="4.3111293193950493" table:style-name="ce28">
            <text:p>4.3</text:p>
          </table:table-cell>
          <table:table-cell office:value-type="float" office:value="3.9664568746167204" table:style-name="ce28">
            <text:p>4.0</text:p>
          </table:table-cell>
          <table:table-cell office:value-type="float" office:value="3.7941099184987799" table:style-name="ce28">
            <text:p>3.8</text:p>
          </table:table-cell>
          <table:table-cell office:value-type="float" office:value="3.8470106101743049" table:style-name="ce28">
            <text:p>3.8</text:p>
          </table:table-cell>
          <table:table-cell office:value-type="float" office:value="3.832695877050325" table:style-name="ce28">
            <text:p>3.8</text:p>
          </table:table-cell>
          <table:table-cell office:value-type="float" office:value="3.7064526245858374" table:style-name="ce28">
            <text:p>3.7</text:p>
          </table:table-cell>
          <table:table-cell office:value-type="float" office:value="3.4627147395925206" table:style-name="ce28">
            <text:p>3.5</text:p>
          </table:table-cell>
          <table:table-cell table:number-columns-repeated="16354"/>
        </table:table-row>
        <table:table-row table:style-name="ro7">
          <table:table-cell table:number-columns-repeated="2" table:style-name="ce25"/>
          <table:table-cell office:value-type="string" table:style-name="ce27">
            <text:p>Motorcycles &amp; mopeds</text:p>
          </table:table-cell>
          <table:table-cell office:value-type="float" office:value="0.77136178364084218" table:style-name="ce28">
            <text:p>0.8</text:p>
          </table:table-cell>
          <table:table-cell office:value-type="float" office:value="0.74804281798255268" table:style-name="ce28">
            <text:p>0.7</text:p>
          </table:table-cell>
          <table:table-cell office:value-type="float" office:value="0.63801588101316808" table:style-name="ce28">
            <text:p>0.6</text:p>
          </table:table-cell>
          <table:table-cell office:value-type="float" office:value="0.54042426661795795" table:style-name="ce28">
            <text:p>0.5</text:p>
          </table:table-cell>
          <table:table-cell office:value-type="float" office:value="0.52675618724671658" table:style-name="ce28">
            <text:p>0.5</text:p>
          </table:table-cell>
          <table:table-cell office:value-type="float" office:value="0.51442996330528989" table:style-name="ce28">
            <text:p>0.5</text:p>
          </table:table-cell>
          <table:table-cell office:value-type="float" office:value="0.53361551513823724" table:style-name="ce28">
            <text:p>0.5</text:p>
          </table:table-cell>
          <table:table-cell office:value-type="float" office:value="0.57161234422078722" table:style-name="ce28">
            <text:p>0.6</text:p>
          </table:table-cell>
          <table:table-cell office:value-type="float" office:value="0.58763235300400862" table:style-name="ce28">
            <text:p>0.6</text:p>
          </table:table-cell>
          <table:table-cell office:value-type="float" office:value="0.65074014808587832" table:style-name="ce28">
            <text:p>0.7</text:p>
          </table:table-cell>
          <table:table-cell office:value-type="float" office:value="0.64935273610059241" table:style-name="ce28">
            <text:p>0.6</text:p>
          </table:table-cell>
          <table:table-cell office:value-type="float" office:value="0.66294454077335185" table:style-name="ce28">
            <text:p>0.7</text:p>
          </table:table-cell>
          <table:table-cell office:value-type="float" office:value="0.69151124022141586" table:style-name="ce28">
            <text:p>0.7</text:p>
          </table:table-cell>
          <table:table-cell office:value-type="float" office:value="0.75140588824901577" table:style-name="ce28">
            <text:p>0.8</text:p>
          </table:table-cell>
          <table:table-cell office:value-type="float" office:value="0.68633923436677891" table:style-name="ce28">
            <text:p>0.7</text:p>
          </table:table-cell>
          <table:table-cell office:value-type="float" office:value="0.7170010360835295" table:style-name="ce28">
            <text:p>0.7</text:p>
          </table:table-cell>
          <table:table-cell office:value-type="float" office:value="0.6668331497484371" table:style-name="ce28">
            <text:p>0.7</text:p>
          </table:table-cell>
          <table:table-cell office:value-type="float" office:value="0.7094520525149699" table:style-name="ce28">
            <text:p>0.7</text:p>
          </table:table-cell>
          <table:table-cell office:value-type="float" office:value="0.6483022367672695" table:style-name="ce28">
            <text:p>0.6</text:p>
          </table:table-cell>
          <table:table-cell office:value-type="float" office:value="0.62910779832676034" table:style-name="ce28">
            <text:p>0.6</text:p>
          </table:table-cell>
          <table:table-cell office:value-type="float" office:value="0.55438728776192048" table:style-name="ce28">
            <text:p>0.6</text:p>
          </table:table-cell>
          <table:table-cell office:value-type="float" office:value="0.55143037791868821" table:style-name="ce28">
            <text:p>0.6</text:p>
          </table:table-cell>
          <table:table-cell office:value-type="float" office:value="0.53401791075416449" table:style-name="ce28">
            <text:p>0.5</text:p>
          </table:table-cell>
          <table:table-cell office:value-type="float" office:value="0.50549972370445828" table:style-name="ce28">
            <text:p>0.5</text:p>
          </table:table-cell>
          <table:table-cell office:value-type="float" office:value="0.51931029507234627" table:style-name="ce28">
            <text:p>0.5</text:p>
          </table:table-cell>
          <table:table-cell office:value-type="float" office:value="0.5238320063963815" table:style-name="ce28">
            <text:p>0.5</text:p>
          </table:table-cell>
          <table:table-cell office:value-type="float" office:value="0.54337340980964721" table:style-name="ce28">
            <text:p>0.5</text:p>
          </table:table-cell>
          <table:table-cell table:number-columns-repeated="16354"/>
        </table:table-row>
        <table:table-row table:style-name="ro7">
          <table:table-cell table:number-columns-repeated="2" table:style-name="ce25"/>
          <table:table-cell office:value-type="string" table:style-name="ce27">
            <text:p>Other road transport emissions<text:span text:style-name="T5">3</text:span></text:p>
          </table:table-cell>
          <table:table-cell office:value-type="float" office:value="0.20746527676559759" table:style-name="ce28">
            <text:p>0.2</text:p>
          </table:table-cell>
          <table:table-cell office:value-type="float" office:value="0.20689298295859659" table:style-name="ce28">
            <text:p>0.2</text:p>
          </table:table-cell>
          <table:table-cell office:value-type="float" office:value="0.20900665174461058" table:style-name="ce28">
            <text:p>0.2</text:p>
          </table:table-cell>
          <table:table-cell office:value-type="float" office:value="0.2107308968922714" table:style-name="ce28">
            <text:p>0.2</text:p>
          </table:table-cell>
          <table:table-cell office:value-type="float" office:value="0.216929511578871" table:style-name="ce28">
            <text:p>0.2</text:p>
          </table:table-cell>
          <table:table-cell office:value-type="float" office:value="0.21702385105529598" table:style-name="ce28">
            <text:p>0.2</text:p>
          </table:table-cell>
          <table:table-cell office:value-type="float" office:value="0.22131124285003756" table:style-name="ce28">
            <text:p>0.2</text:p>
          </table:table-cell>
          <table:table-cell office:value-type="float" office:value="0.22674341956857183" table:style-name="ce28">
            <text:p>0.2</text:p>
          </table:table-cell>
          <table:table-cell office:value-type="float" office:value="0.22965039463665468" table:style-name="ce28">
            <text:p>0.2</text:p>
          </table:table-cell>
          <table:table-cell office:value-type="float" office:value="0.24428756791284109" table:style-name="ce28">
            <text:p>0.2</text:p>
          </table:table-cell>
          <table:table-cell office:value-type="float" office:value="0.28227501746325928" table:style-name="ce28">
            <text:p>0.3</text:p>
          </table:table-cell>
          <table:table-cell office:value-type="float" office:value="0.38005032496487745" table:style-name="ce28">
            <text:p>0.4</text:p>
          </table:table-cell>
          <table:table-cell office:value-type="float" office:value="0.48112160142928517" table:style-name="ce28">
            <text:p>0.5</text:p>
          </table:table-cell>
          <table:table-cell office:value-type="float" office:value="0.54224634413337136" table:style-name="ce28">
            <text:p>0.5</text:p>
          </table:table-cell>
          <table:table-cell office:value-type="float" office:value="0.56055356615471585" table:style-name="ce28">
            <text:p>0.6</text:p>
          </table:table-cell>
          <table:table-cell office:value-type="float" office:value="0.58215217912797945" table:style-name="ce28">
            <text:p>0.6</text:p>
          </table:table-cell>
          <table:table-cell office:value-type="float" office:value="0.60329535454912242" table:style-name="ce28">
            <text:p>0.6</text:p>
          </table:table-cell>
          <table:table-cell office:value-type="float" office:value="0.5889007085137512" table:style-name="ce28">
            <text:p>0.6</text:p>
          </table:table-cell>
          <table:table-cell office:value-type="float" office:value="0.60301799012078061" table:style-name="ce28">
            <text:p>0.6</text:p>
          </table:table-cell>
          <table:table-cell office:value-type="float" office:value="0.55488659739889667" table:style-name="ce28">
            <text:p>0.6</text:p>
          </table:table-cell>
          <table:table-cell office:value-type="float" office:value="0.5588982038537168" table:style-name="ce28">
            <text:p>0.6</text:p>
          </table:table-cell>
          <table:table-cell office:value-type="float" office:value="0.54050578007077343" table:style-name="ce28">
            <text:p>0.5</text:p>
          </table:table-cell>
          <table:table-cell office:value-type="float" office:value="0.52806117533169361" table:style-name="ce28">
            <text:p>0.5</text:p>
          </table:table-cell>
          <table:table-cell office:value-type="float" office:value="0.53884019322508347" table:style-name="ce28">
            <text:p>0.5</text:p>
          </table:table-cell>
          <table:table-cell office:value-type="float" office:value="0.53035086726705183" table:style-name="ce28">
            <text:p>0.5</text:p>
          </table:table-cell>
          <table:table-cell office:value-type="float" office:value="0.51972156004794112" table:style-name="ce28">
            <text:p>0.5</text:p>
          </table:table-cell>
          <table:table-cell office:value-type="float" office:value="0.49513520225733038" table:style-name="ce28">
            <text:p>0.5</text:p>
          </table:table-cell>
          <table:table-cell table:number-columns-repeated="16354"/>
        </table:table-row>
        <table:table-row table:style-name="ro7">
          <table:table-cell table:number-columns-repeated="2" table:style-name="ce25"/>
          <table:table-cell office:value-type="string" table:style-name="ce25">
            <text:p>Total</text:p>
          </table:table-cell>
          <table:table-cell office:value-type="float" office:value="110.61483731245465" table:style-name="ce29">
            <text:p>110.6</text:p>
          </table:table-cell>
          <table:table-cell office:value-type="float" office:value="109.83996279068953" table:style-name="ce29">
            <text:p>109.8</text:p>
          </table:table-cell>
          <table:table-cell office:value-type="float" office:value="111.29720334729204" table:style-name="ce29">
            <text:p>111.3</text:p>
          </table:table-cell>
          <table:table-cell office:value-type="float" office:value="112.55995939761274" table:style-name="ce29">
            <text:p>112.6</text:p>
          </table:table-cell>
          <table:table-cell office:value-type="float" office:value="113.15424239227714" table:style-name="ce29">
            <text:p>113.2</text:p>
          </table:table-cell>
          <table:table-cell office:value-type="float" office:value="112.14963615460097" table:style-name="ce29">
            <text:p>112.1</text:p>
          </table:table-cell>
          <table:table-cell office:value-type="float" office:value="116.18848471310703" table:style-name="ce29">
            <text:p>116.2</text:p>
          </table:table-cell>
          <table:table-cell office:value-type="float" office:value="117.5210306184084" table:style-name="ce29">
            <text:p>117.5</text:p>
          </table:table-cell>
          <table:table-cell office:value-type="float" office:value="116.64846207969521" table:style-name="ce29">
            <text:p>116.6</text:p>
          </table:table-cell>
          <table:table-cell office:value-type="float" office:value="117.47696817159857" table:style-name="ce29">
            <text:p>117.5</text:p>
          </table:table-cell>
          <table:table-cell office:value-type="float" office:value="116.60349521505992" table:style-name="ce29">
            <text:p>116.6</text:p>
          </table:table-cell>
          <table:table-cell office:value-type="float" office:value="116.3791925796894" table:style-name="ce29">
            <text:p>116.4</text:p>
          </table:table-cell>
          <table:table-cell office:value-type="float" office:value="118.684882998297" table:style-name="ce29">
            <text:p>118.7</text:p>
          </table:table-cell>
          <table:table-cell office:value-type="float" office:value="118.26357134633679" table:style-name="ce29">
            <text:p>118.3</text:p>
          </table:table-cell>
          <table:table-cell office:value-type="float" office:value="119.2148164260696" table:style-name="ce29">
            <text:p>119.2</text:p>
          </table:table-cell>
          <table:table-cell office:value-type="float" office:value="119.90463219538854" table:style-name="ce29">
            <text:p>119.9</text:p>
          </table:table-cell>
          <table:table-cell office:value-type="float" office:value="119.86847653155215" table:style-name="ce29">
            <text:p>119.9</text:p>
          </table:table-cell>
          <table:table-cell office:value-type="float" office:value="120.9906007824722" table:style-name="ce29">
            <text:p>121.0</text:p>
          </table:table-cell>
          <table:table-cell office:value-type="float" office:value="115.80295445650466" table:style-name="ce29">
            <text:p>115.8</text:p>
          </table:table-cell>
          <table:table-cell office:value-type="float" office:value="111.62642518787545" table:style-name="ce29">
            <text:p>111.6</text:p>
          </table:table-cell>
          <table:table-cell office:value-type="float" office:value="110.31195036147203" table:style-name="ce29">
            <text:p>110.3</text:p>
          </table:table-cell>
          <table:table-cell office:value-type="float" office:value="108.84893805515043" table:style-name="ce29">
            <text:p>108.8</text:p>
          </table:table-cell>
          <table:table-cell office:value-type="float" office:value="108.61160686738172" table:style-name="ce29">
            <text:p>108.6</text:p>
          </table:table-cell>
          <table:table-cell office:value-type="float" office:value="107.788605907866" table:style-name="ce29">
            <text:p>107.8</text:p>
          </table:table-cell>
          <table:table-cell office:value-type="float" office:value="109.29031627937115" table:style-name="ce29">
            <text:p>109.3</text:p>
          </table:table-cell>
          <table:table-cell office:value-type="float" office:value="111.55657262043185" table:style-name="ce29">
            <text:p>111.6</text:p>
          </table:table-cell>
          <table:table-cell office:value-type="float" office:value="114.19837794718003" table:style-name="ce29">
            <text:p>114.2</text:p>
          </table:table-cell>
          <table:table-cell table:number-columns-repeated="16354"/>
        </table:table-row>
        <table:table-row table:style-name="ro7">
          <table:table-cell table:style-name="ce25"/>
          <table:table-cell office:value-type="string" table:style-name="ce25">
            <text:p>Other transport</text:p>
          </table:table-cell>
          <table:table-cell office:value-type="string" table:style-name="ce27">
            <text:p>Rail<text:span text:style-name="T5">1,4</text:span></text:p>
          </table:table-cell>
          <table:table-cell office:value-type="float" office:value="1.9542432785045567" table:style-name="ce28">
            <text:p>2.0</text:p>
          </table:table-cell>
          <table:table-cell office:value-type="float" office:value="1.9769278197748499" table:style-name="ce28">
            <text:p>2.0</text:p>
          </table:table-cell>
          <table:table-cell office:value-type="float" office:value="2.0056538437939455" table:style-name="ce28">
            <text:p>2.0</text:p>
          </table:table-cell>
          <table:table-cell office:value-type="float" office:value="1.950532007082022" table:style-name="ce28">
            <text:p>2.0</text:p>
          </table:table-cell>
          <table:table-cell office:value-type="float" office:value="1.9152652884889845" table:style-name="ce28">
            <text:p>1.9</text:p>
          </table:table-cell>
          <table:table-cell office:value-type="float" office:value="1.9895485042938936" table:style-name="ce28">
            <text:p>2.0</text:p>
          </table:table-cell>
          <table:table-cell office:value-type="float" office:value="2.1103863846753077" table:style-name="ce28">
            <text:p>2.1</text:p>
          </table:table-cell>
          <table:table-cell office:value-type="float" office:value="2.1545145609163527" table:style-name="ce28">
            <text:p>2.2</text:p>
          </table:table-cell>
          <table:table-cell office:value-type="float" office:value="2.2077857060791883" table:style-name="ce28">
            <text:p>2.2</text:p>
          </table:table-cell>
          <table:table-cell office:value-type="float" office:value="2.1985819362863936" table:style-name="ce28">
            <text:p>2.2</text:p>
          </table:table-cell>
          <table:table-cell office:value-type="float" office:value="2.1584096421192402" table:style-name="ce28">
            <text:p>2.2</text:p>
          </table:table-cell>
          <table:table-cell office:value-type="float" office:value="2.2316531004708224" table:style-name="ce28">
            <text:p>2.2</text:p>
          </table:table-cell>
          <table:table-cell office:value-type="float" office:value="2.118343220773347" table:style-name="ce28">
            <text:p>2.1</text:p>
          </table:table-cell>
          <table:table-cell office:value-type="float" office:value="1.8232552641362807" table:style-name="ce28">
            <text:p>1.8</text:p>
          </table:table-cell>
          <table:table-cell office:value-type="float" office:value="1.8869996023524214" table:style-name="ce28">
            <text:p>1.9</text:p>
          </table:table-cell>
          <table:table-cell office:value-type="float" office:value="1.8999105025308451" table:style-name="ce28">
            <text:p>1.9</text:p>
          </table:table-cell>
          <table:table-cell office:value-type="float" office:value="1.9289224096436945" table:style-name="ce28">
            <text:p>1.9</text:p>
          </table:table-cell>
          <table:table-cell office:value-type="float" office:value="2.0155375510816831" table:style-name="ce28">
            <text:p>2.0</text:p>
          </table:table-cell>
          <table:table-cell office:value-type="float" office:value="2.0050603988365987" table:style-name="ce28">
            <text:p>2.0</text:p>
          </table:table-cell>
          <table:table-cell office:value-type="float" office:value="1.9918007117908618" table:style-name="ce28">
            <text:p>2.0</text:p>
          </table:table-cell>
          <table:table-cell office:value-type="float" office:value="2.00276775988497" table:style-name="ce28">
            <text:p>2.0</text:p>
          </table:table-cell>
          <table:table-cell office:value-type="float" office:value="1.975844403322413" table:style-name="ce28">
            <text:p>2.0</text:p>
          </table:table-cell>
          <table:table-cell office:value-type="float" office:value="2.0413567059562259" table:style-name="ce28">
            <text:p>2.0</text:p>
          </table:table-cell>
          <table:table-cell office:value-type="float" office:value="2.017735905525277" table:style-name="ce28">
            <text:p>2.0</text:p>
          </table:table-cell>
          <table:table-cell office:value-type="float" office:value="2.0447147974246307" table:style-name="ce28">
            <text:p>2.0</text:p>
          </table:table-cell>
          <table:table-cell office:value-type="float" office:value="2.0321855365715171" table:style-name="ce28">
            <text:p>2.0</text:p>
          </table:table-cell>
          <table:table-cell office:value-type="float" office:value="2.0189879627203298" table:style-name="ce28">
            <text:p>2.0</text:p>
          </table:table-cell>
          <table:table-cell table:number-columns-repeated="16354"/>
        </table:table-row>
        <table:table-row table:style-name="ro7">
          <table:table-cell table:number-columns-repeated="2" table:style-name="ce25"/>
          <table:table-cell office:value-type="string" table:style-name="ce27">
            <text:p>Domestic aviation</text:p>
          </table:table-cell>
          <table:table-cell office:value-type="float" office:value="1.4642245990015073" table:style-name="ce28">
            <text:p>1.5</text:p>
          </table:table-cell>
          <table:table-cell office:value-type="float" office:value="1.4803938097746854" table:style-name="ce28">
            <text:p>1.5</text:p>
          </table:table-cell>
          <table:table-cell office:value-type="float" office:value="1.483199205420886" table:style-name="ce28">
            <text:p>1.5</text:p>
          </table:table-cell>
          <table:table-cell office:value-type="float" office:value="1.4480668182883392" table:style-name="ce28">
            <text:p>1.4</text:p>
          </table:table-cell>
          <table:table-cell office:value-type="float" office:value="1.340563795267258" table:style-name="ce28">
            <text:p>1.3</text:p>
          </table:table-cell>
          <table:table-cell office:value-type="float" office:value="1.4149954793592219" table:style-name="ce28">
            <text:p>1.4</text:p>
          </table:table-cell>
          <table:table-cell office:value-type="float" office:value="1.5920779962603591" table:style-name="ce28">
            <text:p>1.6</text:p>
          </table:table-cell>
          <table:table-cell office:value-type="float" office:value="1.6408057407072101" table:style-name="ce28">
            <text:p>1.6</text:p>
          </table:table-cell>
          <table:table-cell office:value-type="float" office:value="1.7600382717491048" table:style-name="ce28">
            <text:p>1.8</text:p>
          </table:table-cell>
          <table:table-cell office:value-type="float" office:value="1.9750228098817288" table:style-name="ce28">
            <text:p>2.0</text:p>
          </table:table-cell>
          <table:table-cell office:value-type="float" office:value="2.1204066175708043" table:style-name="ce28">
            <text:p>2.1</text:p>
          </table:table-cell>
          <table:table-cell office:value-type="float" office:value="2.2139199689493521" table:style-name="ce28">
            <text:p>2.2</text:p>
          </table:table-cell>
          <table:table-cell office:value-type="float" office:value="2.192682036906163" table:style-name="ce28">
            <text:p>2.2</text:p>
          </table:table-cell>
          <table:table-cell office:value-type="float" office:value="2.2462201288525239" table:style-name="ce28">
            <text:p>2.2</text:p>
          </table:table-cell>
          <table:table-cell office:value-type="float" office:value="2.3495643579026675" table:style-name="ce28">
            <text:p>2.3</text:p>
          </table:table-cell>
          <table:table-cell office:value-type="float" office:value="2.5899191220930131" table:style-name="ce28">
            <text:p>2.6</text:p>
          </table:table-cell>
          <table:table-cell office:value-type="float" office:value="2.4706288388344912" table:style-name="ce28">
            <text:p>2.5</text:p>
          </table:table-cell>
          <table:table-cell office:value-type="float" office:value="2.327193744107154" table:style-name="ce28">
            <text:p>2.3</text:p>
          </table:table-cell>
          <table:table-cell office:value-type="float" office:value="2.2102653053735333" table:style-name="ce28">
            <text:p>2.2</text:p>
          </table:table-cell>
          <table:table-cell office:value-type="float" office:value="1.9362062927925168" table:style-name="ce28">
            <text:p>1.9</text:p>
          </table:table-cell>
          <table:table-cell office:value-type="float" office:value="1.7897407645282293" table:style-name="ce28">
            <text:p>1.8</text:p>
          </table:table-cell>
          <table:table-cell office:value-type="float" office:value="1.708597033921718" table:style-name="ce28">
            <text:p>1.7</text:p>
          </table:table-cell>
          <table:table-cell office:value-type="float" office:value="1.6287646359919317" table:style-name="ce28">
            <text:p>1.6</text:p>
          </table:table-cell>
          <table:table-cell office:value-type="float" office:value="1.6593343243301639" table:style-name="ce28">
            <text:p>1.7</text:p>
          </table:table-cell>
          <table:table-cell office:value-type="float" office:value="1.5298857611607592" table:style-name="ce28">
            <text:p>1.5</text:p>
          </table:table-cell>
          <table:table-cell office:value-type="float" office:value="1.5407537330135035" table:style-name="ce28">
            <text:p>1.5</text:p>
          </table:table-cell>
          <table:table-cell office:value-type="float" office:value="1.4717262791137338" table:style-name="ce28">
            <text:p>1.5</text:p>
          </table:table-cell>
          <table:table-cell table:number-columns-repeated="16354"/>
        </table:table-row>
        <table:table-row table:style-name="ro7">
          <table:table-cell table:number-columns-repeated="2" table:style-name="ce25"/>
          <table:table-cell office:value-type="string" table:style-name="ce27">
            <text:p>Domestic shipping<text:span text:style-name="T5">1</text:span></text:p>
          </table:table-cell>
          <table:table-cell office:value-type="float" office:value="8.4680036572549984" table:style-name="ce28">
            <text:p>8.5</text:p>
          </table:table-cell>
          <table:table-cell office:value-type="float" office:value="8.3685962883727321" table:style-name="ce28">
            <text:p>8.4</text:p>
          </table:table-cell>
          <table:table-cell office:value-type="float" office:value="8.33984669277236" table:style-name="ce28">
            <text:p>8.3</text:p>
          </table:table-cell>
          <table:table-cell office:value-type="float" office:value="8.4885901416275384" table:style-name="ce28">
            <text:p>8.5</text:p>
          </table:table-cell>
          <table:table-cell office:value-type="float" office:value="9.5037721092151841" table:style-name="ce28">
            <text:p>9.5</text:p>
          </table:table-cell>
          <table:table-cell office:value-type="float" office:value="9.9201386421602678" table:style-name="ce28">
            <text:p>9.9</text:p>
          </table:table-cell>
          <table:table-cell office:value-type="float" office:value="9.909461022996128" table:style-name="ce28">
            <text:p>9.9</text:p>
          </table:table-cell>
          <table:table-cell office:value-type="float" office:value="9.5828282865454888" table:style-name="ce28">
            <text:p>9.6</text:p>
          </table:table-cell>
          <table:table-cell office:value-type="float" office:value="9.7803217404240286" table:style-name="ce28">
            <text:p>9.8</text:p>
          </table:table-cell>
          <table:table-cell office:value-type="float" office:value="9.8668773287665505" table:style-name="ce28">
            <text:p>9.9</text:p>
          </table:table-cell>
          <table:table-cell office:value-type="float" office:value="9.0606276534888348" table:style-name="ce28">
            <text:p>9.1</text:p>
          </table:table-cell>
          <table:table-cell office:value-type="float" office:value="8.6115523857233551" table:style-name="ce28">
            <text:p>8.6</text:p>
          </table:table-cell>
          <table:table-cell office:value-type="float" office:value="8.810951412547869" table:style-name="ce28">
            <text:p>8.8</text:p>
          </table:table-cell>
          <table:table-cell office:value-type="float" office:value="8.4255753031007341" table:style-name="ce28">
            <text:p>8.4</text:p>
          </table:table-cell>
          <table:table-cell office:value-type="float" office:value="8.3076264750734037" table:style-name="ce28">
            <text:p>8.3</text:p>
          </table:table-cell>
          <table:table-cell office:value-type="float" office:value="8.1970528476818494" table:style-name="ce28">
            <text:p>8.2</text:p>
          </table:table-cell>
          <table:table-cell office:value-type="float" office:value="7.6694941396441489" table:style-name="ce28">
            <text:p>7.7</text:p>
          </table:table-cell>
          <table:table-cell office:value-type="float" office:value="7.7792650699185479" table:style-name="ce28">
            <text:p>7.8</text:p>
          </table:table-cell>
          <table:table-cell office:value-type="float" office:value="7.4387053642032619" table:style-name="ce28">
            <text:p>7.4</text:p>
          </table:table-cell>
          <table:table-cell office:value-type="float" office:value="7.1628411675008721" table:style-name="ce28">
            <text:p>7.2</text:p>
          </table:table-cell>
          <table:table-cell office:value-type="float" office:value="6.859888830176927" table:style-name="ce28">
            <text:p>6.9</text:p>
          </table:table-cell>
          <table:table-cell office:value-type="float" office:value="6.4463926703326884" table:style-name="ce28">
            <text:p>6.4</text:p>
          </table:table-cell>
          <table:table-cell office:value-type="float" office:value="5.9677643926825459" table:style-name="ce28">
            <text:p>6.0</text:p>
          </table:table-cell>
          <table:table-cell office:value-type="float" office:value="5.5657016784180566" table:style-name="ce28">
            <text:p>5.6</text:p>
          </table:table-cell>
          <table:table-cell office:value-type="float" office:value="5.7854067091889947" table:style-name="ce28">
            <text:p>5.8</text:p>
          </table:table-cell>
          <table:table-cell office:value-type="float" office:value="6.0519123731233373" table:style-name="ce28">
            <text:p>6.1</text:p>
          </table:table-cell>
          <table:table-cell office:value-type="float" office:value="5.9214709038786353" table:style-name="ce28">
            <text:p>5.9</text:p>
          </table:table-cell>
          <table:table-cell table:number-columns-repeated="16354"/>
        </table:table-row>
        <table:table-row table:style-name="ro7">
          <table:table-cell table:style-name="ce30"/>
          <table:table-cell table:style-name="ce31"/>
          <table:table-cell office:value-type="string" table:style-name="ce27">
            <text:p>Other<text:span text:style-name="T5">5</text:span></text:p>
          </table:table-cell>
          <table:table-cell office:value-type="float" office:value="5.6060141582252099" table:style-name="ce28">
            <text:p>5.6</text:p>
          </table:table-cell>
          <table:table-cell office:value-type="float" office:value="4.5955973855500352" table:style-name="ce28">
            <text:p>4.6</text:p>
          </table:table-cell>
          <table:table-cell office:value-type="float" office:value="4.4012415711458939" table:style-name="ce28">
            <text:p>4.4</text:p>
          </table:table-cell>
          <table:table-cell office:value-type="float" office:value="4.4608792137233833" table:style-name="ce28">
            <text:p>4.5</text:p>
          </table:table-cell>
          <table:table-cell office:value-type="float" office:value="4.2886366694120746" table:style-name="ce28">
            <text:p>4.3</text:p>
          </table:table-cell>
          <table:table-cell office:value-type="float" office:value="4.2257152456705462" table:style-name="ce28">
            <text:p>4.2</text:p>
          </table:table-cell>
          <table:table-cell office:value-type="float" office:value="4.1581670916088118" table:style-name="ce28">
            <text:p>4.2</text:p>
          </table:table-cell>
          <table:table-cell office:value-type="float" office:value="4.0059437790043653" table:style-name="ce28">
            <text:p>4.0</text:p>
          </table:table-cell>
          <table:table-cell office:value-type="float" office:value="3.5888268983398444" table:style-name="ce28">
            <text:p>3.6</text:p>
          </table:table-cell>
          <table:table-cell office:value-type="float" office:value="3.5659907109927387" table:style-name="ce28">
            <text:p>3.6</text:p>
          </table:table-cell>
          <table:table-cell office:value-type="float" office:value="3.3557979869679042" table:style-name="ce28">
            <text:p>3.4</text:p>
          </table:table-cell>
          <table:table-cell office:value-type="float" office:value="3.3637697398636717" table:style-name="ce28">
            <text:p>3.4</text:p>
          </table:table-cell>
          <table:table-cell office:value-type="float" office:value="3.5147111326451128" table:style-name="ce28">
            <text:p>3.5</text:p>
          </table:table-cell>
          <table:table-cell office:value-type="float" office:value="3.648427957744329" table:style-name="ce28">
            <text:p>3.6</text:p>
          </table:table-cell>
          <table:table-cell office:value-type="float" office:value="3.5737879279796769" table:style-name="ce28">
            <text:p>3.6</text:p>
          </table:table-cell>
          <table:table-cell office:value-type="float" office:value="3.3847695327471468" table:style-name="ce28">
            <text:p>3.4</text:p>
          </table:table-cell>
          <table:table-cell office:value-type="float" office:value="4.0248914788953352" table:style-name="ce28">
            <text:p>4.0</text:p>
          </table:table-cell>
          <table:table-cell office:value-type="float" office:value="4.3297253254700019" table:style-name="ce28">
            <text:p>4.3</text:p>
          </table:table-cell>
          <table:table-cell office:value-type="float" office:value="3.8155793145620942" table:style-name="ce28">
            <text:p>3.8</text:p>
          </table:table-cell>
          <table:table-cell office:value-type="float" office:value="3.5089434167118911" table:style-name="ce28">
            <text:p>3.5</text:p>
          </table:table-cell>
          <table:table-cell office:value-type="float" office:value="3.404970905114765" table:style-name="ce28">
            <text:p>3.4</text:p>
          </table:table-cell>
          <table:table-cell office:value-type="float" office:value="3.2795668516796668" table:style-name="ce28">
            <text:p>3.3</text:p>
          </table:table-cell>
          <table:table-cell office:value-type="float" office:value="3.0504986543015487" table:style-name="ce28">
            <text:p>3.1</text:p>
          </table:table-cell>
          <table:table-cell office:value-type="float" office:value="2.8309999671888906" table:style-name="ce28">
            <text:p>2.8</text:p>
          </table:table-cell>
          <table:table-cell office:value-type="float" office:value="2.5836384636762704" table:style-name="ce28">
            <text:p>2.6</text:p>
          </table:table-cell>
          <table:table-cell office:value-type="float" office:value="2.2486722351294501" table:style-name="ce28">
            <text:p>2.2</text:p>
          </table:table-cell>
          <table:table-cell office:value-type="float" office:value="2.1432897922880647" table:style-name="ce28">
            <text:p>2.1</text:p>
          </table:table-cell>
          <table:table-cell table:number-columns-repeated="16354"/>
        </table:table-row>
        <table:table-row table:style-name="ro7">
          <table:table-cell table:style-name="ce30"/>
          <table:table-cell table:style-name="ce31"/>
          <table:table-cell office:value-type="string" table:style-name="ce25">
            <text:p>Total</text:p>
          </table:table-cell>
          <table:table-cell office:value-type="float" office:value="17.492485692986271" table:style-name="ce29">
            <text:p>17.5</text:p>
          </table:table-cell>
          <table:table-cell office:value-type="float" office:value="16.421515303472304" table:style-name="ce29">
            <text:p>16.4</text:p>
          </table:table-cell>
          <table:table-cell office:value-type="float" office:value="16.229941313133086" table:style-name="ce29">
            <text:p>16.2</text:p>
          </table:table-cell>
          <table:table-cell office:value-type="float" office:value="16.348068180721285" table:style-name="ce29">
            <text:p>16.3</text:p>
          </table:table-cell>
          <table:table-cell office:value-type="float" office:value="17.048237862383502" table:style-name="ce29">
            <text:p>17.0</text:p>
          </table:table-cell>
          <table:table-cell office:value-type="float" office:value="17.550397871483931" table:style-name="ce29">
            <text:p>17.6</text:p>
          </table:table-cell>
          <table:table-cell office:value-type="float" office:value="17.770092495540609" table:style-name="ce29">
            <text:p>17.8</text:p>
          </table:table-cell>
          <table:table-cell office:value-type="float" office:value="17.384092367173416" table:style-name="ce29">
            <text:p>17.4</text:p>
          </table:table-cell>
          <table:table-cell office:value-type="float" office:value="17.336972616592163" table:style-name="ce29">
            <text:p>17.3</text:p>
          </table:table-cell>
          <table:table-cell office:value-type="float" office:value="17.606472785927412" table:style-name="ce29">
            <text:p>17.6</text:p>
          </table:table-cell>
          <table:table-cell office:value-type="float" office:value="16.695241900146783" table:style-name="ce29">
            <text:p>16.7</text:p>
          </table:table-cell>
          <table:table-cell office:value-type="float" office:value="16.420895195007201" table:style-name="ce29">
            <text:p>16.4</text:p>
          </table:table-cell>
          <table:table-cell office:value-type="float" office:value="16.636687802872494" table:style-name="ce29">
            <text:p>16.6</text:p>
          </table:table-cell>
          <table:table-cell office:value-type="float" office:value="16.143478653833867" table:style-name="ce29">
            <text:p>16.1</text:p>
          </table:table-cell>
          <table:table-cell office:value-type="float" office:value="16.117978363308168" table:style-name="ce29">
            <text:p>16.1</text:p>
          </table:table-cell>
          <table:table-cell office:value-type="float" office:value="16.071652005052854" table:style-name="ce29">
            <text:p>16.1</text:p>
          </table:table-cell>
          <table:table-cell office:value-type="float" office:value="16.093936867017671" table:style-name="ce29">
            <text:p>16.1</text:p>
          </table:table-cell>
          <table:table-cell office:value-type="float" office:value="16.451721690577386" table:style-name="ce29">
            <text:p>16.5</text:p>
          </table:table-cell>
          <table:table-cell office:value-type="float" office:value="15.469610382975489" table:style-name="ce29">
            <text:p>15.5</text:p>
          </table:table-cell>
          <table:table-cell office:value-type="float" office:value="14.59979158879614" table:style-name="ce29">
            <text:p>14.6</text:p>
          </table:table-cell>
          <table:table-cell office:value-type="float" office:value="14.057368259704891" table:style-name="ce29">
            <text:p>14.1</text:p>
          </table:table-cell>
          <table:table-cell office:value-type="float" office:value="13.410400959256487" table:style-name="ce29">
            <text:p>13.4</text:p>
          </table:table-cell>
          <table:table-cell office:value-type="float" office:value="12.688384388932253" table:style-name="ce29">
            <text:p>12.7</text:p>
          </table:table-cell>
          <table:table-cell office:value-type="float" office:value="12.073771875462388" table:style-name="ce29">
            <text:p>12.1</text:p>
          </table:table-cell>
          <table:table-cell office:value-type="float" office:value="11.943645731450655" table:style-name="ce29">
            <text:p>11.9</text:p>
          </table:table-cell>
          <table:table-cell office:value-type="float" office:value="11.873523877837808" table:style-name="ce29">
            <text:p>11.9</text:p>
          </table:table-cell>
          <table:table-cell office:value-type="float" office:value="11.555474938000764" table:style-name="ce29">
            <text:p>11.6</text:p>
          </table:table-cell>
          <table:table-cell table:number-columns-repeated="16354"/>
        </table:table-row>
        <table:table-row table:style-name="ro8">
          <table:table-cell table:style-name="ce32"/>
          <table:table-cell office:value-type="string" table:style-name="ce30">
            <text:p>Total domestic transport</text:p>
          </table:table-cell>
          <table:table-cell table:style-name="ce31"/>
          <table:table-cell office:value-type="float" office:value="128.10732300544095" table:style-name="ce29">
            <text:p>128.1</text:p>
          </table:table-cell>
          <table:table-cell office:value-type="float" office:value="126.26147809416183" table:style-name="ce29">
            <text:p>126.3</text:p>
          </table:table-cell>
          <table:table-cell office:value-type="float" office:value="127.52714466042512" table:style-name="ce29">
            <text:p>127.5</text:p>
          </table:table-cell>
          <table:table-cell office:value-type="float" office:value="128.90802757833401" table:style-name="ce29">
            <text:p>128.9</text:p>
          </table:table-cell>
          <table:table-cell office:value-type="float" office:value="130.20248025466066" table:style-name="ce29">
            <text:p>130.2</text:p>
          </table:table-cell>
          <table:table-cell office:value-type="float" office:value="129.70003402608489" table:style-name="ce29">
            <text:p>129.7</text:p>
          </table:table-cell>
          <table:table-cell office:value-type="float" office:value="133.95857720864763" table:style-name="ce29">
            <text:p>134.0</text:p>
          </table:table-cell>
          <table:table-cell office:value-type="float" office:value="134.90512298558184" table:style-name="ce29">
            <text:p>134.9</text:p>
          </table:table-cell>
          <table:table-cell office:value-type="float" office:value="133.98543469628737" table:style-name="ce29">
            <text:p>134.0</text:p>
          </table:table-cell>
          <table:table-cell office:value-type="float" office:value="135.08344095752597" table:style-name="ce29">
            <text:p>135.1</text:p>
          </table:table-cell>
          <table:table-cell office:value-type="float" office:value="133.29873711520671" table:style-name="ce29">
            <text:p>133.3</text:p>
          </table:table-cell>
          <table:table-cell office:value-type="float" office:value="132.80008777469658" table:style-name="ce29">
            <text:p>132.8</text:p>
          </table:table-cell>
          <table:table-cell office:value-type="float" office:value="135.32157080116951" table:style-name="ce29">
            <text:p>135.3</text:p>
          </table:table-cell>
          <table:table-cell office:value-type="float" office:value="134.40705000017064" table:style-name="ce29">
            <text:p>134.4</text:p>
          </table:table-cell>
          <table:table-cell office:value-type="float" office:value="135.33279478937774" table:style-name="ce29">
            <text:p>135.3</text:p>
          </table:table-cell>
          <table:table-cell office:value-type="float" office:value="135.97628420044137" table:style-name="ce29">
            <text:p>136.0</text:p>
          </table:table-cell>
          <table:table-cell office:value-type="float" office:value="135.96241339856979" table:style-name="ce29">
            <text:p>136.0</text:p>
          </table:table-cell>
          <table:table-cell office:value-type="float" office:value="137.44232247304961" table:style-name="ce29">
            <text:p>137.4</text:p>
          </table:table-cell>
          <table:table-cell office:value-type="float" office:value="131.27256483948017" table:style-name="ce29">
            <text:p>131.3</text:p>
          </table:table-cell>
          <table:table-cell office:value-type="float" office:value="126.22621677667159" table:style-name="ce29">
            <text:p>126.2</text:p>
          </table:table-cell>
          <table:table-cell office:value-type="float" office:value="124.36931862117692" table:style-name="ce29">
            <text:p>124.4</text:p>
          </table:table-cell>
          <table:table-cell office:value-type="float" office:value="122.25933901440692" table:style-name="ce29">
            <text:p>122.3</text:p>
          </table:table-cell>
          <table:table-cell office:value-type="float" office:value="121.29999125631399" table:style-name="ce29">
            <text:p>121.3</text:p>
          </table:table-cell>
          <table:table-cell office:value-type="float" office:value="119.86237778332838" table:style-name="ce29">
            <text:p>119.9</text:p>
          </table:table-cell>
          <table:table-cell office:value-type="float" office:value="121.23396201082181" table:style-name="ce29">
            <text:p>121.2</text:p>
          </table:table-cell>
          <table:table-cell office:value-type="float" office:value="123.43009649826965" table:style-name="ce29">
            <text:p>123.4</text:p>
          </table:table-cell>
          <table:table-cell office:value-type="float" office:value="125.75385288518079" table:style-name="ce29">
            <text:p>125.8</text:p>
          </table:table-cell>
          <table:table-cell table:number-columns-repeated="16354"/>
        </table:table-row>
        <table:table-row table:style-name="ro9">
          <table:table-cell office:value-type="string" table:style-name="ce61">
            <text:p>Net domestic<text:s/></text:p>
            <text:p>emissions<text:s/></text:p>
            <text:p>all sources</text:p>
          </table:table-cell>
          <table:table-cell table:number-columns-repeated="2" table:style-name="ce25"/>
          <table:table-cell office:value-type="float" office:value="794.19724534953309" table:style-name="ce29">
            <text:p>794.2</text:p>
          </table:table-cell>
          <table:table-cell office:value-type="float" office:value="803.06336795798359" table:style-name="ce29">
            <text:p>803.1</text:p>
          </table:table-cell>
          <table:table-cell office:value-type="float" office:value="780.84512964720602" table:style-name="ce29">
            <text:p>780.8</text:p>
          </table:table-cell>
          <table:table-cell office:value-type="float" office:value="760.6576037005957" table:style-name="ce29">
            <text:p>760.7</text:p>
          </table:table-cell>
          <table:table-cell office:value-type="float" office:value="751.49719040683954" table:style-name="ce29">
            <text:p>751.5</text:p>
          </table:table-cell>
          <table:table-cell office:value-type="float" office:value="744.25783175621257" table:style-name="ce29">
            <text:p>744.3</text:p>
          </table:table-cell>
          <table:table-cell office:value-type="float" office:value="765.55511764307266" table:style-name="ce29">
            <text:p>765.6</text:p>
          </table:table-cell>
          <table:table-cell office:value-type="float" office:value="738.89806914107305" table:style-name="ce29">
            <text:p>738.9</text:p>
          </table:table-cell>
          <table:table-cell office:value-type="float" office:value="736.71419588200752" table:style-name="ce29">
            <text:p>736.7</text:p>
          </table:table-cell>
          <table:table-cell office:value-type="float" office:value="706.15649343636642" table:style-name="ce29">
            <text:p>706.2</text:p>
          </table:table-cell>
          <table:table-cell office:value-type="float" office:value="704.98705890342399" table:style-name="ce29">
            <text:p>705.0</text:p>
          </table:table-cell>
          <table:table-cell office:value-type="float" office:value="707.14678200855076" table:style-name="ce29">
            <text:p>707.1</text:p>
          </table:table-cell>
          <table:table-cell office:value-type="float" office:value="686.68524656639875" table:style-name="ce29">
            <text:p>686.7</text:p>
          </table:table-cell>
          <table:table-cell office:value-type="float" office:value="693.39830152185846" table:style-name="ce29">
            <text:p>693.4</text:p>
          </table:table-cell>
          <table:table-cell office:value-type="float" office:value="689.13439012404365" table:style-name="ce29">
            <text:p>689.1</text:p>
          </table:table-cell>
          <table:table-cell office:value-type="float" office:value="681.26312866201022" table:style-name="ce29">
            <text:p>681.3</text:p>
          </table:table-cell>
          <table:table-cell office:value-type="float" office:value="673.47196654984828" table:style-name="ce29">
            <text:p>673.5</text:p>
          </table:table-cell>
          <table:table-cell office:value-type="float" office:value="660.28236760656637" table:style-name="ce29">
            <text:p>660.3</text:p>
          </table:table-cell>
          <table:table-cell office:value-type="float" office:value="640.26774076649485" table:style-name="ce29">
            <text:p>640.3</text:p>
          </table:table-cell>
          <table:table-cell office:value-type="float" office:value="583.78170154454017" table:style-name="ce29">
            <text:p>583.8</text:p>
          </table:table-cell>
          <table:table-cell office:value-type="float" office:value="597.05131792703833" table:style-name="ce29">
            <text:p>597.1</text:p>
          </table:table-cell>
          <table:table-cell office:value-type="float" office:value="549.06891356752089" table:style-name="ce29">
            <text:p>549.1</text:p>
          </table:table-cell>
          <table:table-cell office:value-type="float" office:value="567.99167166904635" table:style-name="ce29">
            <text:p>568.0</text:p>
          </table:table-cell>
          <table:table-cell office:value-type="float" office:value="552.37080893049449" table:style-name="ce29">
            <text:p>552.4</text:p>
          </table:table-cell>
          <table:table-cell office:value-type="float" office:value="510.82848595504504" table:style-name="ce29">
            <text:p>510.8</text:p>
          </table:table-cell>
          <table:table-cell office:value-type="float" office:value="492.39290162813063" table:style-name="ce29">
            <text:p>492.4</text:p>
          </table:table-cell>
          <table:table-cell office:value-type="float" office:value="467.88458783486118" table:style-name="ce29">
            <text:p>467.9</text:p>
          </table:table-cell>
          <table:table-cell table:number-columns-repeated="16354"/>
        </table:table-row>
        <table:table-row table:style-name="ro9">
          <table:table-cell office:value-type="string" table:number-columns-spanned="2" table:number-rows-spanned="2" table:style-name="ce51">
            <text:p>International emissions (Memo items)<text:span text:style-name="T4">6</text:span></text:p>
          </table:table-cell>
          <table:covered-table-cell/>
          <table:table-cell office:value-type="string" table:style-name="ce27">
            <text:p>International aviation</text:p>
          </table:table-cell>
          <table:table-cell office:value-type="float" office:value="15.56037070749835" table:style-name="ce28">
            <text:p>15.6</text:p>
          </table:table-cell>
          <table:table-cell office:value-type="float" office:value="15.296885563042679" table:style-name="ce28">
            <text:p>15.3</text:p>
          </table:table-cell>
          <table:table-cell office:value-type="float" office:value="16.947752669658996" table:style-name="ce28">
            <text:p>16.9</text:p>
          </table:table-cell>
          <table:table-cell office:value-type="float" office:value="18.171660049285677" table:style-name="ce28">
            <text:p>18.2</text:p>
          </table:table-cell>
          <table:table-cell office:value-type="float" office:value="18.949876356684005" table:style-name="ce28">
            <text:p>18.9</text:p>
          </table:table-cell>
          <table:table-cell office:value-type="float" office:value="20.164037011989549" table:style-name="ce28">
            <text:p>20.2</text:p>
          </table:table-cell>
          <table:table-cell office:value-type="float" office:value="21.322693378921691" table:style-name="ce28">
            <text:p>21.3</text:p>
          </table:table-cell>
          <table:table-cell office:value-type="float" office:value="22.688493891876867" table:style-name="ce28">
            <text:p>22.7</text:p>
          </table:table-cell>
          <table:table-cell office:value-type="float" office:value="25.281473304117497" table:style-name="ce28">
            <text:p>25.3</text:p>
          </table:table-cell>
          <table:table-cell office:value-type="float" office:value="27.449450698464776" table:style-name="ce28">
            <text:p>27.4</text:p>
          </table:table-cell>
          <table:table-cell office:value-type="float" office:value="30.288097621306939" table:style-name="ce28">
            <text:p>30.3</text:p>
          </table:table-cell>
          <table:table-cell office:value-type="float" office:value="29.522380913907426" table:style-name="ce28">
            <text:p>29.5</text:p>
          </table:table-cell>
          <table:table-cell office:value-type="float" office:value="28.996275673829487" table:style-name="ce28">
            <text:p>29.0</text:p>
          </table:table-cell>
          <table:table-cell office:value-type="float" office:value="29.70063868666012" table:style-name="ce28">
            <text:p>29.7</text:p>
          </table:table-cell>
          <table:table-cell office:value-type="float" office:value="32.5811773477187" table:style-name="ce28">
            <text:p>32.6</text:p>
          </table:table-cell>
          <table:table-cell office:value-type="float" office:value="35.197164077471193" table:style-name="ce28">
            <text:p>35.2</text:p>
          </table:table-cell>
          <table:table-cell office:value-type="float" office:value="35.710650228024285" table:style-name="ce28">
            <text:p>35.7</text:p>
          </table:table-cell>
          <table:table-cell office:value-type="float" office:value="35.53910131752852" table:style-name="ce28">
            <text:p>35.5</text:p>
          </table:table-cell>
          <table:table-cell office:value-type="float" office:value="34.767178076492797" table:style-name="ce28">
            <text:p>34.8</text:p>
          </table:table-cell>
          <table:table-cell office:value-type="float" office:value="32.950655905330485" table:style-name="ce28">
            <text:p>33.0</text:p>
          </table:table-cell>
          <table:table-cell office:value-type="float" office:value="31.879135176809015" table:style-name="ce28">
            <text:p>31.9</text:p>
          </table:table-cell>
          <table:table-cell office:value-type="float" office:value="33.35254863568769" table:style-name="ce28">
            <text:p>33.4</text:p>
          </table:table-cell>
          <table:table-cell office:value-type="float" office:value="32.46642048351918" table:style-name="ce28">
            <text:p>32.5</text:p>
          </table:table-cell>
          <table:table-cell office:value-type="float" office:value="32.715170194474709" table:style-name="ce28">
            <text:p>32.7</text:p>
          </table:table-cell>
          <table:table-cell office:value-type="float" office:value="32.958111561578718" table:style-name="ce28">
            <text:p>33.0</text:p>
          </table:table-cell>
          <table:table-cell office:value-type="float" office:value="33.521330766027802" table:style-name="ce28">
            <text:p>33.5</text:p>
          </table:table-cell>
          <table:table-cell office:value-type="float" office:value="33.997537189151565" table:style-name="ce28">
            <text:p>34.0</text:p>
          </table:table-cell>
          <table:table-cell table:number-columns-repeated="16354"/>
        </table:table-row>
        <table:table-row table:style-name="ro7">
          <table:covered-table-cell/>
          <table:covered-table-cell/>
          <table:table-cell office:value-type="string" table:style-name="ce27">
            <text:p>International shipping<text:span text:style-name="T5">1</text:span></text:p>
          </table:table-cell>
          <table:table-cell office:value-type="float" office:value="8.1453867931439454" table:style-name="ce28">
            <text:p>8.1</text:p>
          </table:table-cell>
          <table:table-cell office:value-type="float" office:value="7.9859284196166564" table:style-name="ce28">
            <text:p>8.0</text:p>
          </table:table-cell>
          <table:table-cell office:value-type="float" office:value="8.1825749044642837" table:style-name="ce28">
            <text:p>8.2</text:p>
          </table:table-cell>
          <table:table-cell office:value-type="float" office:value="7.960143798397791" table:style-name="ce28">
            <text:p>8.0</text:p>
          </table:table-cell>
          <table:table-cell office:value-type="float" office:value="7.4470801058184124" table:style-name="ce28">
            <text:p>7.4</text:p>
          </table:table-cell>
          <table:table-cell office:value-type="float" office:value="7.9171064067544199" table:style-name="ce28">
            <text:p>7.9</text:p>
          </table:table-cell>
          <table:table-cell office:value-type="float" office:value="8.5570281230224534" table:style-name="ce28">
            <text:p>8.6</text:p>
          </table:table-cell>
          <table:table-cell office:value-type="float" office:value="9.4941195151230779" table:style-name="ce28">
            <text:p>9.5</text:p>
          </table:table-cell>
          <table:table-cell office:value-type="float" office:value="9.8855723087377818" table:style-name="ce28">
            <text:p>9.9</text:p>
          </table:table-cell>
          <table:table-cell office:value-type="float" office:value="7.4933557626591165" table:style-name="ce28">
            <text:p>7.5</text:p>
          </table:table-cell>
          <table:table-cell office:value-type="float" office:value="6.6978673125716606" table:style-name="ce28">
            <text:p>6.7</text:p>
          </table:table-cell>
          <table:table-cell office:value-type="float" office:value="7.3400916860769936" table:style-name="ce28">
            <text:p>7.3</text:p>
          </table:table-cell>
          <table:table-cell office:value-type="float" office:value="6.1742604224359852" table:style-name="ce28">
            <text:p>6.2</text:p>
          </table:table-cell>
          <table:table-cell office:value-type="float" office:value="5.6804170523658577" table:style-name="ce28">
            <text:p>5.7</text:p>
          </table:table-cell>
          <table:table-cell office:value-type="float" office:value="6.7122339420879618" table:style-name="ce28">
            <text:p>6.7</text:p>
          </table:table-cell>
          <table:table-cell office:value-type="float" office:value="6.5996637693612339" table:style-name="ce28">
            <text:p>6.6</text:p>
          </table:table-cell>
          <table:table-cell office:value-type="float" office:value="7.5381815617162591" table:style-name="ce28">
            <text:p>7.5</text:p>
          </table:table-cell>
          <table:table-cell office:value-type="float" office:value="7.6002191332827049" table:style-name="ce28">
            <text:p>7.6</text:p>
          </table:table-cell>
          <table:table-cell office:value-type="float" office:value="11.089799538596496" table:style-name="ce28">
            <text:p>11.1</text:p>
          </table:table-cell>
          <table:table-cell office:value-type="float" office:value="10.565033065451145" table:style-name="ce28">
            <text:p>10.6</text:p>
          </table:table-cell>
          <table:table-cell office:value-type="float" office:value="8.9812121368591793" table:style-name="ce28">
            <text:p>9.0</text:p>
          </table:table-cell>
          <table:table-cell office:value-type="float" office:value="10.001972481225682" table:style-name="ce28">
            <text:p>10.0</text:p>
          </table:table-cell>
          <table:table-cell office:value-type="float" office:value="8.5405339700168614" table:style-name="ce28">
            <text:p>8.5</text:p>
          </table:table-cell>
          <table:table-cell office:value-type="float" office:value="8.7384009290253246" table:style-name="ce28">
            <text:p>8.7</text:p>
          </table:table-cell>
          <table:table-cell office:value-type="float" office:value="9.0985275905940224" table:style-name="ce28">
            <text:p>9.1</text:p>
          </table:table-cell>
          <table:table-cell office:value-type="float" office:value="8.101479355552204" table:style-name="ce28">
            <text:p>8.1</text:p>
          </table:table-cell>
          <table:table-cell office:value-type="float" office:value="8.5830021635460874" table:style-name="ce28">
            <text:p>8.6</text:p>
          </table:table-cell>
          <table:table-cell table:number-columns-repeated="16354"/>
        </table:table-row>
        <table:table-row table:style-name="ro14">
          <table:table-cell office:value-type="string" table:style-name="ce20">
            <text:p>(b) By end user<text:span text:style-name="T4">2</text:span></text:p>
          </table:table-cell>
          <table:table-cell table:number-columns-repeated="2" table:style-name="ce33"/>
          <table:table-cell table:number-columns-repeated="27" table:style-name="ce62"/>
          <table:table-cell table:number-columns-repeated="16354"/>
        </table:table-row>
        <table:table-row table:style-name="ro7">
          <table:table-cell office:value-type="string" table:style-name="ce25">
            <text:p>Domestic<text:s/></text:p>
            <text:p>transport</text:p>
          </table:table-cell>
          <table:table-cell table:style-name="ce27"/>
          <table:table-cell office:value-type="string" table:style-name="ce27">
            <text:p>Road</text:p>
          </table:table-cell>
          <table:table-cell office:value-type="float" office:value="124.55986640768919" table:style-name="ce28">
            <text:p>124.6</text:p>
          </table:table-cell>
          <table:table-cell office:value-type="float" office:value="123.75322404776971" table:style-name="ce28">
            <text:p>123.8</text:p>
          </table:table-cell>
          <table:table-cell office:value-type="float" office:value="125.78564837367597" table:style-name="ce28">
            <text:p>125.8</text:p>
          </table:table-cell>
          <table:table-cell office:value-type="float" office:value="127.35044878817983" table:style-name="ce28">
            <text:p>127.4</text:p>
          </table:table-cell>
          <table:table-cell office:value-type="float" office:value="128.95523435498666" table:style-name="ce28">
            <text:p>129.0</text:p>
          </table:table-cell>
          <table:table-cell office:value-type="float" office:value="128.71824849120375" table:style-name="ce28">
            <text:p>128.7</text:p>
          </table:table-cell>
          <table:table-cell office:value-type="float" office:value="133.33872594948912" table:style-name="ce28">
            <text:p>133.3</text:p>
          </table:table-cell>
          <table:table-cell office:value-type="float" office:value="134.486808431117" table:style-name="ce28">
            <text:p>134.5</text:p>
          </table:table-cell>
          <table:table-cell office:value-type="float" office:value="133.86882424375736" table:style-name="ce28">
            <text:p>133.9</text:p>
          </table:table-cell>
          <table:table-cell office:value-type="float" office:value="133.92815143910886" table:style-name="ce28">
            <text:p>133.9</text:p>
          </table:table-cell>
          <table:table-cell office:value-type="float" office:value="132.68195844824717" table:style-name="ce28">
            <text:p>132.7</text:p>
          </table:table-cell>
          <table:table-cell office:value-type="float" office:value="132.76690747437826" table:style-name="ce28">
            <text:p>132.8</text:p>
          </table:table-cell>
          <table:table-cell office:value-type="float" office:value="136.49212159115743" table:style-name="ce28">
            <text:p>136.5</text:p>
          </table:table-cell>
          <table:table-cell office:value-type="float" office:value="135.15640200076129" table:style-name="ce28">
            <text:p>135.2</text:p>
          </table:table-cell>
          <table:table-cell office:value-type="float" office:value="134.54652907066662" table:style-name="ce28">
            <text:p>134.5</text:p>
          </table:table-cell>
          <table:table-cell office:value-type="float" office:value="135.88435852342857" table:style-name="ce28">
            <text:p>135.9</text:p>
          </table:table-cell>
          <table:table-cell office:value-type="float" office:value="134.73284579690639" table:style-name="ce28">
            <text:p>134.7</text:p>
          </table:table-cell>
          <table:table-cell office:value-type="float" office:value="135.60936331712338" table:style-name="ce28">
            <text:p>135.6</text:p>
          </table:table-cell>
          <table:table-cell office:value-type="float" office:value="129.31500397249158" table:style-name="ce28">
            <text:p>129.3</text:p>
          </table:table-cell>
          <table:table-cell office:value-type="float" office:value="125.22863639226253" table:style-name="ce28">
            <text:p>125.2</text:p>
          </table:table-cell>
          <table:table-cell office:value-type="float" office:value="123.93217156581048" table:style-name="ce28">
            <text:p>123.9</text:p>
          </table:table-cell>
          <table:table-cell office:value-type="float" office:value="121.95988822476727" table:style-name="ce28">
            <text:p>122.0</text:p>
          </table:table-cell>
          <table:table-cell office:value-type="float" office:value="120.45534980178401" table:style-name="ce28">
            <text:p>120.5</text:p>
          </table:table-cell>
          <table:table-cell office:value-type="float" office:value="119.44465541675615" table:style-name="ce28">
            <text:p>119.4</text:p>
          </table:table-cell>
          <table:table-cell office:value-type="float" office:value="120.97558153885349" table:style-name="ce28">
            <text:p>121.0</text:p>
          </table:table-cell>
          <table:table-cell office:value-type="float" office:value="123.56774352218761" table:style-name="ce28">
            <text:p>123.6</text:p>
          </table:table-cell>
          <table:table-cell office:value-type="float" office:value="126.15954219250749" table:style-name="ce28">
            <text:p>126.2</text:p>
          </table:table-cell>
          <table:table-cell table:number-columns-repeated="16354"/>
        </table:table-row>
        <table:table-row table:style-name="ro7">
          <table:table-cell table:style-name="ce26"/>
          <table:table-cell table:style-name="ce27"/>
          <table:table-cell office:value-type="string" table:style-name="ce27">
            <text:p>Rail<text:span text:style-name="T5">4</text:span></text:p>
          </table:table-cell>
          <table:table-cell office:value-type="float" office:value="4.5952369603149616" table:style-name="ce28">
            <text:p>4.6</text:p>
          </table:table-cell>
          <table:table-cell office:value-type="float" office:value="4.5218704297955483" table:style-name="ce28">
            <text:p>4.5</text:p>
          </table:table-cell>
          <table:table-cell office:value-type="float" office:value="4.4244349486185266" table:style-name="ce28">
            <text:p>4.4</text:p>
          </table:table-cell>
          <table:table-cell office:value-type="float" office:value="4.9905628649890996" table:style-name="ce28">
            <text:p>5.0</text:p>
          </table:table-cell>
          <table:table-cell office:value-type="float" office:value="4.6586534376753859" table:style-name="ce28">
            <text:p>4.7</text:p>
          </table:table-cell>
          <table:table-cell office:value-type="float" office:value="4.7948038304162228" table:style-name="ce28">
            <text:p>4.8</text:p>
          </table:table-cell>
          <table:table-cell office:value-type="float" office:value="4.8106835975277757" table:style-name="ce28">
            <text:p>4.8</text:p>
          </table:table-cell>
          <table:table-cell office:value-type="float" office:value="4.7082291126888052" table:style-name="ce28">
            <text:p>4.7</text:p>
          </table:table-cell>
          <table:table-cell office:value-type="float" office:value="4.7697572592361768" table:style-name="ce28">
            <text:p>4.8</text:p>
          </table:table-cell>
          <table:table-cell office:value-type="float" office:value="4.5861566410236021" table:style-name="ce28">
            <text:p>4.6</text:p>
          </table:table-cell>
          <table:table-cell office:value-type="float" office:value="4.6451701631620619" table:style-name="ce28">
            <text:p>4.6</text:p>
          </table:table-cell>
          <table:table-cell office:value-type="float" office:value="4.8255058092510241" table:style-name="ce28">
            <text:p>4.8</text:p>
          </table:table-cell>
          <table:table-cell office:value-type="float" office:value="4.660666759401102" table:style-name="ce28">
            <text:p>4.7</text:p>
          </table:table-cell>
          <table:table-cell office:value-type="float" office:value="4.3996836549068608" table:style-name="ce28">
            <text:p>4.4</text:p>
          </table:table-cell>
          <table:table-cell office:value-type="float" office:value="4.4381434522629002" table:style-name="ce28">
            <text:p>4.4</text:p>
          </table:table-cell>
          <table:table-cell office:value-type="float" office:value="4.3768926566150306" table:style-name="ce28">
            <text:p>4.4</text:p>
          </table:table-cell>
          <table:table-cell office:value-type="float" office:value="4.4737917027645429" table:style-name="ce28">
            <text:p>4.5</text:p>
          </table:table-cell>
          <table:table-cell office:value-type="float" office:value="4.4860218264391891" table:style-name="ce28">
            <text:p>4.5</text:p>
          </table:table-cell>
          <table:table-cell office:value-type="float" office:value="4.4102522558011579" table:style-name="ce28">
            <text:p>4.4</text:p>
          </table:table-cell>
          <table:table-cell office:value-type="float" office:value="4.2954671907046045" table:style-name="ce28">
            <text:p>4.3</text:p>
          </table:table-cell>
          <table:table-cell office:value-type="float" office:value="4.3422113387441303" table:style-name="ce28">
            <text:p>4.3</text:p>
          </table:table-cell>
          <table:table-cell office:value-type="float" office:value="4.2890532681412505" table:style-name="ce28">
            <text:p>4.3</text:p>
          </table:table-cell>
          <table:table-cell office:value-type="float" office:value="4.660799355931875" table:style-name="ce28">
            <text:p>4.7</text:p>
          </table:table-cell>
          <table:table-cell office:value-type="float" office:value="4.3751290606478808" table:style-name="ce28">
            <text:p>4.4</text:p>
          </table:table-cell>
          <table:table-cell office:value-type="float" office:value="4.2252980611489761" table:style-name="ce28">
            <text:p>4.2</text:p>
          </table:table-cell>
          <table:table-cell office:value-type="float" office:value="3.9045736882804403" table:style-name="ce28">
            <text:p>3.9</text:p>
          </table:table-cell>
          <table:table-cell office:value-type="float" office:value="3.5825583021079774" table:style-name="ce28">
            <text:p>3.6</text:p>
          </table:table-cell>
          <table:table-cell table:number-columns-repeated="16354"/>
        </table:table-row>
        <table:table-row table:style-name="ro7">
          <table:table-cell table:style-name="ce25"/>
          <table:table-cell table:style-name="ce27"/>
          <table:table-cell office:value-type="string" table:style-name="ce27">
            <text:p>Domestic aviation</text:p>
          </table:table-cell>
          <table:table-cell office:value-type="float" office:value="1.6500105341968678" table:style-name="ce28">
            <text:p>1.7</text:p>
          </table:table-cell>
          <table:table-cell office:value-type="float" office:value="1.6691311312247321" table:style-name="ce28">
            <text:p>1.7</text:p>
          </table:table-cell>
          <table:table-cell office:value-type="float" office:value="1.6776583256710238" table:style-name="ce28">
            <text:p>1.7</text:p>
          </table:table-cell>
          <table:table-cell office:value-type="float" office:value="1.6398801709109652" table:style-name="ce28">
            <text:p>1.6</text:p>
          </table:table-cell>
          <table:table-cell office:value-type="float" office:value="1.5296325654977188" table:style-name="ce28">
            <text:p>1.5</text:p>
          </table:table-cell>
          <table:table-cell office:value-type="float" office:value="1.6265563770687881" table:style-name="ce28">
            <text:p>1.6</text:p>
          </table:table-cell>
          <table:table-cell office:value-type="float" office:value="1.8294216936774008" table:style-name="ce28">
            <text:p>1.8</text:p>
          </table:table-cell>
          <table:table-cell office:value-type="float" office:value="1.8799495157703792" table:style-name="ce28">
            <text:p>1.9</text:p>
          </table:table-cell>
          <table:table-cell office:value-type="float" office:value="2.0219608915160414" table:style-name="ce28">
            <text:p>2.0</text:p>
          </table:table-cell>
          <table:table-cell office:value-type="float" office:value="2.2529822184760748" table:style-name="ce28">
            <text:p>2.3</text:p>
          </table:table-cell>
          <table:table-cell office:value-type="float" office:value="2.4145086860988823" table:style-name="ce28">
            <text:p>2.4</text:p>
          </table:table-cell>
          <table:table-cell office:value-type="float" office:value="2.5267850537326351" table:style-name="ce28">
            <text:p>2.5</text:p>
          </table:table-cell>
          <table:table-cell office:value-type="float" office:value="2.522498057820568" table:style-name="ce28">
            <text:p>2.5</text:p>
          </table:table-cell>
          <table:table-cell office:value-type="float" office:value="2.5677723829357904" table:style-name="ce28">
            <text:p>2.6</text:p>
          </table:table-cell>
          <table:table-cell office:value-type="float" office:value="2.6521889184117255" table:style-name="ce28">
            <text:p>2.7</text:p>
          </table:table-cell>
          <table:table-cell office:value-type="float" office:value="2.9352881551035801" table:style-name="ce28">
            <text:p>2.9</text:p>
          </table:table-cell>
          <table:table-cell office:value-type="float" office:value="2.7769284375917427" table:style-name="ce28">
            <text:p>2.8</text:p>
          </table:table-cell>
          <table:table-cell office:value-type="float" office:value="2.6086153932674536" table:style-name="ce28">
            <text:p>2.6</text:p>
          </table:table-cell>
          <table:table-cell office:value-type="float" office:value="2.4680384011953382" table:style-name="ce28">
            <text:p>2.5</text:p>
          </table:table-cell>
          <table:table-cell office:value-type="float" office:value="2.1719646402491253" table:style-name="ce28">
            <text:p>2.2</text:p>
          </table:table-cell>
          <table:table-cell office:value-type="float" office:value="2.0108710864585158" table:style-name="ce28">
            <text:p>2.0</text:p>
          </table:table-cell>
          <table:table-cell office:value-type="float" office:value="1.9147688299017269" table:style-name="ce28">
            <text:p>1.9</text:p>
          </table:table-cell>
          <table:table-cell office:value-type="float" office:value="1.8066807276815104" table:style-name="ce28">
            <text:p>1.8</text:p>
          </table:table-cell>
          <table:table-cell office:value-type="float" office:value="1.8393643526854211" table:style-name="ce28">
            <text:p>1.8</text:p>
          </table:table-cell>
          <table:table-cell office:value-type="float" office:value="1.6940347071043358" table:style-name="ce28">
            <text:p>1.7</text:p>
          </table:table-cell>
          <table:table-cell office:value-type="float" office:value="1.7071369779111201" table:style-name="ce28">
            <text:p>1.7</text:p>
          </table:table-cell>
          <table:table-cell office:value-type="float" office:value="1.6264211862022659" table:style-name="ce28">
            <text:p>1.6</text:p>
          </table:table-cell>
          <table:table-cell table:number-columns-repeated="16354"/>
        </table:table-row>
        <table:table-row table:style-name="ro7">
          <table:table-cell table:style-name="ce25"/>
          <table:table-cell table:style-name="ce27"/>
          <table:table-cell office:value-type="string" table:style-name="ce27">
            <text:p>Domestic shipping<text:span text:style-name="T5">1</text:span></text:p>
          </table:table-cell>
          <table:table-cell office:value-type="float" office:value="9.4957812735109481" table:style-name="ce28">
            <text:p>9.5</text:p>
          </table:table-cell>
          <table:table-cell office:value-type="float" office:value="9.3891831960316967" table:style-name="ce28">
            <text:p>9.4</text:p>
          </table:table-cell>
          <table:table-cell office:value-type="float" office:value="9.3855083172907712" table:style-name="ce28">
            <text:p>9.4</text:p>
          </table:table-cell>
          <table:table-cell office:value-type="float" office:value="9.5639593006833756" table:style-name="ce28">
            <text:p>9.6</text:p>
          </table:table-cell>
          <table:table-cell office:value-type="float" office:value="10.785640245477607" table:style-name="ce28">
            <text:p>10.8</text:p>
          </table:table-cell>
          <table:table-cell office:value-type="float" office:value="11.338651728551177" table:style-name="ce28">
            <text:p>11.3</text:p>
          </table:table-cell>
          <table:table-cell office:value-type="float" office:value="11.322104601384135" table:style-name="ce28">
            <text:p>11.3</text:p>
          </table:table-cell>
          <table:table-cell office:value-type="float" office:value="10.919272882655227" table:style-name="ce28">
            <text:p>10.9</text:p>
          </table:table-cell>
          <table:table-cell office:value-type="float" office:value="11.174234557586892" table:style-name="ce28">
            <text:p>11.2</text:p>
          </table:table-cell>
          <table:table-cell office:value-type="float" office:value="11.198826917865949" table:style-name="ce28">
            <text:p>11.2</text:p>
          </table:table-cell>
          <table:table-cell office:value-type="float" office:value="10.265361527306558" table:style-name="ce28">
            <text:p>10.3</text:p>
          </table:table-cell>
          <table:table-cell office:value-type="float" office:value="9.7812799465641103" table:style-name="ce28">
            <text:p>9.8</text:p>
          </table:table-cell>
          <table:table-cell office:value-type="float" office:value="10.084272340899512" table:style-name="ce28">
            <text:p>10.1</text:p>
          </table:table-cell>
          <table:table-cell office:value-type="float" office:value="9.5861929378695727" table:style-name="ce28">
            <text:p>9.6</text:p>
          </table:table-cell>
          <table:table-cell office:value-type="float" office:value="9.3361711113443935" table:style-name="ce28">
            <text:p>9.3</text:p>
          </table:table-cell>
          <table:table-cell office:value-type="float" office:value="9.2493225814617528" table:style-name="ce28">
            <text:p>9.2</text:p>
          </table:table-cell>
          <table:table-cell office:value-type="float" office:value="8.5826638164763622" table:style-name="ce28">
            <text:p>8.6</text:p>
          </table:table-cell>
          <table:table-cell office:value-type="float" office:value="8.681091741349368" table:style-name="ce28">
            <text:p>8.7</text:p>
          </table:table-cell>
          <table:table-cell office:value-type="float" office:value="8.2708182134691395" table:style-name="ce28">
            <text:p>8.3</text:p>
          </table:table-cell>
          <table:table-cell office:value-type="float" office:value="7.9986042029261029" table:style-name="ce28">
            <text:p>8.0</text:p>
          </table:table-cell>
          <table:table-cell office:value-type="float" office:value="7.6719800721106894" table:style-name="ce28">
            <text:p>7.7</text:p>
          </table:table-cell>
          <table:table-cell office:value-type="float" office:value="7.1911129443523807" table:style-name="ce28">
            <text:p>7.2</text:p>
          </table:table-cell>
          <table:table-cell office:value-type="float" office:value="6.5922771174518404" table:style-name="ce28">
            <text:p>6.6</text:p>
          </table:table-cell>
          <table:table-cell office:value-type="float" office:value="6.1442406897325954" table:style-name="ce28">
            <text:p>6.1</text:p>
          </table:table-cell>
          <table:table-cell office:value-type="float" office:value="6.3798956833668932" table:style-name="ce28">
            <text:p>6.4</text:p>
          </table:table-cell>
          <table:table-cell office:value-type="float" office:value="6.6800686064348431" table:style-name="ce28">
            <text:p>6.7</text:p>
          </table:table-cell>
          <table:table-cell office:value-type="float" office:value="6.51994938324194" table:style-name="ce28">
            <text:p>6.5</text:p>
          </table:table-cell>
          <table:table-cell table:number-columns-repeated="16354"/>
        </table:table-row>
        <table:table-row table:style-name="ro7">
          <table:table-cell table:style-name="ce25"/>
          <table:table-cell table:style-name="ce27"/>
          <table:table-cell office:value-type="string" table:style-name="ce27">
            <text:p>Other<text:span text:style-name="T5">5</text:span></text:p>
          </table:table-cell>
          <table:table-cell office:value-type="float" office:value="6.3064319261499717" table:style-name="ce28">
            <text:p>6.3</text:p>
          </table:table-cell>
          <table:table-cell office:value-type="float" office:value="5.1703391693783445" table:style-name="ce28">
            <text:p>5.2</text:p>
          </table:table-cell>
          <table:table-cell office:value-type="float" office:value="4.9668481515960003" table:style-name="ce28">
            <text:p>5.0</text:p>
          </table:table-cell>
          <table:table-cell office:value-type="float" office:value="5.0407949611495679" table:style-name="ce28">
            <text:p>5.0</text:p>
          </table:table-cell>
          <table:table-cell office:value-type="float" office:value="4.8819792068621108" table:style-name="ce28">
            <text:p>4.9</text:p>
          </table:table-cell>
          <table:table-cell office:value-type="float" office:value="4.8450443389901814" table:style-name="ce28">
            <text:p>4.8</text:p>
          </table:table-cell>
          <table:table-cell office:value-type="float" office:value="4.7652039560833224" table:style-name="ce28">
            <text:p>4.8</text:p>
          </table:table-cell>
          <table:table-cell office:value-type="float" office:value="4.5762308716581916" table:style-name="ce28">
            <text:p>4.6</text:p>
          </table:table-cell>
          <table:table-cell office:value-type="float" office:value="4.1110087896863519" table:style-name="ce28">
            <text:p>4.1</text:p>
          </table:table-cell>
          <table:table-cell office:value-type="float" office:value="4.0561015852373909" table:style-name="ce28">
            <text:p>4.1</text:p>
          </table:table-cell>
          <table:table-cell office:value-type="float" office:value="3.8092676208459957" table:style-name="ce28">
            <text:p>3.8</text:p>
          </table:table-cell>
          <table:table-cell office:value-type="float" office:value="3.827176884315806" table:style-name="ce28">
            <text:p>3.8</text:p>
          </table:table-cell>
          <table:table-cell office:value-type="float" office:value="4.0308469010651518" table:style-name="ce28">
            <text:p>4.0</text:p>
          </table:table-cell>
          <table:table-cell office:value-type="float" office:value="4.1578508904499127" table:style-name="ce28">
            <text:p>4.2</text:p>
          </table:table-cell>
          <table:table-cell office:value-type="float" office:value="4.0213679170753069" table:style-name="ce28">
            <text:p>4.0</text:p>
          </table:table-cell>
          <table:table-cell office:value-type="float" office:value="3.8234551535260151" table:style-name="ce28">
            <text:p>3.8</text:p>
          </table:table-cell>
          <table:table-cell office:value-type="float" office:value="4.5115452348800282" table:style-name="ce28">
            <text:p>4.5</text:p>
          </table:table-cell>
          <table:table-cell office:value-type="float" office:value="4.8399507469549743" table:style-name="ce28">
            <text:p>4.8</text:p>
          </table:table-cell>
          <table:table-cell office:value-type="float" office:value="4.2480220233642454" table:style-name="ce28">
            <text:p>4.2</text:p>
          </table:table-cell>
          <table:table-cell office:value-type="float" office:value="3.9235979022715943" table:style-name="ce28">
            <text:p>3.9</text:p>
          </table:table-cell>
          <table:table-cell office:value-type="float" office:value="3.8131022128311005" table:style-name="ce28">
            <text:p>3.8</text:p>
          </table:table-cell>
          <table:table-cell office:value-type="float" office:value="3.6629881150899668" table:style-name="ce28">
            <text:p>3.7</text:p>
          </table:table-cell>
          <table:table-cell office:value-type="float" office:value="3.3729239623202107" table:style-name="ce28">
            <text:p>3.4</text:p>
          </table:table-cell>
          <table:table-cell office:value-type="float" office:value="3.1274737658678289" table:style-name="ce28">
            <text:p>3.1</text:p>
          </table:table-cell>
          <table:table-cell office:value-type="float" office:value="2.8503676766630357" table:style-name="ce28">
            <text:p>2.9</text:p>
          </table:table-cell>
          <table:table-cell office:value-type="float" office:value="2.4812217837994694" table:style-name="ce28">
            <text:p>2.5</text:p>
          </table:table-cell>
          <table:table-cell office:value-type="float" office:value="2.3584960493926146" table:style-name="ce28">
            <text:p>2.4</text:p>
          </table:table-cell>
          <table:table-cell table:number-columns-repeated="16354"/>
        </table:table-row>
        <table:table-row table:style-name="ro7">
          <table:table-cell table:number-columns-repeated="2" table:style-name="ce25"/>
          <table:table-cell office:value-type="string" table:style-name="ce25">
            <text:p>Total</text:p>
          </table:table-cell>
          <table:table-cell office:value-type="float" office:value="146.60732710186193" table:style-name="ce29">
            <text:p>146.6</text:p>
          </table:table-cell>
          <table:table-cell office:value-type="float" office:value="144.50374797420002" table:style-name="ce29">
            <text:p>144.5</text:p>
          </table:table-cell>
          <table:table-cell office:value-type="float" office:value="146.24009811685229" table:style-name="ce29">
            <text:p>146.2</text:p>
          </table:table-cell>
          <table:table-cell office:value-type="float" office:value="148.58564608591283" table:style-name="ce29">
            <text:p>148.6</text:p>
          </table:table-cell>
          <table:table-cell office:value-type="float" office:value="150.81113981049944" table:style-name="ce29">
            <text:p>150.8</text:p>
          </table:table-cell>
          <table:table-cell office:value-type="float" office:value="151.32330476623014" table:style-name="ce29">
            <text:p>151.3</text:p>
          </table:table-cell>
          <table:table-cell office:value-type="float" office:value="156.06613979816174" table:style-name="ce29">
            <text:p>156.1</text:p>
          </table:table-cell>
          <table:table-cell office:value-type="float" office:value="156.57049081388962" table:style-name="ce29">
            <text:p>156.6</text:p>
          </table:table-cell>
          <table:table-cell office:value-type="float" office:value="155.9457857417828" table:style-name="ce29">
            <text:p>155.9</text:p>
          </table:table-cell>
          <table:table-cell office:value-type="float" office:value="156.02221880171186" table:style-name="ce29">
            <text:p>156.0</text:p>
          </table:table-cell>
          <table:table-cell office:value-type="float" office:value="153.81626644566066" table:style-name="ce29">
            <text:p>153.8</text:p>
          </table:table-cell>
          <table:table-cell office:value-type="float" office:value="153.7276551682418" table:style-name="ce29">
            <text:p>153.7</text:p>
          </table:table-cell>
          <table:table-cell office:value-type="float" office:value="157.79040565034376" table:style-name="ce29">
            <text:p>157.8</text:p>
          </table:table-cell>
          <table:table-cell office:value-type="float" office:value="155.86790186692343" table:style-name="ce29">
            <text:p>155.9</text:p>
          </table:table-cell>
          <table:table-cell office:value-type="float" office:value="154.99440046976093" table:style-name="ce29">
            <text:p>155.0</text:p>
          </table:table-cell>
          <table:table-cell office:value-type="float" office:value="156.26931707013497" table:style-name="ce29">
            <text:p>156.3</text:p>
          </table:table-cell>
          <table:table-cell office:value-type="float" office:value="155.07777498861907" table:style-name="ce29">
            <text:p>155.1</text:p>
          </table:table-cell>
          <table:table-cell office:value-type="float" office:value="156.22504302513437" table:style-name="ce29">
            <text:p>156.2</text:p>
          </table:table-cell>
          <table:table-cell office:value-type="float" office:value="148.71213486632149" table:style-name="ce29">
            <text:p>148.7</text:p>
          </table:table-cell>
          <table:table-cell office:value-type="float" office:value="143.61827032841393" table:style-name="ce29">
            <text:p>143.6</text:p>
          </table:table-cell>
          <table:table-cell office:value-type="float" office:value="141.77033627595492" table:style-name="ce29">
            <text:p>141.8</text:p>
          </table:table-cell>
          <table:table-cell office:value-type="float" office:value="139.01781138225257" table:style-name="ce29">
            <text:p>139.0</text:p>
          </table:table-cell>
          <table:table-cell office:value-type="float" office:value="136.88803096516943" table:style-name="ce29">
            <text:p>136.9</text:p>
          </table:table-cell>
          <table:table-cell office:value-type="float" office:value="134.93086328568987" table:style-name="ce29">
            <text:p>134.9</text:p>
          </table:table-cell>
          <table:table-cell office:value-type="float" office:value="136.12517766713674" table:style-name="ce29">
            <text:p>136.1</text:p>
          </table:table-cell>
          <table:table-cell office:value-type="float" office:value="138.34074457861348" table:style-name="ce29">
            <text:p>138.3</text:p>
          </table:table-cell>
          <table:table-cell office:value-type="float" office:value="140.24696711345229" table:style-name="ce29">
            <text:p>140.2</text:p>
          </table:table-cell>
          <table:table-cell table:number-columns-repeated="16354"/>
        </table:table-row>
        <table:table-row table:style-name="ro9">
          <table:table-cell office:value-type="string" table:style-name="ce25">
            <text:p>Net domestic<text:s/></text:p>
            <text:p>emissions<text:s/></text:p>
            <text:p>all end users</text:p>
          </table:table-cell>
          <table:table-cell table:number-columns-repeated="2" table:style-name="ce25"/>
          <table:table-cell office:value-type="float" office:value="794.19719352408868" table:style-name="ce29">
            <text:p>794.2</text:p>
          </table:table-cell>
          <table:table-cell office:value-type="float" office:value="803.06333501303868" table:style-name="ce29">
            <text:p>803.1</text:p>
          </table:table-cell>
          <table:table-cell office:value-type="float" office:value="780.84510548006244" table:style-name="ce29">
            <text:p>780.8</text:p>
          </table:table-cell>
          <table:table-cell office:value-type="float" office:value="760.6575893619414" table:style-name="ce29">
            <text:p>760.7</text:p>
          </table:table-cell>
          <table:table-cell office:value-type="float" office:value="751.4971888997286" table:style-name="ce29">
            <text:p>751.5</text:p>
          </table:table-cell>
          <table:table-cell office:value-type="float" office:value="744.25782792465293" table:style-name="ce29">
            <text:p>744.3</text:p>
          </table:table-cell>
          <table:table-cell office:value-type="float" office:value="765.55511474026446" table:style-name="ce29">
            <text:p>765.6</text:p>
          </table:table-cell>
          <table:table-cell office:value-type="float" office:value="738.89806744708653" table:style-name="ce29">
            <text:p>738.9</text:p>
          </table:table-cell>
          <table:table-cell office:value-type="float" office:value="736.7141946265956" table:style-name="ce29">
            <text:p>736.7</text:p>
          </table:table-cell>
          <table:table-cell office:value-type="float" office:value="706.15649221472017" table:style-name="ce29">
            <text:p>706.2</text:p>
          </table:table-cell>
          <table:table-cell office:value-type="float" office:value="704.98705760688131" table:style-name="ce29">
            <text:p>705.0</text:p>
          </table:table-cell>
          <table:table-cell office:value-type="float" office:value="707.14678051504268" table:style-name="ce29">
            <text:p>707.1</text:p>
          </table:table-cell>
          <table:table-cell office:value-type="float" office:value="686.68524514881199" table:style-name="ce29">
            <text:p>686.7</text:p>
          </table:table-cell>
          <table:table-cell office:value-type="float" office:value="693.39830002417034" table:style-name="ce29">
            <text:p>693.4</text:p>
          </table:table-cell>
          <table:table-cell office:value-type="float" office:value="689.13438882443734" table:style-name="ce29">
            <text:p>689.1</text:p>
          </table:table-cell>
          <table:table-cell office:value-type="float" office:value="681.26312744386098" table:style-name="ce29">
            <text:p>681.3</text:p>
          </table:table-cell>
          <table:table-cell office:value-type="float" office:value="673.47196543404516" table:style-name="ce29">
            <text:p>673.5</text:p>
          </table:table-cell>
          <table:table-cell office:value-type="float" office:value="660.28236636927272" table:style-name="ce29">
            <text:p>660.3</text:p>
          </table:table-cell>
          <table:table-cell office:value-type="float" office:value="640.26773948799382" table:style-name="ce29">
            <text:p>640.3</text:p>
          </table:table-cell>
          <table:table-cell office:value-type="float" office:value="583.78170029504304" table:style-name="ce29">
            <text:p>583.8</text:p>
          </table:table-cell>
          <table:table-cell office:value-type="float" office:value="597.05131682955073" table:style-name="ce29">
            <text:p>597.1</text:p>
          </table:table-cell>
          <table:table-cell office:value-type="float" office:value="549.06891272442317" table:style-name="ce29">
            <text:p>549.1</text:p>
          </table:table-cell>
          <table:table-cell office:value-type="float" office:value="567.99167118400953" table:style-name="ce29">
            <text:p>568.0</text:p>
          </table:table-cell>
          <table:table-cell office:value-type="float" office:value="552.37080859791467" table:style-name="ce29">
            <text:p>552.4</text:p>
          </table:table-cell>
          <table:table-cell office:value-type="float" office:value="510.82848565686436" table:style-name="ce29">
            <text:p>510.8</text:p>
          </table:table-cell>
          <table:table-cell office:value-type="float" office:value="492.39290140888511" table:style-name="ce29">
            <text:p>492.4</text:p>
          </table:table-cell>
          <table:table-cell office:value-type="float" office:value="467.88458755884483" table:style-name="ce29">
            <text:p>467.9</text:p>
          </table:table-cell>
          <table:table-cell table:number-columns-repeated="16354"/>
        </table:table-row>
        <table:table-row table:style-name="ro14">
          <table:table-cell office:value-type="string" table:style-name="ce20">
            <text:p>(c) By industry<text:span text:style-name="T4">7</text:span></text:p>
          </table:table-cell>
          <table:table-cell office:value-type="string" table:style-name="ce35">
            <text:p>SIC 2007<text:s/></text:p>
            <text:p>code<text:span text:style-name="T4">7</text:span></text:p>
          </table:table-cell>
          <table:table-cell office:value-type="string" table:style-name="ce36">
            <text:p>Industry</text:p>
          </table:table-cell>
          <table:table-cell table:number-columns-repeated="27" table:style-name="ce63"/>
          <table:table-cell table:number-columns-repeated="16354"/>
        </table:table-row>
        <table:table-row table:style-name="ro7">
          <table:table-cell office:value-type="string" table:style-name="ce37">
            <text:p>Transport and</text:p>
          </table:table-cell>
          <table:table-cell office:value-type="string" table:style-name="ce38">
            <text:p>49.1 + 49.2</text:p>
          </table:table-cell>
          <table:table-cell office:value-type="string" table:style-name="ce39">
            <text:p>Rail transport</text:p>
          </table:table-cell>
          <table:table-cell office:value-type="float" office:value="1.7272000000000001" table:style-name="ce64">
            <text:p>1.7</text:p>
          </table:table-cell>
          <table:table-cell office:value-type="float" office:value="1.7694000000000001" table:style-name="ce64">
            <text:p>1.8</text:p>
          </table:table-cell>
          <table:table-cell office:value-type="float" office:value="1.7910999999999999" table:style-name="ce64">
            <text:p>1.8</text:p>
          </table:table-cell>
          <table:table-cell office:value-type="float" office:value="1.7447000000000001" table:style-name="ce64">
            <text:p>1.7</text:p>
          </table:table-cell>
          <table:table-cell office:value-type="float" office:value="1.6998" table:style-name="ce64">
            <text:p>1.7</text:p>
          </table:table-cell>
          <table:table-cell office:value-type="float" office:value="1.7909999999999999" table:style-name="ce64">
            <text:p>1.8</text:p>
          </table:table-cell>
          <table:table-cell office:value-type="float" office:value="1.8925000000000001" table:style-name="ce64">
            <text:p>1.9</text:p>
          </table:table-cell>
          <table:table-cell office:value-type="float" office:value="1.9725999999999999" table:style-name="ce64">
            <text:p>2.0</text:p>
          </table:table-cell>
          <table:table-cell office:value-type="float" office:value="2.0442" table:style-name="ce64">
            <text:p>2.0</text:p>
          </table:table-cell>
          <table:table-cell office:value-type="float" office:value="2.0536999999999996" table:style-name="ce64">
            <text:p>2.1</text:p>
          </table:table-cell>
          <table:table-cell office:value-type="float" office:value="2.0788000000000002" table:style-name="ce64">
            <text:p>2.1</text:p>
          </table:table-cell>
          <table:table-cell office:value-type="float" office:value="2.15" table:style-name="ce64">
            <text:p>2.2</text:p>
          </table:table-cell>
          <table:table-cell office:value-type="float" office:value="2.1295999999999999" table:style-name="ce64">
            <text:p>2.1</text:p>
          </table:table-cell>
          <table:table-cell office:value-type="float" office:value="2.1660999999999997" table:style-name="ce64">
            <text:p>2.2</text:p>
          </table:table-cell>
          <table:table-cell office:value-type="float" office:value="2.2578" table:style-name="ce64">
            <text:p>2.3</text:p>
          </table:table-cell>
          <table:table-cell office:value-type="float" office:value="2.2875000000000001" table:style-name="ce64">
            <text:p>2.3</text:p>
          </table:table-cell>
          <table:table-cell office:value-type="float" office:value="2.3316999999999997" table:style-name="ce64">
            <text:p>2.3</text:p>
          </table:table-cell>
          <table:table-cell office:value-type="float" office:value="2.4386000000000001" table:style-name="ce64">
            <text:p>2.4</text:p>
          </table:table-cell>
          <table:table-cell office:value-type="float" office:value="2.4224000000000001" table:style-name="ce64">
            <text:p>2.4</text:p>
          </table:table-cell>
          <table:table-cell office:value-type="float" office:value="2.3620000000000001" table:style-name="ce64">
            <text:p>2.4</text:p>
          </table:table-cell>
          <table:table-cell office:value-type="float" office:value="2.3969" table:style-name="ce64">
            <text:p>2.4</text:p>
          </table:table-cell>
          <table:table-cell office:value-type="float" office:value="2.3687" table:style-name="ce64">
            <text:p>2.4</text:p>
          </table:table-cell>
          <table:table-cell office:value-type="float" office:value="2.4470000000000001" table:style-name="ce64">
            <text:p>2.4</text:p>
          </table:table-cell>
          <table:table-cell office:value-type="float" office:value="2.4365999999999999" table:style-name="ce64">
            <text:p>2.4</text:p>
          </table:table-cell>
          <table:table-cell office:value-type="float" office:value="2.4803000000000002" table:style-name="ce64">
            <text:p>2.5</text:p>
          </table:table-cell>
          <table:table-cell office:value-type="float" office:value="2.4950000000000001" table:style-name="ce64">
            <text:p>2.5</text:p>
          </table:table-cell>
          <table:table-cell office:value-type="float" office:value="2.5021999999999998" table:style-name="ce64">
            <text:p>2.5</text:p>
          </table:table-cell>
          <table:table-cell table:number-columns-repeated="16354"/>
        </table:table-row>
        <table:table-row table:style-name="ro7">
          <table:table-cell office:value-type="string" table:style-name="ce30">
            <text:p>storage industries</text:p>
          </table:table-cell>
          <table:table-cell office:value-type="string" table:style-name="ce38">
            <text:p>49.31/9 + 49.39</text:p>
          </table:table-cell>
          <table:table-cell office:value-type="string" table:style-name="ce39">
            <text:p>Buses, coaches, trams, etc</text:p>
          </table:table-cell>
          <table:table-cell office:value-type="float" office:value="5.7906000000000004" table:style-name="ce64">
            <text:p>5.8</text:p>
          </table:table-cell>
          <table:table-cell office:value-type="float" office:value="5.9311999999999996" table:style-name="ce64">
            <text:p>5.9</text:p>
          </table:table-cell>
          <table:table-cell office:value-type="float" office:value="5.8711000000000002" table:style-name="ce64">
            <text:p>5.9</text:p>
          </table:table-cell>
          <table:table-cell office:value-type="float" office:value="5.8834" table:style-name="ce64">
            <text:p>5.9</text:p>
          </table:table-cell>
          <table:table-cell office:value-type="float" office:value="5.9806000000000008" table:style-name="ce64">
            <text:p>6.0</text:p>
          </table:table-cell>
          <table:table-cell office:value-type="float" office:value="6.0778999999999996" table:style-name="ce64">
            <text:p>6.1</text:p>
          </table:table-cell>
          <table:table-cell office:value-type="float" office:value="6.1601999999999997" table:style-name="ce64">
            <text:p>6.2</text:p>
          </table:table-cell>
          <table:table-cell office:value-type="float" office:value="6.1936999999999998" table:style-name="ce64">
            <text:p>6.2</text:p>
          </table:table-cell>
          <table:table-cell office:value-type="float" office:value="6.0863000000000005" table:style-name="ce64">
            <text:p>6.1</text:p>
          </table:table-cell>
          <table:table-cell office:value-type="float" office:value="5.9611999999999998" table:style-name="ce64">
            <text:p>6.0</text:p>
          </table:table-cell>
          <table:table-cell office:value-type="float" office:value="5.6396999999999995" table:style-name="ce64">
            <text:p>5.6</text:p>
          </table:table-cell>
          <table:table-cell office:value-type="float" office:value="5.5073999999999996" table:style-name="ce64">
            <text:p>5.5</text:p>
          </table:table-cell>
          <table:table-cell office:value-type="float" office:value="5.5095000000000001" table:style-name="ce64">
            <text:p>5.5</text:p>
          </table:table-cell>
          <table:table-cell office:value-type="float" office:value="5.6150000000000002" table:style-name="ce64">
            <text:p>5.6</text:p>
          </table:table-cell>
          <table:table-cell office:value-type="float" office:value="5.4142000000000001" table:style-name="ce64">
            <text:p>5.4</text:p>
          </table:table-cell>
          <table:table-cell office:value-type="float" office:value="5.415" table:style-name="ce64">
            <text:p>5.4</text:p>
          </table:table-cell>
          <table:table-cell office:value-type="float" office:value="5.5388000000000002" table:style-name="ce64">
            <text:p>5.5</text:p>
          </table:table-cell>
          <table:table-cell office:value-type="float" office:value="5.6663000000000006" table:style-name="ce64">
            <text:p>5.7</text:p>
          </table:table-cell>
          <table:table-cell office:value-type="float" office:value="5.2030000000000003" table:style-name="ce64">
            <text:p>5.2</text:p>
          </table:table-cell>
          <table:table-cell office:value-type="float" office:value="5.1341000000000001" table:style-name="ce64">
            <text:p>5.1</text:p>
          </table:table-cell>
          <table:table-cell office:value-type="float" office:value="5.2648000000000001" table:style-name="ce64">
            <text:p>5.3</text:p>
          </table:table-cell>
          <table:table-cell office:value-type="float" office:value="4.8731999999999998" table:style-name="ce64">
            <text:p>4.9</text:p>
          </table:table-cell>
          <table:table-cell office:value-type="float" office:value="4.6698999999999993" table:style-name="ce64">
            <text:p>4.7</text:p>
          </table:table-cell>
          <table:table-cell office:value-type="float" office:value="4.7253999999999996" table:style-name="ce64">
            <text:p>4.7</text:p>
          </table:table-cell>
          <table:table-cell office:value-type="float" office:value="4.7676000000000007" table:style-name="ce64">
            <text:p>4.8</text:p>
          </table:table-cell>
          <table:table-cell office:value-type="float" office:value="4.6116000000000001" table:style-name="ce64">
            <text:p>4.6</text:p>
          </table:table-cell>
          <table:table-cell office:value-type="float" office:value="4.4018999999999995" table:style-name="ce64">
            <text:p>4.4</text:p>
          </table:table-cell>
          <table:table-cell table:number-columns-repeated="16354"/>
        </table:table-row>
        <table:table-row table:style-name="ro7">
          <table:table-cell table:style-name="ce30"/>
          <table:table-cell office:value-type="string" table:style-name="ce38">
            <text:p>49.31/1</text:p>
          </table:table-cell>
          <table:table-cell office:value-type="string" table:style-name="ce39">
            <text:p>Underground &amp; metro</text:p>
          </table:table-cell>
          <table:table-cell office:value-type="float" office:value="0.63900000000000001" table:style-name="ce64">
            <text:p>0.6</text:p>
          </table:table-cell>
          <table:table-cell office:value-type="float" office:value="0.62350000000000005" table:style-name="ce64">
            <text:p>0.6</text:p>
          </table:table-cell>
          <table:table-cell office:value-type="float" office:value="0.63960000000000006" table:style-name="ce64">
            <text:p>0.6</text:p>
          </table:table-cell>
          <table:table-cell office:value-type="float" office:value="0.65760000000000007" table:style-name="ce64">
            <text:p>0.7</text:p>
          </table:table-cell>
          <table:table-cell office:value-type="float" office:value="0.69910000000000005" table:style-name="ce64">
            <text:p>0.7</text:p>
          </table:table-cell>
          <table:table-cell office:value-type="float" office:value="0.72670000000000001" table:style-name="ce64">
            <text:p>0.7</text:p>
          </table:table-cell>
          <table:table-cell office:value-type="float" office:value="0.75870000000000004" table:style-name="ce64">
            <text:p>0.8</text:p>
          </table:table-cell>
          <table:table-cell office:value-type="float" office:value="0.74470000000000003" table:style-name="ce64">
            <text:p>0.7</text:p>
          </table:table-cell>
          <table:table-cell office:value-type="float" office:value="0.7612000000000001" table:style-name="ce64">
            <text:p>0.8</text:p>
          </table:table-cell>
          <table:table-cell office:value-type="float" office:value="0.76619999999999999" table:style-name="ce64">
            <text:p>0.8</text:p>
          </table:table-cell>
          <table:table-cell office:value-type="float" office:value="0.70240000000000002" table:style-name="ce64">
            <text:p>0.7</text:p>
          </table:table-cell>
          <table:table-cell office:value-type="float" office:value="0.69499999999999995" table:style-name="ce64">
            <text:p>0.7</text:p>
          </table:table-cell>
          <table:table-cell office:value-type="float" office:value="0.59329999999999994" table:style-name="ce64">
            <text:p>0.6</text:p>
          </table:table-cell>
          <table:table-cell office:value-type="float" office:value="0.24740000000000001" table:style-name="ce64">
            <text:p>0.2</text:p>
          </table:table-cell>
          <table:table-cell office:value-type="float" office:value="0.2326" table:style-name="ce64">
            <text:p>0.2</text:p>
          </table:table-cell>
          <table:table-cell office:value-type="float" office:value="0.23069999999999999" table:style-name="ce64">
            <text:p>0.2</text:p>
          </table:table-cell>
          <table:table-cell office:value-type="float" office:value="0.23080000000000001" table:style-name="ce64">
            <text:p>0.2</text:p>
          </table:table-cell>
          <table:table-cell office:value-type="float" office:value="0.24249999999999999" table:style-name="ce64">
            <text:p>0.2</text:p>
          </table:table-cell>
          <table:table-cell office:value-type="float" office:value="0.23780000000000001" table:style-name="ce64">
            <text:p>0.2</text:p>
          </table:table-cell>
          <table:table-cell office:value-type="float" office:value="0.219" table:style-name="ce64">
            <text:p>0.2</text:p>
          </table:table-cell>
          <table:table-cell office:value-type="float" office:value="0.22090000000000001" table:style-name="ce64">
            <text:p>0.2</text:p>
          </table:table-cell>
          <table:table-cell office:value-type="float" office:value="0.21969999999999998" table:style-name="ce64">
            <text:p>0.2</text:p>
          </table:table-cell>
          <table:table-cell office:value-type="float" office:value="0.22140000000000001" table:style-name="ce64">
            <text:p>0.2</text:p>
          </table:table-cell>
          <table:table-cell office:value-type="float" office:value="0.20250000000000001" table:style-name="ce64">
            <text:p>0.2</text:p>
          </table:table-cell>
          <table:table-cell office:value-type="float" office:value="0.2112" table:style-name="ce64">
            <text:p>0.2</text:p>
          </table:table-cell>
          <table:table-cell office:value-type="float" office:value="0.2094" table:style-name="ce64">
            <text:p>0.2</text:p>
          </table:table-cell>
          <table:table-cell office:value-type="float" office:value="0.21809999999999999" table:style-name="ce64">
            <text:p>0.2</text:p>
          </table:table-cell>
          <table:table-cell table:number-columns-repeated="16354"/>
        </table:table-row>
        <table:table-row table:style-name="ro7">
          <table:table-cell table:style-name="ce30"/>
          <table:table-cell office:value-type="float" office:value="49.32" table:style-name="ce38">
            <text:p>49.32</text:p>
          </table:table-cell>
          <table:table-cell office:value-type="string" table:style-name="ce39">
            <text:p>Taxi operation</text:p>
          </table:table-cell>
          <table:table-cell office:value-type="float" office:value="1.5668" table:style-name="ce64">
            <text:p>1.6</text:p>
          </table:table-cell>
          <table:table-cell office:value-type="float" office:value="1.681" table:style-name="ce64">
            <text:p>1.7</text:p>
          </table:table-cell>
          <table:table-cell office:value-type="float" office:value="1.7875000000000001" table:style-name="ce64">
            <text:p>1.8</text:p>
          </table:table-cell>
          <table:table-cell office:value-type="float" office:value="1.8229000000000002" table:style-name="ce64">
            <text:p>1.8</text:p>
          </table:table-cell>
          <table:table-cell office:value-type="float" office:value="1.8742000000000001" table:style-name="ce64">
            <text:p>1.9</text:p>
          </table:table-cell>
          <table:table-cell office:value-type="float" office:value="1.8895999999999999" table:style-name="ce64">
            <text:p>1.9</text:p>
          </table:table-cell>
          <table:table-cell office:value-type="float" office:value="1.9661" table:style-name="ce64">
            <text:p>2.0</text:p>
          </table:table-cell>
          <table:table-cell office:value-type="float" office:value="2.0405000000000002" table:style-name="ce64">
            <text:p>2.0</text:p>
          </table:table-cell>
          <table:table-cell office:value-type="float" office:value="2.1124000000000001" table:style-name="ce64">
            <text:p>2.1</text:p>
          </table:table-cell>
          <table:table-cell office:value-type="float" office:value="2.1684999999999999" table:style-name="ce64">
            <text:p>2.2</text:p>
          </table:table-cell>
          <table:table-cell office:value-type="float" office:value="2.2319" table:style-name="ce64">
            <text:p>2.2</text:p>
          </table:table-cell>
          <table:table-cell office:value-type="float" office:value="2.2611999999999997" table:style-name="ce64">
            <text:p>2.3</text:p>
          </table:table-cell>
          <table:table-cell office:value-type="float" office:value="2.3085" table:style-name="ce64">
            <text:p>2.3</text:p>
          </table:table-cell>
          <table:table-cell office:value-type="float" office:value="2.3374000000000001" table:style-name="ce64">
            <text:p>2.3</text:p>
          </table:table-cell>
          <table:table-cell office:value-type="float" office:value="2.3624999999999998" table:style-name="ce64">
            <text:p>2.4</text:p>
          </table:table-cell>
          <table:table-cell office:value-type="float" office:value="2.4196" table:style-name="ce64">
            <text:p>2.4</text:p>
          </table:table-cell>
          <table:table-cell office:value-type="float" office:value="2.4891999999999999" table:style-name="ce64">
            <text:p>2.5</text:p>
          </table:table-cell>
          <table:table-cell office:value-type="float" office:value="2.5846" table:style-name="ce64">
            <text:p>2.6</text:p>
          </table:table-cell>
          <table:table-cell office:value-type="float" office:value="2.6734" table:style-name="ce64">
            <text:p>2.7</text:p>
          </table:table-cell>
          <table:table-cell office:value-type="float" office:value="2.7521999999999998" table:style-name="ce64">
            <text:p>2.8</text:p>
          </table:table-cell>
          <table:table-cell office:value-type="float" office:value="2.7998000000000003" table:style-name="ce64">
            <text:p>2.8</text:p>
          </table:table-cell>
          <table:table-cell office:value-type="float" office:value="2.8159000000000001" table:style-name="ce64">
            <text:p>2.8</text:p>
          </table:table-cell>
          <table:table-cell office:value-type="float" office:value="2.8195000000000001" table:style-name="ce64">
            <text:p>2.8</text:p>
          </table:table-cell>
          <table:table-cell office:value-type="float" office:value="2.8155000000000001" table:style-name="ce64">
            <text:p>2.8</text:p>
          </table:table-cell>
          <table:table-cell office:value-type="float" office:value="2.9334000000000002" table:style-name="ce64">
            <text:p>2.9</text:p>
          </table:table-cell>
          <table:table-cell office:value-type="float" office:value="3.0585999999999998" table:style-name="ce64">
            <text:p>3.1</text:p>
          </table:table-cell>
          <table:table-cell office:value-type="float" office:value="3.2643" table:style-name="ce64">
            <text:p>3.3</text:p>
          </table:table-cell>
          <table:table-cell table:number-columns-repeated="16354"/>
        </table:table-row>
        <table:table-row table:style-name="ro7">
          <table:table-cell table:style-name="ce30"/>
          <table:table-cell office:value-type="float" office:value="49.4" table:style-name="ce38">
            <text:p>49.4</text:p>
          </table:table-cell>
          <table:table-cell office:value-type="string" table:style-name="ce39">
            <text:p>Road freight and removal services</text:p>
          </table:table-cell>
          <table:table-cell office:value-type="float" office:value="13.229200000000001" table:style-name="ce64">
            <text:p>13.2</text:p>
          </table:table-cell>
          <table:table-cell office:value-type="float" office:value="12.729100000000001" table:style-name="ce64">
            <text:p>12.7</text:p>
          </table:table-cell>
          <table:table-cell office:value-type="float" office:value="12.693" table:style-name="ce64">
            <text:p>12.7</text:p>
          </table:table-cell>
          <table:table-cell office:value-type="float" office:value="13.1091" table:style-name="ce64">
            <text:p>13.1</text:p>
          </table:table-cell>
          <table:table-cell office:value-type="float" office:value="13.631200000000002" table:style-name="ce64">
            <text:p>13.6</text:p>
          </table:table-cell>
          <table:table-cell office:value-type="float" office:value="13.476799999999999" table:style-name="ce64">
            <text:p>13.5</text:p>
          </table:table-cell>
          <table:table-cell office:value-type="float" office:value="13.938600000000001" table:style-name="ce64">
            <text:p>13.9</text:p>
          </table:table-cell>
          <table:table-cell office:value-type="float" office:value="14.337" table:style-name="ce64">
            <text:p>14.3</text:p>
          </table:table-cell>
          <table:table-cell office:value-type="float" office:value="14.2523" table:style-name="ce64">
            <text:p>14.3</text:p>
          </table:table-cell>
          <table:table-cell office:value-type="float" office:value="14.036700000000002" table:style-name="ce64">
            <text:p>14.0</text:p>
          </table:table-cell>
          <table:table-cell office:value-type="float" office:value="13.789399999999999" table:style-name="ce64">
            <text:p>13.8</text:p>
          </table:table-cell>
          <table:table-cell office:value-type="float" office:value="13.571099999999999" table:style-name="ce64">
            <text:p>13.6</text:p>
          </table:table-cell>
          <table:table-cell office:value-type="float" office:value="13.744" table:style-name="ce64">
            <text:p>13.7</text:p>
          </table:table-cell>
          <table:table-cell office:value-type="float" office:value="13.770899999999999" table:style-name="ce64">
            <text:p>13.8</text:p>
          </table:table-cell>
          <table:table-cell office:value-type="float" office:value="13.887700000000001" table:style-name="ce64">
            <text:p>13.9</text:p>
          </table:table-cell>
          <table:table-cell office:value-type="float" office:value="13.7806" table:style-name="ce64">
            <text:p>13.8</text:p>
          </table:table-cell>
          <table:table-cell office:value-type="float" office:value="13.813600000000001" table:style-name="ce64">
            <text:p>13.8</text:p>
          </table:table-cell>
          <table:table-cell office:value-type="float" office:value="14.009499999999999" table:style-name="ce64">
            <text:p>14.0</text:p>
          </table:table-cell>
          <table:table-cell office:value-type="float" office:value="12.9848" table:style-name="ce64">
            <text:p>13.0</text:p>
          </table:table-cell>
          <table:table-cell office:value-type="float" office:value="11.191600000000001" table:style-name="ce64">
            <text:p>11.2</text:p>
          </table:table-cell>
          <table:table-cell office:value-type="float" office:value="11.508899999999999" table:style-name="ce64">
            <text:p>11.5</text:p>
          </table:table-cell>
          <table:table-cell office:value-type="float" office:value="11.218500000000001" table:style-name="ce64">
            <text:p>11.2</text:p>
          </table:table-cell>
          <table:table-cell office:value-type="float" office:value="11.1136" table:style-name="ce64">
            <text:p>11.1</text:p>
          </table:table-cell>
          <table:table-cell office:value-type="float" office:value="11.196200000000001" table:style-name="ce64">
            <text:p>11.2</text:p>
          </table:table-cell>
          <table:table-cell office:value-type="float" office:value="11.540700000000001" table:style-name="ce64">
            <text:p>11.5</text:p>
          </table:table-cell>
          <table:table-cell office:value-type="float" office:value="11.977399999999999" table:style-name="ce64">
            <text:p>12.0</text:p>
          </table:table-cell>
          <table:table-cell office:value-type="float" office:value="12.2775" table:style-name="ce64">
            <text:p>12.3</text:p>
          </table:table-cell>
          <table:table-cell table:number-columns-repeated="16354"/>
        </table:table-row>
        <table:table-row table:style-name="ro7">
          <table:table-cell table:style-name="ce25"/>
          <table:table-cell office:value-type="float" office:value="49.5" table:style-name="ce38">
            <text:p>49.5</text:p>
          </table:table-cell>
          <table:table-cell office:value-type="string" table:style-name="ce39">
            <text:p>Transport via pipeline</text:p>
          </table:table-cell>
          <table:table-cell office:value-type="float" office:value="0.31180000000000002" table:style-name="ce64">
            <text:p>0.3</text:p>
          </table:table-cell>
          <table:table-cell office:value-type="float" office:value="0.32539999999999997" table:style-name="ce64">
            <text:p>0.3</text:p>
          </table:table-cell>
          <table:table-cell office:value-type="float" office:value="0.31910000000000005" table:style-name="ce64">
            <text:p>0.3</text:p>
          </table:table-cell>
          <table:table-cell office:value-type="float" office:value="0.32480000000000003" table:style-name="ce64">
            <text:p>0.3</text:p>
          </table:table-cell>
          <table:table-cell office:value-type="float" office:value="0.32539999999999997" table:style-name="ce64">
            <text:p>0.3</text:p>
          </table:table-cell>
          <table:table-cell office:value-type="float" office:value="0.32919999999999999" table:style-name="ce64">
            <text:p>0.3</text:p>
          </table:table-cell>
          <table:table-cell office:value-type="float" office:value="0.33500000000000002" table:style-name="ce64">
            <text:p>0.3</text:p>
          </table:table-cell>
          <table:table-cell office:value-type="float" office:value="0.30530000000000002" table:style-name="ce64">
            <text:p>0.3</text:p>
          </table:table-cell>
          <table:table-cell office:value-type="float" office:value="0.31239999999999996" table:style-name="ce64">
            <text:p>0.3</text:p>
          </table:table-cell>
          <table:table-cell office:value-type="float" office:value="0.31880000000000003" table:style-name="ce64">
            <text:p>0.3</text:p>
          </table:table-cell>
          <table:table-cell office:value-type="float" office:value="0.32130000000000003" table:style-name="ce64">
            <text:p>0.3</text:p>
          </table:table-cell>
          <table:table-cell office:value-type="float" office:value="0.31630000000000003" table:style-name="ce64">
            <text:p>0.3</text:p>
          </table:table-cell>
          <table:table-cell office:value-type="float" office:value="0.30419999999999997" table:style-name="ce64">
            <text:p>0.3</text:p>
          </table:table-cell>
          <table:table-cell office:value-type="float" office:value="0.30989999999999995" table:style-name="ce64">
            <text:p>0.3</text:p>
          </table:table-cell>
          <table:table-cell office:value-type="float" office:value="0.30689999999999995" table:style-name="ce64">
            <text:p>0.3</text:p>
          </table:table-cell>
          <table:table-cell office:value-type="float" office:value="0.29730000000000001" table:style-name="ce64">
            <text:p>0.3</text:p>
          </table:table-cell>
          <table:table-cell office:value-type="float" office:value="0.28189999999999998" table:style-name="ce64">
            <text:p>0.3</text:p>
          </table:table-cell>
          <table:table-cell office:value-type="float" office:value="0.27089999999999997" table:style-name="ce64">
            <text:p>0.3</text:p>
          </table:table-cell>
          <table:table-cell office:value-type="float" office:value="0.28170000000000001" table:style-name="ce64">
            <text:p>0.3</text:p>
          </table:table-cell>
          <table:table-cell office:value-type="float" office:value="0.254" table:style-name="ce64">
            <text:p>0.3</text:p>
          </table:table-cell>
          <table:table-cell office:value-type="float" office:value="0.25230000000000002" table:style-name="ce64">
            <text:p>0.3</text:p>
          </table:table-cell>
          <table:table-cell office:value-type="float" office:value="0.23369999999999999" table:style-name="ce64">
            <text:p>0.2</text:p>
          </table:table-cell>
          <table:table-cell office:value-type="float" office:value="0.16119999999999998" table:style-name="ce64">
            <text:p>0.2</text:p>
          </table:table-cell>
          <table:table-cell office:value-type="float" office:value="0.15640000000000001" table:style-name="ce64">
            <text:p>0.2</text:p>
          </table:table-cell>
          <table:table-cell office:value-type="float" office:value="0.1338" table:style-name="ce64">
            <text:p>0.1</text:p>
          </table:table-cell>
          <table:table-cell office:value-type="float" office:value="0.13969999999999999" table:style-name="ce64">
            <text:p>0.1</text:p>
          </table:table-cell>
          <table:table-cell office:value-type="float" office:value="0.14280000000000001" table:style-name="ce64">
            <text:p>0.1</text:p>
          </table:table-cell>
          <table:table-cell table:number-columns-repeated="16354"/>
        </table:table-row>
        <table:table-row table:style-name="ro7">
          <table:table-cell table:style-name="ce30"/>
          <table:table-cell office:value-type="float" office:value="50" table:style-name="ce38">
            <text:p>50</text:p>
          </table:table-cell>
          <table:table-cell office:value-type="string" table:style-name="ce39">
            <text:p>Water transport services</text:p>
          </table:table-cell>
          <table:table-cell office:value-type="float" office:value="19.521699999999999" table:style-name="ce64">
            <text:p>19.5</text:p>
          </table:table-cell>
          <table:table-cell office:value-type="float" office:value="21.255500000000001" table:style-name="ce64">
            <text:p>21.3</text:p>
          </table:table-cell>
          <table:table-cell office:value-type="float" office:value="20.56" table:style-name="ce64">
            <text:p>20.6</text:p>
          </table:table-cell>
          <table:table-cell office:value-type="float" office:value="19.5564" table:style-name="ce64">
            <text:p>19.6</text:p>
          </table:table-cell>
          <table:table-cell office:value-type="float" office:value="19.8064" table:style-name="ce64">
            <text:p>19.8</text:p>
          </table:table-cell>
          <table:table-cell office:value-type="float" office:value="20.5914" table:style-name="ce64">
            <text:p>20.6</text:p>
          </table:table-cell>
          <table:table-cell office:value-type="float" office:value="23.6065" table:style-name="ce64">
            <text:p>23.6</text:p>
          </table:table-cell>
          <table:table-cell office:value-type="float" office:value="22.7805" table:style-name="ce64">
            <text:p>22.8</text:p>
          </table:table-cell>
          <table:table-cell office:value-type="float" office:value="22.6326" table:style-name="ce64">
            <text:p>22.6</text:p>
          </table:table-cell>
          <table:table-cell office:value-type="float" office:value="20.3385" table:style-name="ce64">
            <text:p>20.3</text:p>
          </table:table-cell>
          <table:table-cell office:value-type="float" office:value="19.552199999999999" table:style-name="ce64">
            <text:p>19.6</text:p>
          </table:table-cell>
          <table:table-cell office:value-type="float" office:value="23.8858" table:style-name="ce64">
            <text:p>23.9</text:p>
          </table:table-cell>
          <table:table-cell office:value-type="float" office:value="25.959599999999998" table:style-name="ce64">
            <text:p>26.0</text:p>
          </table:table-cell>
          <table:table-cell office:value-type="float" office:value="26.841799999999999" table:style-name="ce64">
            <text:p>26.8</text:p>
          </table:table-cell>
          <table:table-cell office:value-type="float" office:value="29.802400000000002" table:style-name="ce64">
            <text:p>29.8</text:p>
          </table:table-cell>
          <table:table-cell office:value-type="float" office:value="29.310700000000001" table:style-name="ce64">
            <text:p>29.3</text:p>
          </table:table-cell>
          <table:table-cell office:value-type="float" office:value="20.5184" table:style-name="ce64">
            <text:p>20.5</text:p>
          </table:table-cell>
          <table:table-cell office:value-type="float" office:value="20.4346" table:style-name="ce64">
            <text:p>20.4</text:p>
          </table:table-cell>
          <table:table-cell office:value-type="float" office:value="20.393699999999999" table:style-name="ce64">
            <text:p>20.4</text:p>
          </table:table-cell>
          <table:table-cell office:value-type="float" office:value="17.5306" table:style-name="ce64">
            <text:p>17.5</text:p>
          </table:table-cell>
          <table:table-cell office:value-type="float" office:value="18.290700000000001" table:style-name="ce64">
            <text:p>18.3</text:p>
          </table:table-cell>
          <table:table-cell office:value-type="float" office:value="19.617099999999997" table:style-name="ce64">
            <text:p>19.6</text:p>
          </table:table-cell>
          <table:table-cell office:value-type="float" office:value="15.895700000000001" table:style-name="ce64">
            <text:p>15.9</text:p>
          </table:table-cell>
          <table:table-cell office:value-type="float" office:value="13.226700000000001" table:style-name="ce64">
            <text:p>13.2</text:p>
          </table:table-cell>
          <table:table-cell office:value-type="float" office:value="16.019500000000001" table:style-name="ce64">
            <text:p>16.0</text:p>
          </table:table-cell>
          <table:table-cell office:value-type="float" office:value="17.203700000000001" table:style-name="ce64">
            <text:p>17.2</text:p>
          </table:table-cell>
          <table:table-cell office:value-type="float" office:value="17.534599999999998" table:style-name="ce64">
            <text:p>17.5</text:p>
          </table:table-cell>
          <table:table-cell table:number-columns-repeated="16354"/>
        </table:table-row>
        <table:table-row table:style-name="ro7">
          <table:table-cell table:style-name="ce27"/>
          <table:table-cell office:value-type="float" office:value="51" table:style-name="ce38">
            <text:p>51</text:p>
          </table:table-cell>
          <table:table-cell office:value-type="string" table:style-name="ce39">
            <text:p>Air transport services</text:p>
          </table:table-cell>
          <table:table-cell office:value-type="float" office:value="20.378299999999999" table:style-name="ce64">
            <text:p>20.4</text:p>
          </table:table-cell>
          <table:table-cell office:value-type="float" office:value="19.3201" table:style-name="ce64">
            <text:p>19.3</text:p>
          </table:table-cell>
          <table:table-cell office:value-type="float" office:value="21.069599999999998" table:style-name="ce64">
            <text:p>21.1</text:p>
          </table:table-cell>
          <table:table-cell office:value-type="float" office:value="22.8813" table:style-name="ce64">
            <text:p>22.9</text:p>
          </table:table-cell>
          <table:table-cell office:value-type="float" office:value="22.863700000000001" table:style-name="ce64">
            <text:p>22.9</text:p>
          </table:table-cell>
          <table:table-cell office:value-type="float" office:value="24.782499999999999" table:style-name="ce64">
            <text:p>24.8</text:p>
          </table:table-cell>
          <table:table-cell office:value-type="float" office:value="26.5823" table:style-name="ce64">
            <text:p>26.6</text:p>
          </table:table-cell>
          <table:table-cell office:value-type="float" office:value="28.184000000000001" table:style-name="ce64">
            <text:p>28.2</text:p>
          </table:table-cell>
          <table:table-cell office:value-type="float" office:value="31.557500000000001" table:style-name="ce64">
            <text:p>31.6</text:p>
          </table:table-cell>
          <table:table-cell office:value-type="float" office:value="34.0259" table:style-name="ce64">
            <text:p>34.0</text:p>
          </table:table-cell>
          <table:table-cell office:value-type="float" office:value="37.550400000000003" table:style-name="ce64">
            <text:p>37.6</text:p>
          </table:table-cell>
          <table:table-cell office:value-type="float" office:value="36.920999999999999" table:style-name="ce64">
            <text:p>36.9</text:p>
          </table:table-cell>
          <table:table-cell office:value-type="float" office:value="36.0884" table:style-name="ce64">
            <text:p>36.1</text:p>
          </table:table-cell>
          <table:table-cell office:value-type="float" office:value="37.3384" table:style-name="ce64">
            <text:p>37.3</text:p>
          </table:table-cell>
          <table:table-cell office:value-type="float" office:value="39.562899999999999" table:style-name="ce64">
            <text:p>39.6</text:p>
          </table:table-cell>
          <table:table-cell office:value-type="float" office:value="42.937800000000003" table:style-name="ce64">
            <text:p>42.9</text:p>
          </table:table-cell>
          <table:table-cell office:value-type="float" office:value="43.642699999999998" table:style-name="ce64">
            <text:p>43.6</text:p>
          </table:table-cell>
          <table:table-cell office:value-type="float" office:value="44.164499999999997" table:style-name="ce64">
            <text:p>44.2</text:p>
          </table:table-cell>
          <table:table-cell office:value-type="float" office:value="43.706900000000005" table:style-name="ce64">
            <text:p>43.7</text:p>
          </table:table-cell>
          <table:table-cell office:value-type="float" office:value="41.530300000000004" table:style-name="ce64">
            <text:p>41.5</text:p>
          </table:table-cell>
          <table:table-cell office:value-type="float" office:value="40.4069" table:style-name="ce64">
            <text:p>40.4</text:p>
          </table:table-cell>
          <table:table-cell office:value-type="float" office:value="42.408199999999994" table:style-name="ce64">
            <text:p>42.4</text:p>
          </table:table-cell>
          <table:table-cell office:value-type="float" office:value="40.930500000000002" table:style-name="ce64">
            <text:p>40.9</text:p>
          </table:table-cell>
          <table:table-cell office:value-type="float" office:value="40.6738" table:style-name="ce64">
            <text:p>40.7</text:p>
          </table:table-cell>
          <table:table-cell office:value-type="float" office:value="40.655099999999997" table:style-name="ce64">
            <text:p>40.7</text:p>
          </table:table-cell>
          <table:table-cell office:value-type="float" office:value="41.147599999999997" table:style-name="ce64">
            <text:p>41.1</text:p>
          </table:table-cell>
          <table:table-cell office:value-type="float" office:value="41.159800000000004" table:style-name="ce64">
            <text:p>41.2</text:p>
          </table:table-cell>
          <table:table-cell table:number-columns-repeated="16354"/>
        </table:table-row>
        <table:table-row table:style-name="ro7">
          <table:table-cell table:style-name="ce27"/>
          <table:table-cell office:value-type="float" office:value="52" table:style-name="ce38">
            <text:p>52</text:p>
          </table:table-cell>
          <table:table-cell office:value-type="string" table:style-name="ce39">
            <text:p>Warehousing and transport support<text:s/></text:p>
          </table:table-cell>
          <table:table-cell office:value-type="float" office:value="1.3882000000000001" table:style-name="ce64">
            <text:p>1.4</text:p>
          </table:table-cell>
          <table:table-cell office:value-type="float" office:value="1.4214" table:style-name="ce64">
            <text:p>1.4</text:p>
          </table:table-cell>
          <table:table-cell office:value-type="float" office:value="1.3919999999999999" table:style-name="ce64">
            <text:p>1.4</text:p>
          </table:table-cell>
          <table:table-cell office:value-type="float" office:value="1.4458" table:style-name="ce64">
            <text:p>1.4</text:p>
          </table:table-cell>
          <table:table-cell office:value-type="float" office:value="1.4145000000000001" table:style-name="ce64">
            <text:p>1.4</text:p>
          </table:table-cell>
          <table:table-cell office:value-type="float" office:value="1.4278" table:style-name="ce64">
            <text:p>1.4</text:p>
          </table:table-cell>
          <table:table-cell office:value-type="float" office:value="1.4570999999999998" table:style-name="ce64">
            <text:p>1.5</text:p>
          </table:table-cell>
          <table:table-cell office:value-type="float" office:value="1.3749" table:style-name="ce64">
            <text:p>1.4</text:p>
          </table:table-cell>
          <table:table-cell office:value-type="float" office:value="1.3775999999999999" table:style-name="ce64">
            <text:p>1.4</text:p>
          </table:table-cell>
          <table:table-cell office:value-type="float" office:value="1.4627000000000001" table:style-name="ce64">
            <text:p>1.5</text:p>
          </table:table-cell>
          <table:table-cell office:value-type="float" office:value="1.5362" table:style-name="ce64">
            <text:p>1.5</text:p>
          </table:table-cell>
          <table:table-cell office:value-type="float" office:value="1.4950000000000001" table:style-name="ce64">
            <text:p>1.5</text:p>
          </table:table-cell>
          <table:table-cell office:value-type="float" office:value="1.4881" table:style-name="ce64">
            <text:p>1.5</text:p>
          </table:table-cell>
          <table:table-cell office:value-type="float" office:value="1.5877000000000001" table:style-name="ce64">
            <text:p>1.6</text:p>
          </table:table-cell>
          <table:table-cell office:value-type="float" office:value="1.7222999999999999" table:style-name="ce64">
            <text:p>1.7</text:p>
          </table:table-cell>
          <table:table-cell office:value-type="float" office:value="1.8693" table:style-name="ce64">
            <text:p>1.9</text:p>
          </table:table-cell>
          <table:table-cell office:value-type="float" office:value="2.0327999999999999" table:style-name="ce64">
            <text:p>2.0</text:p>
          </table:table-cell>
          <table:table-cell office:value-type="float" office:value="2.1388000000000003" table:style-name="ce64">
            <text:p>2.1</text:p>
          </table:table-cell>
          <table:table-cell office:value-type="float" office:value="2.2534000000000001" table:style-name="ce64">
            <text:p>2.3</text:p>
          </table:table-cell>
          <table:table-cell office:value-type="float" office:value="2.0910000000000002" table:style-name="ce64">
            <text:p>2.1</text:p>
          </table:table-cell>
          <table:table-cell office:value-type="float" office:value="2.1932" table:style-name="ce64">
            <text:p>2.2</text:p>
          </table:table-cell>
          <table:table-cell office:value-type="float" office:value="2.1514000000000002" table:style-name="ce64">
            <text:p>2.2</text:p>
          </table:table-cell>
          <table:table-cell office:value-type="float" office:value="2.2909000000000002" table:style-name="ce64">
            <text:p>2.3</text:p>
          </table:table-cell>
          <table:table-cell office:value-type="float" office:value="2.3393999999999999" table:style-name="ce64">
            <text:p>2.3</text:p>
          </table:table-cell>
          <table:table-cell office:value-type="float" office:value="2.4205999999999999" table:style-name="ce64">
            <text:p>2.4</text:p>
          </table:table-cell>
          <table:table-cell office:value-type="float" office:value="2.5893999999999999" table:style-name="ce64">
            <text:p>2.6</text:p>
          </table:table-cell>
          <table:table-cell office:value-type="float" office:value="2.5589" table:style-name="ce64">
            <text:p>2.6</text:p>
          </table:table-cell>
          <table:table-cell table:number-columns-repeated="16354"/>
        </table:table-row>
        <table:table-row table:style-name="ro7">
          <table:table-cell table:style-name="ce27"/>
          <table:table-cell office:value-type="float" office:value="53" table:style-name="ce38">
            <text:p>53</text:p>
          </table:table-cell>
          <table:table-cell office:value-type="string" table:style-name="ce39">
            <text:p>Postal and courier services</text:p>
          </table:table-cell>
          <table:table-cell office:value-type="float" office:value="1.1455" table:style-name="ce64">
            <text:p>1.1</text:p>
          </table:table-cell>
          <table:table-cell office:value-type="float" office:value="1.175" table:style-name="ce64">
            <text:p>1.2</text:p>
          </table:table-cell>
          <table:table-cell office:value-type="float" office:value="1.1824000000000001" table:style-name="ce64">
            <text:p>1.2</text:p>
          </table:table-cell>
          <table:table-cell office:value-type="float" office:value="1.2124999999999999" table:style-name="ce64">
            <text:p>1.2</text:p>
          </table:table-cell>
          <table:table-cell office:value-type="float" office:value="1.2643" table:style-name="ce64">
            <text:p>1.3</text:p>
          </table:table-cell>
          <table:table-cell office:value-type="float" office:value="1.2795999999999998" table:style-name="ce64">
            <text:p>1.3</text:p>
          </table:table-cell>
          <table:table-cell office:value-type="float" office:value="1.323" table:style-name="ce64">
            <text:p>1.3</text:p>
          </table:table-cell>
          <table:table-cell office:value-type="float" office:value="1.3446" table:style-name="ce64">
            <text:p>1.3</text:p>
          </table:table-cell>
          <table:table-cell office:value-type="float" office:value="1.3731" table:style-name="ce64">
            <text:p>1.4</text:p>
          </table:table-cell>
          <table:table-cell office:value-type="float" office:value="1.4" table:style-name="ce64">
            <text:p>1.4</text:p>
          </table:table-cell>
          <table:table-cell office:value-type="float" office:value="1.4102000000000001" table:style-name="ce64">
            <text:p>1.4</text:p>
          </table:table-cell>
          <table:table-cell office:value-type="float" office:value="1.3936999999999999" table:style-name="ce64">
            <text:p>1.4</text:p>
          </table:table-cell>
          <table:table-cell office:value-type="float" office:value="1.3845000000000001" table:style-name="ce64">
            <text:p>1.4</text:p>
          </table:table-cell>
          <table:table-cell office:value-type="float" office:value="1.4219999999999999" table:style-name="ce64">
            <text:p>1.4</text:p>
          </table:table-cell>
          <table:table-cell office:value-type="float" office:value="1.415" table:style-name="ce64">
            <text:p>1.4</text:p>
          </table:table-cell>
          <table:table-cell office:value-type="float" office:value="1.5289999999999999" table:style-name="ce64">
            <text:p>1.5</text:p>
          </table:table-cell>
          <table:table-cell office:value-type="float" office:value="1.4784999999999999" table:style-name="ce64">
            <text:p>1.5</text:p>
          </table:table-cell>
          <table:table-cell office:value-type="float" office:value="1.5435000000000001" table:style-name="ce64">
            <text:p>1.5</text:p>
          </table:table-cell>
          <table:table-cell office:value-type="float" office:value="1.7307000000000001" table:style-name="ce64">
            <text:p>1.7</text:p>
          </table:table-cell>
          <table:table-cell office:value-type="float" office:value="1.6409" table:style-name="ce64">
            <text:p>1.6</text:p>
          </table:table-cell>
          <table:table-cell office:value-type="float" office:value="1.8343" table:style-name="ce64">
            <text:p>1.8</text:p>
          </table:table-cell>
          <table:table-cell office:value-type="float" office:value="1.7803" table:style-name="ce64">
            <text:p>1.8</text:p>
          </table:table-cell>
          <table:table-cell office:value-type="float" office:value="1.8072000000000001" table:style-name="ce64">
            <text:p>1.8</text:p>
          </table:table-cell>
          <table:table-cell office:value-type="float" office:value="1.79" table:style-name="ce64">
            <text:p>1.8</text:p>
          </table:table-cell>
          <table:table-cell office:value-type="float" office:value="1.8235999999999999" table:style-name="ce64">
            <text:p>1.8</text:p>
          </table:table-cell>
          <table:table-cell office:value-type="float" office:value="1.8925999999999998" table:style-name="ce64">
            <text:p>1.9</text:p>
          </table:table-cell>
          <table:table-cell office:value-type="float" office:value="1.952" table:style-name="ce64">
            <text:p>2.0</text:p>
          </table:table-cell>
          <table:table-cell table:number-columns-repeated="16354"/>
        </table:table-row>
        <table:table-row table:style-name="ro7">
          <table:table-cell table:style-name="ce25"/>
          <table:table-cell office:value-type="string" table:style-name="ce40">
            <text:p>H</text:p>
          </table:table-cell>
          <table:table-cell office:value-type="string" table:style-name="ce25">
            <text:p>All transport and storage industries</text:p>
          </table:table-cell>
          <table:table-cell office:value-type="float" office:value="65.698300000000003" table:style-name="ce29">
            <text:p>65.7</text:p>
          </table:table-cell>
          <table:table-cell office:value-type="float" office:value="66.2316" table:style-name="ce29">
            <text:p>66.2</text:p>
          </table:table-cell>
          <table:table-cell office:value-type="float" office:value="67.305399999999992" table:style-name="ce29">
            <text:p>67.3</text:p>
          </table:table-cell>
          <table:table-cell office:value-type="float" office:value="68.638500000000008" table:style-name="ce29">
            <text:p>68.6</text:p>
          </table:table-cell>
          <table:table-cell office:value-type="float" office:value="69.559200000000018" table:style-name="ce29">
            <text:p>69.6</text:p>
          </table:table-cell>
          <table:table-cell office:value-type="float" office:value="72.372500000000002" table:style-name="ce29">
            <text:p>72.4</text:p>
          </table:table-cell>
          <table:table-cell office:value-type="float" office:value="78.02" table:style-name="ce29">
            <text:p>78.0</text:p>
          </table:table-cell>
          <table:table-cell office:value-type="float" office:value="79.277799999999999" table:style-name="ce29">
            <text:p>79.3</text:p>
          </table:table-cell>
          <table:table-cell office:value-type="float" office:value="82.509599999999992" table:style-name="ce29">
            <text:p>82.5</text:p>
          </table:table-cell>
          <table:table-cell office:value-type="float" office:value="82.532200000000003" table:style-name="ce29">
            <text:p>82.5</text:p>
          </table:table-cell>
          <table:table-cell office:value-type="float" office:value="84.8125" table:style-name="ce29">
            <text:p>84.8</text:p>
          </table:table-cell>
          <table:table-cell office:value-type="float" office:value="88.196499999999986" table:style-name="ce29">
            <text:p>88.2</text:p>
          </table:table-cell>
          <table:table-cell office:value-type="float" office:value="89.509700000000009" table:style-name="ce29">
            <text:p>89.5</text:p>
          </table:table-cell>
          <table:table-cell office:value-type="float" office:value="91.636600000000001" table:style-name="ce29">
            <text:p>91.6</text:p>
          </table:table-cell>
          <table:table-cell office:value-type="float" office:value="96.964300000000009" table:style-name="ce29">
            <text:p>97.0</text:p>
          </table:table-cell>
          <table:table-cell office:value-type="float" office:value="100.0775" table:style-name="ce29">
            <text:p>100.1</text:p>
          </table:table-cell>
          <table:table-cell office:value-type="float" office:value="92.358399999999989" table:style-name="ce29">
            <text:p>92.4</text:p>
          </table:table-cell>
          <table:table-cell office:value-type="float" office:value="93.493799999999993" table:style-name="ce29">
            <text:p>93.5</text:p>
          </table:table-cell>
          <table:table-cell office:value-type="float" office:value="91.887799999999999" table:style-name="ce29">
            <text:p>91.9</text:p>
          </table:table-cell>
          <table:table-cell office:value-type="float" office:value="84.705700000000007" table:style-name="ce29">
            <text:p>84.7</text:p>
          </table:table-cell>
          <table:table-cell office:value-type="float" office:value="85.168700000000001" table:style-name="ce29">
            <text:p>85.2</text:p>
          </table:table-cell>
          <table:table-cell office:value-type="float" office:value="87.686699999999988" table:style-name="ce29">
            <text:p>87.7</text:p>
          </table:table-cell>
          <table:table-cell office:value-type="float" office:value="82.356899999999996" table:style-name="ce29">
            <text:p>82.4</text:p>
          </table:table-cell>
          <table:table-cell office:value-type="float" office:value="79.5625" table:style-name="ce29">
            <text:p>79.6</text:p>
          </table:table-cell>
          <table:table-cell office:value-type="float" office:value="82.985799999999998" table:style-name="ce29">
            <text:p>83.0</text:p>
          </table:table-cell>
          <table:table-cell office:value-type="float" office:value="85.324999999999989" table:style-name="ce29">
            <text:p>85.3</text:p>
          </table:table-cell>
          <table:table-cell office:value-type="float" office:value="86.012100000000004" table:style-name="ce29">
            <text:p>86.0</text:p>
          </table:table-cell>
          <table:table-cell table:number-columns-repeated="16354"/>
        </table:table-row>
        <table:table-row table:style-name="ro9">
          <table:table-cell office:value-type="string" table:style-name="ce25">
            <text:p>Household private transport</text:p>
          </table:table-cell>
          <table:table-cell table:number-columns-repeated="2" table:style-name="ce30"/>
          <table:table-cell office:value-type="float" office:value="60.754899999999999" table:style-name="ce29">
            <text:p>60.8</text:p>
          </table:table-cell>
          <table:table-cell office:value-type="float" office:value="60.383300000000006" table:style-name="ce29">
            <text:p>60.4</text:p>
          </table:table-cell>
          <table:table-cell office:value-type="float" office:value="61.367199999999997" table:style-name="ce29">
            <text:p>61.4</text:p>
          </table:table-cell>
          <table:table-cell office:value-type="float" office:value="61.798300000000005" table:style-name="ce29">
            <text:p>61.8</text:p>
          </table:table-cell>
          <table:table-cell office:value-type="float" office:value="61.025800000000004" table:style-name="ce29">
            <text:p>61.0</text:p>
          </table:table-cell>
          <table:table-cell office:value-type="float" office:value="60.2209" table:style-name="ce29">
            <text:p>60.2</text:p>
          </table:table-cell>
          <table:table-cell office:value-type="float" office:value="63.797400000000003" table:style-name="ce29">
            <text:p>63.8</text:p>
          </table:table-cell>
          <table:table-cell office:value-type="float" office:value="64.764300000000006" table:style-name="ce29">
            <text:p>64.8</text:p>
          </table:table-cell>
          <table:table-cell office:value-type="float" office:value="64.596699999999998" table:style-name="ce29">
            <text:p>64.6</text:p>
          </table:table-cell>
          <table:table-cell office:value-type="float" office:value="65.68310000000001" table:style-name="ce29">
            <text:p>65.7</text:p>
          </table:table-cell>
          <table:table-cell office:value-type="float" office:value="65.505300000000005" table:style-name="ce29">
            <text:p>65.5</text:p>
          </table:table-cell>
          <table:table-cell office:value-type="float" office:value="66.757600000000011" table:style-name="ce29">
            <text:p>66.8</text:p>
          </table:table-cell>
          <table:table-cell office:value-type="float" office:value="69.209699999999998" table:style-name="ce29">
            <text:p>69.2</text:p>
          </table:table-cell>
          <table:table-cell office:value-type="float" office:value="68.659300000000002" table:style-name="ce29">
            <text:p>68.7</text:p>
          </table:table-cell>
          <table:table-cell office:value-type="float" office:value="70.238" table:style-name="ce29">
            <text:p>70.2</text:p>
          </table:table-cell>
          <table:table-cell office:value-type="float" office:value="70.695499999999996" table:style-name="ce29">
            <text:p>70.7</text:p>
          </table:table-cell>
          <table:table-cell office:value-type="float" office:value="70.613500000000002" table:style-name="ce29">
            <text:p>70.6</text:p>
          </table:table-cell>
          <table:table-cell office:value-type="float" office:value="70.974100000000007" table:style-name="ce29">
            <text:p>71.0</text:p>
          </table:table-cell>
          <table:table-cell office:value-type="float" office:value="69.425600000000003" table:style-name="ce29">
            <text:p>69.4</text:p>
          </table:table-cell>
          <table:table-cell office:value-type="float" office:value="68.562699999999992" table:style-name="ce29">
            <text:p>68.6</text:p>
          </table:table-cell>
          <table:table-cell office:value-type="float" office:value="66.942599999999999" table:style-name="ce29">
            <text:p>66.9</text:p>
          </table:table-cell>
          <table:table-cell office:value-type="float" office:value="66.445100000000011" table:style-name="ce29">
            <text:p>66.4</text:p>
          </table:table-cell>
          <table:table-cell office:value-type="float" office:value="66.356399999999994" table:style-name="ce29">
            <text:p>66.4</text:p>
          </table:table-cell>
          <table:table-cell office:value-type="float" office:value="66.697199999999995" table:style-name="ce29">
            <text:p>66.7</text:p>
          </table:table-cell>
          <table:table-cell office:value-type="float" office:value="67.054400000000001" table:style-name="ce29">
            <text:p>67.1</text:p>
          </table:table-cell>
          <table:table-cell office:value-type="float" office:value="67.665899999999993" table:style-name="ce29">
            <text:p>67.7</text:p>
          </table:table-cell>
          <table:table-cell office:value-type="float" office:value="68.803600000000003" table:style-name="ce29">
            <text:p>68.8</text:p>
          </table:table-cell>
          <table:table-cell table:number-columns-repeated="16354"/>
        </table:table-row>
        <table:table-row table:style-name="ro9">
          <table:table-cell office:value-type="string" table:style-name="ce41">
            <text:p>Total emissions all sectors</text:p>
          </table:table-cell>
          <table:table-cell table:number-columns-repeated="2" table:style-name="ce42"/>
          <table:table-cell office:value-type="float" office:value="834.93469999999991" table:style-name="ce43">
            <text:p>834.9</text:p>
          </table:table-cell>
          <table:table-cell office:value-type="float" office:value="844.95530000000008" table:style-name="ce43">
            <text:p>845.0</text:p>
          </table:table-cell>
          <table:table-cell office:value-type="float" office:value="825.10169999999994" table:style-name="ce43">
            <text:p>825.1</text:p>
          </table:table-cell>
          <table:table-cell office:value-type="float" office:value="807.57330000000002" table:style-name="ce43">
            <text:p>807.6</text:p>
          </table:table-cell>
          <table:table-cell office:value-type="float" office:value="799.82190000000003" table:style-name="ce43">
            <text:p>799.8</text:p>
          </table:table-cell>
          <table:table-cell office:value-type="float" office:value="795.0598" table:style-name="ce43">
            <text:p>795.1</text:p>
          </table:table-cell>
          <table:table-cell office:value-type="float" office:value="823.03180000000009" table:style-name="ce43">
            <text:p>823.0</text:p>
          </table:table-cell>
          <table:table-cell office:value-type="float" office:value="799.01330000000007" table:style-name="ce43">
            <text:p>799.0</text:p>
          </table:table-cell>
          <table:table-cell office:value-type="float" office:value="800.447" table:style-name="ce43">
            <text:p>800.4</text:p>
          </table:table-cell>
          <table:table-cell office:value-type="float" office:value="770.07460000000003" table:style-name="ce43">
            <text:p>770.1</text:p>
          </table:table-cell>
          <table:table-cell office:value-type="float" office:value="772.52260000000001" table:style-name="ce43">
            <text:p>772.5</text:p>
          </table:table-cell>
          <table:table-cell office:value-type="float" office:value="780.08749999999998" table:style-name="ce43">
            <text:p>780.1</text:p>
          </table:table-cell>
          <table:table-cell office:value-type="float" office:value="761.57950000000005" table:style-name="ce43">
            <text:p>761.6</text:p>
          </table:table-cell>
          <table:table-cell office:value-type="float" office:value="772.57319999999993" table:style-name="ce43">
            <text:p>772.6</text:p>
          </table:table-cell>
          <table:table-cell office:value-type="float" office:value="775.47699999999998" table:style-name="ce43">
            <text:p>775.5</text:p>
          </table:table-cell>
          <table:table-cell office:value-type="float" office:value="771.78650000000005" table:style-name="ce43">
            <text:p>771.8</text:p>
          </table:table-cell>
          <table:table-cell office:value-type="float" office:value="757.39049999999997" table:style-name="ce43">
            <text:p>757.4</text:p>
          </table:table-cell>
          <table:table-cell office:value-type="float" office:value="746.3771999999999" table:style-name="ce43">
            <text:p>746.4</text:p>
          </table:table-cell>
          <table:table-cell office:value-type="float" office:value="728.25619999999992" table:style-name="ce43">
            <text:p>728.3</text:p>
          </table:table-cell>
          <table:table-cell office:value-type="float" office:value="669.18140000000005" table:style-name="ce43">
            <text:p>669.2</text:p>
          </table:table-cell>
          <table:table-cell office:value-type="float" office:value="687.1853000000001" table:style-name="ce43">
            <text:p>687.2</text:p>
          </table:table-cell>
          <table:table-cell office:value-type="float" office:value="643.56020000000001" table:style-name="ce43">
            <text:p>643.6</text:p>
          </table:table-cell>
          <table:table-cell office:value-type="float" office:value="656.61249999999995" table:style-name="ce43">
            <text:p>656.6</text:p>
          </table:table-cell>
          <table:table-cell office:value-type="float" office:value="643.69209999999998" table:style-name="ce43">
            <text:p>643.7</text:p>
          </table:table-cell>
          <table:table-cell office:value-type="float" office:value="609.97590000000002" table:style-name="ce43">
            <text:p>610.0</text:p>
          </table:table-cell>
          <table:table-cell office:value-type="float" office:value="599.4511" table:style-name="ce43">
            <text:p>599.5</text:p>
          </table:table-cell>
          <table:table-cell office:value-type="float" office:value="576.27700000000004" table:style-name="ce43">
            <text:p>576.3</text:p>
          </table:table-cell>
          <table:table-cell table:number-columns-repeated="16354"/>
        </table:table-row>
        <table:table-row table:style-name="ro7">
          <table:table-cell table:style-name="ce25"/>
          <table:table-cell table:number-columns-repeated="2" table:style-name="ce30"/>
          <table:table-cell table:number-columns-repeated="2" table:style-name="ce4"/>
          <table:table-cell table:number-columns-repeated="24" table:style-name="ce30"/>
          <table:table-cell table:style-name="ce65"/>
          <table:table-cell table:number-columns-repeated="16354"/>
        </table:table-row>
        <table:table-row table:style-name="ro7">
          <table:table-cell office:value-type="string" table:style-name="ce4">
            <text:p>1. UK national emissions estimates are updated annually and any developments in methodology are applied retrospectively to earlier years.</text:p>
          </table:table-cell>
          <table:table-cell table:number-columns-repeated="4" table:style-name="ce4"/>
          <table:table-cell table:number-columns-repeated="18" table:style-name="ce30"/>
          <table:table-cell table:number-columns-repeated="4" table:style-name="ce44"/>
          <table:table-cell table:style-name="ce30"/>
          <table:table-cell table:style-name="ce4"/>
          <table:table-cell office:value-type="string" table:style-name="ce45">
            <text:p>Sources - Ricardo-AEA/BEIS (NAEI);</text:p>
          </table:table-cell>
          <table:table-cell table:number-columns-repeated="16354"/>
        </table:table-row>
        <table:table-row table:style-name="ro7">
          <table:table-cell office:value-type="string" table:style-name="ce4">
            <text:p>2. The 'by source' figures for transport only include direct emissions from transport while the 'by final user' transport figures also include appoximate</text:p>
          </table:table-cell>
          <table:table-cell table:number-columns-repeated="4" table:style-name="ce4"/>
          <table:table-cell table:number-columns-repeated="18" table:style-name="ce30"/>
          <table:table-cell table:number-columns-repeated="4" table:style-name="ce44"/>
          <table:table-cell table:style-name="ce30"/>
          <table:table-cell table:style-name="ce4"/>
          <table:table-cell office:value-type="string" table:style-name="ce45">
            <text:p>Office for National Statistics (Environmental Accounts)</text:p>
          </table:table-cell>
          <table:table-cell table:number-columns-repeated="16354"/>
        </table:table-row>
        <table:table-row table:style-name="ro7">
          <table:table-cell office:value-type="string" table:number-columns-spanned="10" table:number-rows-spanned="1" table:style-name="ce52">
            <text:p><text:a xlink:href="https://www.gov.uk/government/publications/transport-energy-and-environment-statistics-notes-and-definitions"><text:span text:style-name="T1"><text:s text:c="4"/>emissions resulting from the production of the fuels used, which takes place within the UK (</text:span>see notes and definitions<text:span text:style-name="T1">).</text:span></text:a></text:p>
          </table:table-cell>
          <table:covered-table-cell table:number-columns-repeated="9"/>
          <table:table-cell table:number-columns-repeated="12" table:style-name="ce30"/>
          <table:table-cell table:number-columns-repeated="2" table:style-name="ce44"/>
          <table:table-cell table:number-columns-repeated="4" table:style-name="ce30"/>
          <table:table-cell table:style-name="ce4"/>
          <table:table-cell table:style-name="ce30"/>
          <table:table-cell table:number-columns-repeated="16354"/>
        </table:table-row>
        <table:table-row table:style-name="ro7">
          <table:table-cell office:value-type="string" table:style-name="ce4">
            <text:p>3. 'Other road transport emissions' consist of emissions from road vehicles running on liquified petroleum gas (propane and butane), emissions from</text:p>
          </table:table-cell>
          <table:table-cell table:number-columns-repeated="4" table:style-name="ce4"/>
          <table:table-cell table:number-columns-repeated="17" table:style-name="ce30"/>
          <table:table-cell table:style-name="ce46"/>
          <table:table-cell table:style-name="ce30"/>
          <table:table-cell table:number-columns-repeated="3" table:style-name="ce46"/>
          <table:table-cell table:style-name="ce30"/>
          <table:table-cell table:style-name="ce4"/>
          <table:table-cell office:value-type="string" table:style-name="ce47">
            <text:p>Last updated: December 2018</text:p>
          </table:table-cell>
          <table:table-cell table:number-columns-repeated="16354"/>
        </table:table-row>
        <table:table-row table:style-name="ro7">
          <table:table-cell office:value-type="string" table:style-name="ce4">
            <text:p><text:s text:c="4"/>the evaporation of engine lubricants and urea as well as urea use.<text:s/></text:p>
          </table:table-cell>
          <table:table-cell table:number-columns-repeated="4" table:style-name="ce4"/>
          <table:table-cell table:number-columns-repeated="17" table:style-name="ce30"/>
          <table:table-cell table:style-name="ce46"/>
          <table:table-cell table:style-name="ce30"/>
          <table:table-cell table:number-columns-repeated="3" table:style-name="ce46"/>
          <table:table-cell table:style-name="ce30"/>
          <table:table-cell table:style-name="ce4"/>
          <table:table-cell office:value-type="string" table:style-name="ce47">
            <text:p>Next update: December 2019</text:p>
          </table:table-cell>
          <table:table-cell table:number-columns-repeated="16354"/>
        </table:table-row>
        <table:table-row table:style-name="ro7">
          <table:table-cell office:value-type="string" table:style-name="ce4">
            <text:p>4. There are no direct emissions from electric trains. However the final user emissions do include the emissions resulting from the production of the electricity used by electric trains.</text:p>
          </table:table-cell>
          <table:table-cell table:number-columns-repeated="4" table:style-name="ce4"/>
          <table:table-cell table:number-columns-repeated="24" table:style-name="ce30"/>
          <table:table-cell table:number-columns-repeated="16355" table:style-name="ce5"/>
        </table:table-row>
        <table:table-row table:style-name="ro7">
          <table:table-cell office:value-type="string" table:style-name="ce4">
            <text:p>5. Other mainly consists of 'military aircraft and shipping' &amp; 'aircraft support vehicles'.<text:s/></text:p>
          </table:table-cell>
          <table:table-cell table:number-columns-repeated="4" table:style-name="ce4"/>
          <table:table-cell table:number-columns-repeated="24" table:style-name="ce30"/>
          <table:table-cell office:value-type="string" table:style-name="ce48">
            <text:p><text:a xlink:href="mailto:environment.stats@dft.gov.uk"><text:span text:style-name="T1">E-mail:<text:s/></text:span>environment.stats@dft.gov.uk</text:a></text:p>
          </table:table-cell>
          <table:table-cell table:number-columns-repeated="16354"/>
        </table:table-row>
        <table:table-row table:style-name="ro7">
          <table:table-cell office:value-type="string" table:style-name="ce27">
            <text:p>6. International aviation and international shipping emissions are not included in the national total reported to the UNFCCC, since there is no internationally agreed way of allocating</text:p>
          </table:table-cell>
          <table:table-cell table:number-columns-repeated="4" table:style-name="ce4"/>
          <table:table-cell table:number-columns-repeated="24" table:style-name="ce30"/>
          <table:table-cell office:value-type="string" table:style-name="ce45">
            <text:p>Telephone: 020 7944 4847</text:p>
          </table:table-cell>
          <table:table-cell table:number-columns-repeated="16354"/>
        </table:table-row>
        <table:table-row table:style-name="ro7">
          <table:table-cell office:value-type="string" table:number-columns-spanned="3" table:number-rows-spanned="1" table:style-name="ce53">
            <text:p><text:a xlink:href="https://www.gov.uk/government/publications/transport-energy-and-environment-statistics-notes-and-definitions"><text:span text:style-name="T1"><text:s text:c="4"/>these emissions to individual nation states (</text:span>see notes and definitions<text:span text:style-name="T1">).</text:span></text:a></text:p>
          </table:table-cell>
          <table:covered-table-cell table:number-columns-repeated="2"/>
          <table:table-cell table:number-columns-repeated="2" table:style-name="ce4"/>
          <table:table-cell table:number-columns-repeated="24" table:style-name="ce30"/>
          <table:table-cell table:number-columns-repeated="16355" table:style-name="ce5"/>
        </table:table-row>
        <table:table-row table:style-name="ro7">
          <table:table-cell office:value-type="string" table:number-columns-spanned="15" table:number-rows-spanned="1" table:style-name="ce53">
            <text:p><text:a xlink:href="https://www.gov.uk/government/publications/transport-energy-and-environment-statistics-notes-and-definitions"><text:span text:style-name="T1">7. The economic sectors are based on similar concepts and classifications of industries to those used in the National Accounts (</text:span>see notes and definitions<text:span text:style-name="T1">).</text:span></text:a></text:p>
          </table:table-cell>
          <table:covered-table-cell table:number-columns-repeated="14"/>
          <table:table-cell table:number-columns-repeated="14" table:style-name="ce30"/>
          <table:table-cell table:number-columns-repeated="16355" table:style-name="ce5"/>
        </table:table-row>
        <table:table-row table:style-name="ro7">
          <table:table-cell office:value-type="string" table:style-name="ce4">
            <text:p><text:s text:c="4"/>SIC 2007 = UK Standard Industrial Classification of Economic Activities 2007.</text:p>
          </table:table-cell>
          <table:table-cell table:style-name="ce4"/>
          <table:table-cell table:number-columns-repeated="27" table:style-name="ce30"/>
          <table:table-cell table:number-columns-repeated="16355" table:style-name="ce5"/>
        </table:table-row>
        <table:table-row table:style-name="ro7">
          <table:table-cell table:style-name="ce5"/>
          <table:table-cell table:style-name="ce4"/>
          <table:table-cell table:number-columns-repeated="27" table:style-name="ce30"/>
          <table:table-cell table:number-columns-repeated="16355" table:style-name="ce5"/>
        </table:table-row>
        <table:table-row table:style-name="ro7">
          <table:table-cell office:value-type="string" table:style-name="ce4">
            <text:p>Note: The basket of greenhouse gases consists of carbon dioxide (CO2), methane (NH4), nitrous oxide (N2O), hydro-fluorocarbons (HFCs), perfluorocarbons (PFCs) and sulphur hexafluoride (SF6).</text:p>
          </table:table-cell>
          <table:table-cell table:number-columns-repeated="28" table:style-name="ce30"/>
          <table:table-cell table:number-columns-repeated="16355" table:style-name="ce5"/>
        </table:table-row>
        <table:table-row table:style-name="ro7">
          <table:table-cell table:style-name="ce27"/>
          <table:table-cell table:number-columns-repeated="13" table:style-name="ce30"/>
          <table:table-cell table:style-name="ce4"/>
          <table:table-cell table:number-columns-repeated="14" table:style-name="ce30"/>
          <table:table-cell table:number-columns-repeated="16355" table:style-name="ce5"/>
        </table:table-row>
        <table:table-row table:style-name="ro7">
          <table:table-cell table:number-columns-repeated="3" table:style-name="ce5"/>
          <table:table-cell table:number-columns-repeated="13" table:style-name="ce4"/>
          <table:table-cell table:number-columns-repeated="13" table:style-name="ce30"/>
          <table:table-cell table:number-columns-repeated="16355" table:style-name="ce5"/>
        </table:table-row>
        <table:table-row table:style-name="ro7">
          <table:table-cell table:style-name="ce49"/>
          <table:table-cell table:number-columns-repeated="13" table:style-name="ce30"/>
          <table:table-cell table:number-columns-repeated="2" table:style-name="ce4"/>
          <table:table-cell table:number-columns-repeated="13" table:style-name="ce30"/>
          <table:table-cell table:number-columns-repeated="16355" table:style-name="ce5"/>
        </table:table-row>
        <table:table-row table:style-name="ro7">
          <table:table-cell table:style-name="ce5"/>
          <table:table-cell table:style-name="ce30"/>
          <table:table-cell table:style-name="ce4"/>
          <table:table-cell table:number-columns-repeated="11" table:style-name="ce30"/>
          <table:table-cell table:number-columns-repeated="2" table:style-name="ce4"/>
          <table:table-cell table:number-columns-repeated="13" table:style-name="ce30"/>
          <table:table-cell table:number-columns-repeated="16355" table:style-name="ce5"/>
        </table:table-row>
        <table:table-row table:style-name="ro7">
          <table:table-cell table:style-name="ce50"/>
          <table:table-cell table:style-name="ce30"/>
          <table:table-cell table:style-name="ce4"/>
          <table:table-cell table:number-columns-repeated="11" table:style-name="ce30"/>
          <table:table-cell table:number-columns-repeated="2" table:style-name="ce4"/>
          <table:table-cell table:number-columns-repeated="13" table:style-name="ce30"/>
          <table:table-cell table:number-columns-repeated="16355"/>
        </table:table-row>
        <table:table-row table:style-name="ro7">
          <table:table-cell table:style-name="ce5"/>
          <table:table-cell table:style-name="ce30"/>
          <table:table-cell table:style-name="ce4"/>
          <table:table-cell table:number-columns-repeated="11" table:style-name="ce30"/>
          <table:table-cell table:number-columns-repeated="2" table:style-name="ce4"/>
          <table:table-cell table:number-columns-repeated="13" table:style-name="ce30"/>
          <table:table-cell table:number-columns-repeated="16355"/>
        </table:table-row>
        <table:table-row table:number-rows-repeated="2" table:style-name="ro7">
          <table:table-cell table:style-name="ce5"/>
          <table:table-cell table:style-name="ce30"/>
          <table:table-cell table:number-columns-repeated="14" table:style-name="ce4"/>
          <table:table-cell table:number-columns-repeated="13" table:style-name="ce30"/>
          <table:table-cell table:number-columns-repeated="16355"/>
        </table:table-row>
        <table:table-row table:style-name="ro7">
          <table:table-cell table:style-name="ce5"/>
          <table:table-cell table:number-columns-repeated="21" table:style-name="ce4"/>
          <table:table-cell table:number-columns-repeated="2" table:style-name="ce30"/>
          <table:table-cell table:number-columns-repeated="5" table:style-name="ce4"/>
          <table:table-cell table:number-columns-repeated="16355"/>
        </table:table-row>
        <table:table-row table:style-name="ro7">
          <table:table-cell table:number-columns-repeated="29" table:style-name="ce4"/>
          <table:table-cell table:number-columns-repeated="16355"/>
        </table:table-row>
        <table:table-row table:style-name="ro7">
          <table:table-cell table:number-columns-repeated="3" table:style-name="ce5"/>
          <table:table-cell table:style-name="ce55"/>
          <table:table-cell table:number-columns-repeated="25" table:style-name="ce4"/>
          <table:table-cell table:number-columns-repeated="16355"/>
        </table:table-row>
        <table:table-row table:style-name="ro7">
          <table:table-cell table:number-columns-repeated="3" table:style-name="ce5"/>
          <table:table-cell table:style-name="ce66"/>
          <table:table-cell table:number-columns-repeated="25" table:style-name="ce4"/>
          <table:table-cell table:number-columns-repeated="16355"/>
        </table:table-row>
        <table:table-row table:number-rows-repeated="1048504" table:style-name="ro7">
          <table:table-cell table:number-columns-repeated="16384"/>
        </table:table-row>
        <table:named-expressions>
          <table:named-range table:name="Print_Area" table:cell-range-address="ENV0201_(Historic).$A$1:ENV0201_(Historic).$AD$60" table:base-cell-address="ENV0201_(Historic)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3" number:min-integer-digits="1"/>
      <number:text> </number:text>
    </number:number-style>
    <number:number-style style:name="N37">
      <number:number number:decimal-places="1" number:min-integer-digits="1"/>
      <number:text> </number:text>
    </number:number-style>
    <number:number-style style:name="N38P0">
      <number:number number:decimal-places="1" number:min-integer-digits="1" number:grouping="true"/>
    </number:number-style>
    <number:number-style style:name="N38P1">
      <number:text>-</number:text>
      <number:number number:decimal-places="1" number:min-integer-digits="1" number:grouping="true"/>
    </number:number-style>
    <number:text-style style:name="N38">
      <number:text>-</number:text>
      <style:map style:condition="value()&gt;0.05" style:apply-style-name="N38P0"/>
      <style:map style:condition="value()&lt;-0.05" style:apply-style-name="N38P1"/>
    </number:text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number:number-style style:name="N40">
      <number:number number:decimal-places="1" number:min-integer-digits="1"/>
    </number:number-style>
    <number:number-style style:name="N41">
      <number:number number:decimal-places="3" number:min-integer-digits="1"/>
    </number:number-style>
    <number:number-style style:name="N42">
      <number:number number:decimal-places="1" number:min-integer-digits="1" number:grouping="true"/>
    </number:number-style>
    <number:number-style style:name="N43P0">
      <number:number number:decimal-places="5" number:min-integer-digits="1"/>
    </number:number-style>
    <number:number-style style:name="N43">
      <style:text-properties fo:color="#FF0000"/>
      <number:number number:decimal-places="5" number:min-integer-digits="1"/>
      <style:map style:condition="value()&gt;=0" style:apply-style-name="N43P0"/>
    </number:number-style>
    <number:number-style style:name="N44P0">
      <number:text> </number:text>
      <number:number number:decimal-places="2" number:min-integer-digits="1" number:grouping="true"/>
      <number:text> </number:text>
    </number:number-style>
    <number:number-style style:name="N44P1">
      <number:text>-</number:text>
      <number:number number:decimal-places="2" number:min-integer-digits="1" number:grouping="true"/>
      <number:text> </number:text>
    </number:number-style>
    <number:number-style style:name="N44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Comma" style:family="table-cell" style:data-style-name="N44"/>
    <style:style style:name="Hyperlink" style:family="table-cell" style:data-style-name="N0">
      <style:text-properties fo:color="#0000FF" style:font-name="Tms Rmn" style:font-name-asian="Tms Rmn" style:font-name-complex="Tms Rmn" fo:font-size="7pt" style:font-size-asian="7pt" style:font-size-complex="7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80809_32_working" style:display-name="Normal_808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LAST_32_YEARS_32_TABLE" style:display-name="Normal_LAST YEARS TABLE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393700787401575in" fo:margin-left="0.551181102362205in" fo:margin-right="0.551181102362205in" style:print-orientation="portrait" style:print-page-order="ttb" style:first-page-number="continue" style:scale-to="54%" style:table-centering="horizontal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.196850393700787in" fo:margin-left="0.551181102362205in" fo:margin-right="0.551181102362205in" fo:margin-top="0in"/>
      </style:footer-style>
    </style:page-layout>
    <style:page-layout style:name="pm2">
      <style:page-layout-properties fo:margin-top="0.511811023622047in" fo:margin-bottom="0.393700787401575in" fo:margin-left="0.551181102362205in" fo:margin-right="0.551181102362205in" style:print-orientation="landscape" style:print-page-order="ttb" style:first-page-number="continue" style:scale-to="50%" style:table-centering="none" style:print="objects charts drawings"/>
      <style:header-style>
        <style:header-footer-properties fo:min-height="0.0787401574803149in" fo:margin-left="0.551181102362205in" fo:margin-right="0.551181102362205in" fo:margin-bottom="0in"/>
      </style:header-style>
      <style:footer-style>
        <style:header-footer-properties fo:min-height="0.196850393700787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orothyA Anderson</meta:initial-creator>
    <dc:creator>Shawn Weekes</dc:creator>
    <meta:creation-date>2017-08-17T13:17:44Z</meta:creation-date>
    <dc:date>2018-12-03T12:26:22Z</dc:date>
    <meta:print-date>2018-12-03T12:25:26Z</meta:print-date>
  </office:meta>
</office:document-meta>
</file>